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2.1661in"/>
    </style:style>
    <style:style style:name="co6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rea (Hectare)</text:p>
          </table:table-cell>
          <table:table-cell table:style-name="ce4" office:value-type="string" calcext:value-type="string">
            <text:p>Production (Tonnes)</text:p>
          </table:table-cell>
          <table:table-cell table:style-name="ce4" office:value-type="string" calcext:value-type="string">
            <text:p>Yield (Tonne/Hectare)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876">
            <text:p>1. Uttar Pradesh</text:p>
          </table:table-cell>
          <table:table-cell table:style-name="ce5" office:value-type="string" calcext:value-type="string" table:number-columns-spanned="1" table:number-rows-spanned="26">
            <text:p>1. Agra</text:p>
          </table:table-cell>
          <table:table-cell office:value-type="string" calcext:value-type="string">
            <text:p>1997 - 1998</text:p>
          </table:table-cell>
          <table:table-cell office:value-type="float" office:value="935" calcext:value-type="float">
            <text:p>935</text:p>
          </table:table-cell>
          <table:table-cell office:value-type="float" office:value="2073" calcext:value-type="float">
            <text:p>207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536" calcext:value-type="float">
            <text:p>1536</text:p>
          </table:table-cell>
          <table:table-cell office:value-type="float" office:value="3478" calcext:value-type="float">
            <text:p>347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142" calcext:value-type="float">
            <text:p>2142</text:p>
          </table:table-cell>
          <table:table-cell office:value-type="float" office:value="3781" calcext:value-type="float">
            <text:p>378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22" calcext:value-type="float">
            <text:p>1322</text:p>
          </table:table-cell>
          <table:table-cell office:value-type="float" office:value="2502" calcext:value-type="float">
            <text:p>2502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318" calcext:value-type="float">
            <text:p>1318</text:p>
          </table:table-cell>
          <table:table-cell office:value-type="float" office:value="2476" calcext:value-type="float">
            <text:p>2476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34" calcext:value-type="float">
            <text:p>1134</text:p>
          </table:table-cell>
          <table:table-cell office:value-type="float" office:value="1900" calcext:value-type="float">
            <text:p>19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824" calcext:value-type="float">
            <text:p>824</text:p>
          </table:table-cell>
          <table:table-cell office:value-type="float" office:value="1436" calcext:value-type="float">
            <text:p>143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097" calcext:value-type="float">
            <text:p>1097</text:p>
          </table:table-cell>
          <table:table-cell office:value-type="float" office:value="2575" calcext:value-type="float">
            <text:p>257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021" calcext:value-type="float">
            <text:p>1021</text:p>
          </table:table-cell>
          <table:table-cell office:value-type="float" office:value="2314" calcext:value-type="float">
            <text:p>2314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086" calcext:value-type="float">
            <text:p>1086</text:p>
          </table:table-cell>
          <table:table-cell office:value-type="float" office:value="2056" calcext:value-type="float">
            <text:p>205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95" calcext:value-type="float">
            <text:p>1395</text:p>
          </table:table-cell>
          <table:table-cell office:value-type="float" office:value="2763" calcext:value-type="float">
            <text:p>276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176" calcext:value-type="float">
            <text:p>4176</text:p>
          </table:table-cell>
          <table:table-cell office:value-type="float" office:value="9183" calcext:value-type="float">
            <text:p>918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4816" calcext:value-type="float">
            <text:p>4816</text:p>
          </table:table-cell>
          <table:table-cell office:value-type="float" office:value="8467" calcext:value-type="float">
            <text:p>846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342" calcext:value-type="float">
            <text:p>4342</text:p>
          </table:table-cell>
          <table:table-cell office:value-type="float" office:value="9413" calcext:value-type="float">
            <text:p>941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6724" calcext:value-type="float">
            <text:p>6724</text:p>
          </table:table-cell>
          <table:table-cell office:value-type="float" office:value="16803" calcext:value-type="float">
            <text:p>1680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3556" calcext:value-type="float">
            <text:p>3556</text:p>
          </table:table-cell>
          <table:table-cell office:value-type="float" office:value="8975" calcext:value-type="float">
            <text:p>897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691" calcext:value-type="float">
            <text:p>8691</text:p>
          </table:table-cell>
          <table:table-cell office:value-type="float" office:value="22475" calcext:value-type="float">
            <text:p>2247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164" calcext:value-type="float">
            <text:p>10164</text:p>
          </table:table-cell>
          <table:table-cell office:value-type="float" office:value="24231" calcext:value-type="float">
            <text:p>2423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401" calcext:value-type="float">
            <text:p>9401</text:p>
          </table:table-cell>
          <table:table-cell office:value-type="float" office:value="22553" calcext:value-type="float">
            <text:p>2255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4872" calcext:value-type="float">
            <text:p>4872</text:p>
          </table:table-cell>
          <table:table-cell office:value-type="float" office:value="13281" calcext:value-type="float">
            <text:p>1328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252" calcext:value-type="float">
            <text:p>5252</text:p>
          </table:table-cell>
          <table:table-cell office:value-type="float" office:value="13109" calcext:value-type="float">
            <text:p>13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432" calcext:value-type="float">
            <text:p>5432</text:p>
          </table:table-cell>
          <table:table-cell office:value-type="float" office:value="13374" calcext:value-type="float">
            <text:p>1337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5296" calcext:value-type="float">
            <text:p>5296</text:p>
          </table:table-cell>
          <table:table-cell office:value-type="float" office:value="13642" calcext:value-type="float">
            <text:p>1364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962" calcext:value-type="float">
            <text:p>5962</text:p>
          </table:table-cell>
          <table:table-cell office:value-type="float" office:value="16223" calcext:value-type="float">
            <text:p>1622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129" calcext:value-type="float">
            <text:p>5129</text:p>
          </table:table-cell>
          <table:table-cell office:value-type="float" office:value="13135" calcext:value-type="float">
            <text:p>13135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6842" calcext:value-type="float">
            <text:p>6842</text:p>
          </table:table-cell>
          <table:table-cell office:value-type="float" office:value="18391" calcext:value-type="float">
            <text:p>1839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. Aligarh</text:p>
          </table:table-cell>
          <table:table-cell office:value-type="string" calcext:value-type="string">
            <text:p>1997 - 1998</text:p>
          </table:table-cell>
          <table:table-cell office:value-type="float" office:value="17167" calcext:value-type="float">
            <text:p>17167</text:p>
          </table:table-cell>
          <table:table-cell office:value-type="float" office:value="36571" calcext:value-type="float">
            <text:p>3657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22174" calcext:value-type="float">
            <text:p>22174</text:p>
          </table:table-cell>
          <table:table-cell office:value-type="float" office:value="35078" calcext:value-type="float">
            <text:p>3507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31898" calcext:value-type="float">
            <text:p>31898</text:p>
          </table:table-cell>
          <table:table-cell office:value-type="float" office:value="56313" calcext:value-type="float">
            <text:p>5631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34648" calcext:value-type="float">
            <text:p>34648</text:p>
          </table:table-cell>
          <table:table-cell office:value-type="float" office:value="68335" calcext:value-type="float">
            <text:p>68335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33654" calcext:value-type="float">
            <text:p>33654</text:p>
          </table:table-cell>
          <table:table-cell office:value-type="float" office:value="65137" calcext:value-type="float">
            <text:p>6513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6117" calcext:value-type="float">
            <text:p>26117</text:p>
          </table:table-cell>
          <table:table-cell office:value-type="float" office:value="45992" calcext:value-type="float">
            <text:p>4599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30731" calcext:value-type="float">
            <text:p>30731</text:p>
          </table:table-cell>
          <table:table-cell office:value-type="float" office:value="63252" calcext:value-type="float">
            <text:p>6325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8381" calcext:value-type="float">
            <text:p>38381</text:p>
          </table:table-cell>
          <table:table-cell office:value-type="float" office:value="86421" calcext:value-type="float">
            <text:p>8642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6832" calcext:value-type="float">
            <text:p>36832</text:p>
          </table:table-cell>
          <table:table-cell office:value-type="float" office:value="76868" calcext:value-type="float">
            <text:p>7686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38447" calcext:value-type="float">
            <text:p>38447</text:p>
          </table:table-cell>
          <table:table-cell office:value-type="float" office:value="79239" calcext:value-type="float">
            <text:p>7923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7382" calcext:value-type="float">
            <text:p>47382</text:p>
          </table:table-cell>
          <table:table-cell office:value-type="float" office:value="95096" calcext:value-type="float">
            <text:p>95096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7544" calcext:value-type="float">
            <text:p>47544</text:p>
          </table:table-cell>
          <table:table-cell office:value-type="float" office:value="102410" calcext:value-type="float">
            <text:p>10241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6448" calcext:value-type="float">
            <text:p>66448</text:p>
          </table:table-cell>
          <table:table-cell office:value-type="float" office:value="115088" calcext:value-type="float">
            <text:p>11508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64485" calcext:value-type="float">
            <text:p>64485</text:p>
          </table:table-cell>
          <table:table-cell office:value-type="float" office:value="131614" calcext:value-type="float">
            <text:p>13161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70307" calcext:value-type="float">
            <text:p>70307</text:p>
          </table:table-cell>
          <table:table-cell office:value-type="float" office:value="154394" calcext:value-type="float">
            <text:p>15439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5311" calcext:value-type="float">
            <text:p>85311</text:p>
          </table:table-cell>
          <table:table-cell office:value-type="float" office:value="209609" calcext:value-type="float">
            <text:p>20960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7525" calcext:value-type="float">
            <text:p>87525</text:p>
          </table:table-cell>
          <table:table-cell office:value-type="float" office:value="196144" calcext:value-type="float">
            <text:p>19614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0420" calcext:value-type="float">
            <text:p>90420</text:p>
          </table:table-cell>
          <table:table-cell office:value-type="float" office:value="201998" calcext:value-type="float">
            <text:p>20199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87723" calcext:value-type="float">
            <text:p>87723</text:p>
          </table:table-cell>
          <table:table-cell office:value-type="float" office:value="205798" calcext:value-type="float">
            <text:p>20579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79388" calcext:value-type="float">
            <text:p>79388</text:p>
          </table:table-cell>
          <table:table-cell office:value-type="float" office:value="201328" calcext:value-type="float">
            <text:p>20132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83454" calcext:value-type="float">
            <text:p>83454</text:p>
          </table:table-cell>
          <table:table-cell office:value-type="float" office:value="222906" calcext:value-type="float">
            <text:p>22290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5680" calcext:value-type="float">
            <text:p>95680</text:p>
          </table:table-cell>
          <table:table-cell office:value-type="float" office:value="230780" calcext:value-type="float">
            <text:p>23078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1823" calcext:value-type="float">
            <text:p>91823</text:p>
          </table:table-cell>
          <table:table-cell office:value-type="float" office:value="239658" calcext:value-type="float">
            <text:p>239658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3341" calcext:value-type="float">
            <text:p>83341</text:p>
          </table:table-cell>
          <table:table-cell office:value-type="float" office:value="219354" calcext:value-type="float">
            <text:p>21935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88227" calcext:value-type="float">
            <text:p>88227</text:p>
          </table:table-cell>
          <table:table-cell office:value-type="float" office:value="220038" calcext:value-type="float">
            <text:p>220038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8695" calcext:value-type="float">
            <text:p>88695</text:p>
          </table:table-cell>
          <table:table-cell office:value-type="float" office:value="221383" calcext:value-type="float">
            <text:p>22138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. Allahabad</text:p>
          </table:table-cell>
          <table:table-cell office:value-type="string" calcext:value-type="string">
            <text:p>1997 - 1998</text:p>
          </table:table-cell>
          <table:table-cell office:value-type="float" office:value="142391" calcext:value-type="float">
            <text:p>142391</text:p>
          </table:table-cell>
          <table:table-cell office:value-type="float" office:value="264382" calcext:value-type="float">
            <text:p>26438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87453" calcext:value-type="float">
            <text:p>187453</text:p>
          </table:table-cell>
          <table:table-cell office:value-type="float" office:value="334437" calcext:value-type="float">
            <text:p>33443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05329" calcext:value-type="float">
            <text:p>205329</text:p>
          </table:table-cell>
          <table:table-cell office:value-type="float" office:value="431418" calcext:value-type="float">
            <text:p>43141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10540" calcext:value-type="float">
            <text:p>210540</text:p>
          </table:table-cell>
          <table:table-cell office:value-type="float" office:value="385279" calcext:value-type="float">
            <text:p>38527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82098" calcext:value-type="float">
            <text:p>182098</text:p>
          </table:table-cell>
          <table:table-cell office:value-type="float" office:value="364115" calcext:value-type="float">
            <text:p>364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65627" calcext:value-type="float">
            <text:p>165627</text:p>
          </table:table-cell>
          <table:table-cell office:value-type="float" office:value="315023" calcext:value-type="float">
            <text:p>31502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75078" calcext:value-type="float">
            <text:p>175078</text:p>
          </table:table-cell>
          <table:table-cell office:value-type="float" office:value="408380" calcext:value-type="float">
            <text:p>40838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62912" calcext:value-type="float">
            <text:p>162912</text:p>
          </table:table-cell>
          <table:table-cell office:value-type="float" office:value="291720" calcext:value-type="float">
            <text:p>29172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87745" calcext:value-type="float">
            <text:p>187745</text:p>
          </table:table-cell>
          <table:table-cell office:value-type="float" office:value="378494" calcext:value-type="float">
            <text:p>378494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62136" calcext:value-type="float">
            <text:p>162136</text:p>
          </table:table-cell>
          <table:table-cell office:value-type="float" office:value="342918" calcext:value-type="float">
            <text:p>342918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5636" calcext:value-type="float">
            <text:p>165636</text:p>
          </table:table-cell>
          <table:table-cell office:value-type="float" office:value="356449" calcext:value-type="float">
            <text:p>35644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85494" calcext:value-type="float">
            <text:p>185494</text:p>
          </table:table-cell>
          <table:table-cell office:value-type="float" office:value="453347" calcext:value-type="float">
            <text:p>45334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05361" calcext:value-type="float">
            <text:p>105361</text:p>
          </table:table-cell>
          <table:table-cell office:value-type="float" office:value="228633" calcext:value-type="float">
            <text:p>22863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41316" calcext:value-type="float">
            <text:p>141316</text:p>
          </table:table-cell>
          <table:table-cell office:value-type="float" office:value="328560" calcext:value-type="float">
            <text:p>32856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5232" calcext:value-type="float">
            <text:p>155232</text:p>
          </table:table-cell>
          <table:table-cell office:value-type="float" office:value="397083" calcext:value-type="float">
            <text:p>39708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8937" calcext:value-type="float">
            <text:p>148937</text:p>
          </table:table-cell>
          <table:table-cell office:value-type="float" office:value="427300" calcext:value-type="float">
            <text:p>427300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59525" calcext:value-type="float">
            <text:p>159525</text:p>
          </table:table-cell>
          <table:table-cell office:value-type="float" office:value="420986" calcext:value-type="float">
            <text:p>42098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49419" calcext:value-type="float">
            <text:p>149419</text:p>
          </table:table-cell>
          <table:table-cell office:value-type="float" office:value="313780" calcext:value-type="float">
            <text:p>31378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46462" calcext:value-type="float">
            <text:p>146462</text:p>
          </table:table-cell>
          <table:table-cell office:value-type="float" office:value="268465" calcext:value-type="float">
            <text:p>26846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66477" calcext:value-type="float">
            <text:p>166477</text:p>
          </table:table-cell>
          <table:table-cell office:value-type="float" office:value="459976" calcext:value-type="float">
            <text:p>45997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67118" calcext:value-type="float">
            <text:p>167118</text:p>
          </table:table-cell>
          <table:table-cell office:value-type="float" office:value="458572" calcext:value-type="float">
            <text:p>45857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4505" calcext:value-type="float">
            <text:p>154505</text:p>
          </table:table-cell>
          <table:table-cell office:value-type="float" office:value="482056" calcext:value-type="float">
            <text:p>48205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54773" calcext:value-type="float">
            <text:p>154773</text:p>
          </table:table-cell>
          <table:table-cell office:value-type="float" office:value="483047" calcext:value-type="float">
            <text:p>48304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7847" calcext:value-type="float">
            <text:p>157847</text:p>
          </table:table-cell>
          <table:table-cell office:value-type="float" office:value="496271" calcext:value-type="float">
            <text:p>49627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5939" calcext:value-type="float">
            <text:p>155939</text:p>
          </table:table-cell>
          <table:table-cell office:value-type="float" office:value="464698" calcext:value-type="float">
            <text:p>46469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55598" calcext:value-type="float">
            <text:p>155598</text:p>
          </table:table-cell>
          <table:table-cell office:value-type="float" office:value="469439" calcext:value-type="float">
            <text:p>46943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. Ambedkar nagar</text:p>
          </table:table-cell>
          <table:table-cell office:value-type="string" calcext:value-type="string">
            <text:p>1997 - 1998</text:p>
          </table:table-cell>
          <table:table-cell office:value-type="float" office:value="110693" calcext:value-type="float">
            <text:p>110693</text:p>
          </table:table-cell>
          <table:table-cell office:value-type="float" office:value="270417" calcext:value-type="float">
            <text:p>27041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0093" calcext:value-type="float">
            <text:p>110093</text:p>
          </table:table-cell>
          <table:table-cell office:value-type="float" office:value="256380" calcext:value-type="float">
            <text:p>25638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1467" calcext:value-type="float">
            <text:p>111467</text:p>
          </table:table-cell>
          <table:table-cell office:value-type="float" office:value="317373" calcext:value-type="float">
            <text:p>317373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6502" calcext:value-type="float">
            <text:p>116502</text:p>
          </table:table-cell>
          <table:table-cell office:value-type="float" office:value="288186" calcext:value-type="float">
            <text:p>28818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22588" calcext:value-type="float">
            <text:p>122588</text:p>
          </table:table-cell>
          <table:table-cell office:value-type="float" office:value="296503" calcext:value-type="float">
            <text:p>29650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3857" calcext:value-type="float">
            <text:p>113857</text:p>
          </table:table-cell>
          <table:table-cell office:value-type="float" office:value="243408" calcext:value-type="float">
            <text:p>24340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14092" calcext:value-type="float">
            <text:p>114092</text:p>
          </table:table-cell>
          <table:table-cell office:value-type="float" office:value="298678" calcext:value-type="float">
            <text:p>29867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16438" calcext:value-type="float">
            <text:p>116438</text:p>
          </table:table-cell>
          <table:table-cell office:value-type="float" office:value="233800" calcext:value-type="float">
            <text:p>23380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14474" calcext:value-type="float">
            <text:p>114474</text:p>
          </table:table-cell>
          <table:table-cell office:value-type="float" office:value="273020" calcext:value-type="float">
            <text:p>27302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13782" calcext:value-type="float">
            <text:p>113782</text:p>
          </table:table-cell>
          <table:table-cell office:value-type="float" office:value="204580" calcext:value-type="float">
            <text:p>20458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13450" calcext:value-type="float">
            <text:p>113450</text:p>
          </table:table-cell>
          <table:table-cell office:value-type="float" office:value="289411" calcext:value-type="float">
            <text:p>28941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32870" calcext:value-type="float">
            <text:p>132870</text:p>
          </table:table-cell>
          <table:table-cell office:value-type="float" office:value="358749" calcext:value-type="float">
            <text:p>35874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11508" calcext:value-type="float">
            <text:p>111508</text:p>
          </table:table-cell>
          <table:table-cell office:value-type="float" office:value="288806" calcext:value-type="float">
            <text:p>28880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13002" calcext:value-type="float">
            <text:p>113002</text:p>
          </table:table-cell>
          <table:table-cell office:value-type="float" office:value="298099" calcext:value-type="float">
            <text:p>29809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16323" calcext:value-type="float">
            <text:p>116323</text:p>
          </table:table-cell>
          <table:table-cell office:value-type="float" office:value="313374" calcext:value-type="float">
            <text:p>31337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15800" calcext:value-type="float">
            <text:p>115800</text:p>
          </table:table-cell>
          <table:table-cell office:value-type="float" office:value="319492" calcext:value-type="float">
            <text:p>31949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15279" calcext:value-type="float">
            <text:p>115279</text:p>
          </table:table-cell>
          <table:table-cell office:value-type="float" office:value="314251" calcext:value-type="float">
            <text:p>31425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18607" calcext:value-type="float">
            <text:p>118607</text:p>
          </table:table-cell>
          <table:table-cell office:value-type="float" office:value="290706" calcext:value-type="float">
            <text:p>29070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2181" calcext:value-type="float">
            <text:p>112181</text:p>
          </table:table-cell>
          <table:table-cell office:value-type="float" office:value="236814" calcext:value-type="float">
            <text:p>23681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6358" calcext:value-type="float">
            <text:p>116358</text:p>
          </table:table-cell>
          <table:table-cell office:value-type="float" office:value="296015" calcext:value-type="float">
            <text:p>29601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18326" calcext:value-type="float">
            <text:p>118326</text:p>
          </table:table-cell>
          <table:table-cell office:value-type="float" office:value="379590" calcext:value-type="float">
            <text:p>379590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18618" calcext:value-type="float">
            <text:p>118618</text:p>
          </table:table-cell>
          <table:table-cell office:value-type="float" office:value="359175" calcext:value-type="float">
            <text:p>35917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14525" calcext:value-type="float">
            <text:p>114525</text:p>
          </table:table-cell>
          <table:table-cell office:value-type="float" office:value="352050" calcext:value-type="float">
            <text:p>35205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15918" calcext:value-type="float">
            <text:p>115918</text:p>
          </table:table-cell>
          <table:table-cell office:value-type="float" office:value="350884" calcext:value-type="float">
            <text:p>350884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27900" calcext:value-type="float">
            <text:p>127900</text:p>
          </table:table-cell>
          <table:table-cell office:value-type="float" office:value="351469" calcext:value-type="float">
            <text:p>35146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16373" calcext:value-type="float">
            <text:p>116373</text:p>
          </table:table-cell>
          <table:table-cell office:value-type="float" office:value="317116" calcext:value-type="float">
            <text:p>31711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3">
            <text:p>5. Amethi</text:p>
          </table:table-cell>
          <table:table-cell office:value-type="string" calcext:value-type="string">
            <text:p>2010 - 2011</text:p>
          </table:table-cell>
          <table:table-cell office:value-type="float" office:value="113314" calcext:value-type="float">
            <text:p>113314</text:p>
          </table:table-cell>
          <table:table-cell office:value-type="float" office:value="236940" calcext:value-type="float">
            <text:p>23694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22203" calcext:value-type="float">
            <text:p>122203</text:p>
          </table:table-cell>
          <table:table-cell office:value-type="float" office:value="272146" calcext:value-type="float">
            <text:p>272146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18227" calcext:value-type="float">
            <text:p>118227</text:p>
          </table:table-cell>
          <table:table-cell office:value-type="float" office:value="308454" calcext:value-type="float">
            <text:p>308454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23251" calcext:value-type="float">
            <text:p>123251</text:p>
          </table:table-cell>
          <table:table-cell office:value-type="float" office:value="280396" calcext:value-type="float">
            <text:p>280396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7395" calcext:value-type="float">
            <text:p>97395</text:p>
          </table:table-cell>
          <table:table-cell office:value-type="float" office:value="147846" calcext:value-type="float">
            <text:p>1478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2511" calcext:value-type="float">
            <text:p>92511</text:p>
          </table:table-cell>
          <table:table-cell office:value-type="float" office:value="181969" calcext:value-type="float">
            <text:p>181969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6456" calcext:value-type="float">
            <text:p>116456</text:p>
          </table:table-cell>
          <table:table-cell office:value-type="float" office:value="271110" calcext:value-type="float">
            <text:p>27111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13979" calcext:value-type="float">
            <text:p>113979</text:p>
          </table:table-cell>
          <table:table-cell office:value-type="float" office:value="277083" calcext:value-type="float">
            <text:p>27708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21428" calcext:value-type="float">
            <text:p>121428</text:p>
          </table:table-cell>
          <table:table-cell office:value-type="float" office:value="335384" calcext:value-type="float">
            <text:p>33538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18349" calcext:value-type="float">
            <text:p>118349</text:p>
          </table:table-cell>
          <table:table-cell office:value-type="float" office:value="323685" calcext:value-type="float">
            <text:p>32368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19311" calcext:value-type="float">
            <text:p>119311</text:p>
          </table:table-cell>
          <table:table-cell office:value-type="float" office:value="318202" calcext:value-type="float">
            <text:p>31820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19900" calcext:value-type="float">
            <text:p>119900</text:p>
          </table:table-cell>
          <table:table-cell office:value-type="float" office:value="288839" calcext:value-type="float">
            <text:p>28883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19900" calcext:value-type="float">
            <text:p>119900</text:p>
          </table:table-cell>
          <table:table-cell office:value-type="float" office:value="322531" calcext:value-type="float">
            <text:p>32253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. Amroha</text:p>
          </table:table-cell>
          <table:table-cell office:value-type="string" calcext:value-type="string">
            <text:p>1997 - 1998</text:p>
          </table:table-cell>
          <table:table-cell office:value-type="float" office:value="31690" calcext:value-type="float">
            <text:p>31690</text:p>
          </table:table-cell>
          <table:table-cell office:value-type="float" office:value="76136" calcext:value-type="float">
            <text:p>7613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32346" calcext:value-type="float">
            <text:p>32346</text:p>
          </table:table-cell>
          <table:table-cell office:value-type="float" office:value="76964" calcext:value-type="float">
            <text:p>76964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9503" calcext:value-type="float">
            <text:p>29503</text:p>
          </table:table-cell>
          <table:table-cell office:value-type="float" office:value="60476" calcext:value-type="float">
            <text:p>6047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8486" calcext:value-type="float">
            <text:p>28486</text:p>
          </table:table-cell>
          <table:table-cell office:value-type="float" office:value="66368" calcext:value-type="float">
            <text:p>6636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9610" calcext:value-type="float">
            <text:p>29610</text:p>
          </table:table-cell>
          <table:table-cell office:value-type="float" office:value="65900" calcext:value-type="float">
            <text:p>6590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4588" calcext:value-type="float">
            <text:p>24588</text:p>
          </table:table-cell>
          <table:table-cell office:value-type="float" office:value="55423" calcext:value-type="float">
            <text:p>554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23717" calcext:value-type="float">
            <text:p>23717</text:p>
          </table:table-cell>
          <table:table-cell office:value-type="float" office:value="51949" calcext:value-type="float">
            <text:p>5194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6017" calcext:value-type="float">
            <text:p>26017</text:p>
          </table:table-cell>
          <table:table-cell office:value-type="float" office:value="59524" calcext:value-type="float">
            <text:p>5952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21783" calcext:value-type="float">
            <text:p>21783</text:p>
          </table:table-cell>
          <table:table-cell office:value-type="float" office:value="46267" calcext:value-type="float">
            <text:p>46267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3621" calcext:value-type="float">
            <text:p>23621</text:p>
          </table:table-cell>
          <table:table-cell office:value-type="float" office:value="48683" calcext:value-type="float">
            <text:p>4868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1178" calcext:value-type="float">
            <text:p>21178</text:p>
          </table:table-cell>
          <table:table-cell office:value-type="float" office:value="46761" calcext:value-type="float">
            <text:p>4676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31620" calcext:value-type="float">
            <text:p>31620</text:p>
          </table:table-cell>
          <table:table-cell office:value-type="float" office:value="62418" calcext:value-type="float">
            <text:p>62418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6586" calcext:value-type="float">
            <text:p>26586</text:p>
          </table:table-cell>
          <table:table-cell office:value-type="float" office:value="53916" calcext:value-type="float">
            <text:p>53916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4355" calcext:value-type="float">
            <text:p>24355</text:p>
          </table:table-cell>
          <table:table-cell office:value-type="float" office:value="47127" calcext:value-type="float">
            <text:p>4712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8429" calcext:value-type="float">
            <text:p>28429</text:p>
          </table:table-cell>
          <table:table-cell office:value-type="float" office:value="57370" calcext:value-type="float">
            <text:p>5737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2530" calcext:value-type="float">
            <text:p>22530</text:p>
          </table:table-cell>
          <table:table-cell office:value-type="float" office:value="40914" calcext:value-type="float">
            <text:p>40914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8126" calcext:value-type="float">
            <text:p>28126</text:p>
          </table:table-cell>
          <table:table-cell office:value-type="float" office:value="59177" calcext:value-type="float">
            <text:p>5917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3134" calcext:value-type="float">
            <text:p>23134</text:p>
          </table:table-cell>
          <table:table-cell office:value-type="float" office:value="61606" calcext:value-type="float">
            <text:p>61606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3721" calcext:value-type="float">
            <text:p>23721</text:p>
          </table:table-cell>
          <table:table-cell office:value-type="float" office:value="53538" calcext:value-type="float">
            <text:p>5353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6688" calcext:value-type="float">
            <text:p>26688</text:p>
          </table:table-cell>
          <table:table-cell office:value-type="float" office:value="54897" calcext:value-type="float">
            <text:p>5489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2202" calcext:value-type="float">
            <text:p>22202</text:p>
          </table:table-cell>
          <table:table-cell office:value-type="float" office:value="47423" calcext:value-type="float">
            <text:p>4742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7007" calcext:value-type="float">
            <text:p>27007</text:p>
          </table:table-cell>
          <table:table-cell office:value-type="float" office:value="67680" calcext:value-type="float">
            <text:p>6768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6952" calcext:value-type="float">
            <text:p>26952</text:p>
          </table:table-cell>
          <table:table-cell office:value-type="float" office:value="68728" calcext:value-type="float">
            <text:p>68728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6974" calcext:value-type="float">
            <text:p>26974</text:p>
          </table:table-cell>
          <table:table-cell office:value-type="float" office:value="75770" calcext:value-type="float">
            <text:p>7577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6894" calcext:value-type="float">
            <text:p>26894</text:p>
          </table:table-cell>
          <table:table-cell office:value-type="float" office:value="74227" calcext:value-type="float">
            <text:p>7422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8772" calcext:value-type="float">
            <text:p>28772</text:p>
          </table:table-cell>
          <table:table-cell office:value-type="float" office:value="71182" calcext:value-type="float">
            <text:p>7118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. Auraiya</text:p>
          </table:table-cell>
          <table:table-cell office:value-type="string" calcext:value-type="string">
            <text:p>1997 - 1998</text:p>
          </table:table-cell>
          <table:table-cell office:value-type="float" office:value="41064" calcext:value-type="float">
            <text:p>41064</text:p>
          </table:table-cell>
          <table:table-cell office:value-type="float" office:value="94537" calcext:value-type="float">
            <text:p>9453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2018" calcext:value-type="float">
            <text:p>42018</text:p>
          </table:table-cell>
          <table:table-cell office:value-type="float" office:value="109833" calcext:value-type="float">
            <text:p>10983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49516" calcext:value-type="float">
            <text:p>49516</text:p>
          </table:table-cell>
          <table:table-cell office:value-type="float" office:value="121005" calcext:value-type="float">
            <text:p>12100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48622" calcext:value-type="float">
            <text:p>48622</text:p>
          </table:table-cell>
          <table:table-cell office:value-type="float" office:value="89219" calcext:value-type="float">
            <text:p>8921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51471" calcext:value-type="float">
            <text:p>51471</text:p>
          </table:table-cell>
          <table:table-cell office:value-type="float" office:value="125273" calcext:value-type="float">
            <text:p>12527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36993" calcext:value-type="float">
            <text:p>36993</text:p>
          </table:table-cell>
          <table:table-cell office:value-type="float" office:value="81678" calcext:value-type="float">
            <text:p>8167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3191" calcext:value-type="float">
            <text:p>43191</text:p>
          </table:table-cell>
          <table:table-cell office:value-type="float" office:value="97961" calcext:value-type="float">
            <text:p>9796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45897" calcext:value-type="float">
            <text:p>45897</text:p>
          </table:table-cell>
          <table:table-cell office:value-type="float" office:value="129492" calcext:value-type="float">
            <text:p>12949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2877" calcext:value-type="float">
            <text:p>42877</text:p>
          </table:table-cell>
          <table:table-cell office:value-type="float" office:value="108007" calcext:value-type="float">
            <text:p>10800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8919" calcext:value-type="float">
            <text:p>48919</text:p>
          </table:table-cell>
          <table:table-cell office:value-type="float" office:value="135457" calcext:value-type="float">
            <text:p>13545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4161" calcext:value-type="float">
            <text:p>44161</text:p>
          </table:table-cell>
          <table:table-cell office:value-type="float" office:value="121045" calcext:value-type="float">
            <text:p>12104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2031" calcext:value-type="float">
            <text:p>52031</text:p>
          </table:table-cell>
          <table:table-cell office:value-type="float" office:value="159631" calcext:value-type="float">
            <text:p>159631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5567" calcext:value-type="float">
            <text:p>35567</text:p>
          </table:table-cell>
          <table:table-cell office:value-type="float" office:value="100406" calcext:value-type="float">
            <text:p>10040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37124" calcext:value-type="float">
            <text:p>37124</text:p>
          </table:table-cell>
          <table:table-cell office:value-type="float" office:value="99641" calcext:value-type="float">
            <text:p>9964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0179" calcext:value-type="float">
            <text:p>50179</text:p>
          </table:table-cell>
          <table:table-cell office:value-type="float" office:value="145519" calcext:value-type="float">
            <text:p>1455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2566" calcext:value-type="float">
            <text:p>52566</text:p>
          </table:table-cell>
          <table:table-cell office:value-type="float" office:value="164321" calcext:value-type="float">
            <text:p>164321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3582" calcext:value-type="float">
            <text:p>53582</text:p>
          </table:table-cell>
          <table:table-cell office:value-type="float" office:value="176070" calcext:value-type="float">
            <text:p>17607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5752" calcext:value-type="float">
            <text:p>55752</text:p>
          </table:table-cell>
          <table:table-cell office:value-type="float" office:value="175898" calcext:value-type="float">
            <text:p>17589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53479" calcext:value-type="float">
            <text:p>53479</text:p>
          </table:table-cell>
          <table:table-cell office:value-type="float" office:value="150811" calcext:value-type="float">
            <text:p>15081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2248" calcext:value-type="float">
            <text:p>52248</text:p>
          </table:table-cell>
          <table:table-cell office:value-type="float" office:value="159670" calcext:value-type="float">
            <text:p>15967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9897" calcext:value-type="float">
            <text:p>49897</text:p>
          </table:table-cell>
          <table:table-cell office:value-type="float" office:value="148094" calcext:value-type="float">
            <text:p>148094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49084" calcext:value-type="float">
            <text:p>49084</text:p>
          </table:table-cell>
          <table:table-cell office:value-type="float" office:value="151522" calcext:value-type="float">
            <text:p>15152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7087" calcext:value-type="float">
            <text:p>47087</text:p>
          </table:table-cell>
          <table:table-cell office:value-type="float" office:value="164899" calcext:value-type="float">
            <text:p>16489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30680" calcext:value-type="float">
            <text:p>30680</text:p>
          </table:table-cell>
          <table:table-cell office:value-type="float" office:value="111092" calcext:value-type="float">
            <text:p>111092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9592" calcext:value-type="float">
            <text:p>49592</text:p>
          </table:table-cell>
          <table:table-cell office:value-type="float" office:value="168811" calcext:value-type="float">
            <text:p>16881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8116" calcext:value-type="float">
            <text:p>58116</text:p>
          </table:table-cell>
          <table:table-cell office:value-type="float" office:value="214971" calcext:value-type="float">
            <text:p>21497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8. Azamgarh</text:p>
          </table:table-cell>
          <table:table-cell office:value-type="string" calcext:value-type="string">
            <text:p>1997 - 1998</text:p>
          </table:table-cell>
          <table:table-cell office:value-type="float" office:value="202707" calcext:value-type="float">
            <text:p>202707</text:p>
          </table:table-cell>
          <table:table-cell office:value-type="float" office:value="419064" calcext:value-type="float">
            <text:p>41906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99011" calcext:value-type="float">
            <text:p>199011</text:p>
          </table:table-cell>
          <table:table-cell office:value-type="float" office:value="346646" calcext:value-type="float">
            <text:p>34664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03833" calcext:value-type="float">
            <text:p>203833</text:p>
          </table:table-cell>
          <table:table-cell office:value-type="float" office:value="445549" calcext:value-type="float">
            <text:p>44554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11031" calcext:value-type="float">
            <text:p>211031</text:p>
          </table:table-cell>
          <table:table-cell office:value-type="float" office:value="390953" calcext:value-type="float">
            <text:p>39095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09614" calcext:value-type="float">
            <text:p>209614</text:p>
          </table:table-cell>
          <table:table-cell office:value-type="float" office:value="433548" calcext:value-type="float">
            <text:p>43354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80384" calcext:value-type="float">
            <text:p>180384</text:p>
          </table:table-cell>
          <table:table-cell office:value-type="float" office:value="303911" calcext:value-type="float">
            <text:p>30391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205352" calcext:value-type="float">
            <text:p>205352</text:p>
          </table:table-cell>
          <table:table-cell office:value-type="float" office:value="417537" calcext:value-type="float">
            <text:p>41753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12127" calcext:value-type="float">
            <text:p>212127</text:p>
          </table:table-cell>
          <table:table-cell office:value-type="float" office:value="187398" calcext:value-type="float">
            <text:p>18739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201562" calcext:value-type="float">
            <text:p>201562</text:p>
          </table:table-cell>
          <table:table-cell office:value-type="float" office:value="353338" calcext:value-type="float">
            <text:p>35333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07566" calcext:value-type="float">
            <text:p>207566</text:p>
          </table:table-cell>
          <table:table-cell office:value-type="float" office:value="304914" calcext:value-type="float">
            <text:p>30491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15737" calcext:value-type="float">
            <text:p>215737</text:p>
          </table:table-cell>
          <table:table-cell office:value-type="float" office:value="416372" calcext:value-type="float">
            <text:p>416372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13081" calcext:value-type="float">
            <text:p>213081</text:p>
          </table:table-cell>
          <table:table-cell office:value-type="float" office:value="419343" calcext:value-type="float">
            <text:p>419343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90222" calcext:value-type="float">
            <text:p>190222</text:p>
          </table:table-cell>
          <table:table-cell office:value-type="float" office:value="332128" calcext:value-type="float">
            <text:p>33212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03577" calcext:value-type="float">
            <text:p>203577</text:p>
          </table:table-cell>
          <table:table-cell office:value-type="float" office:value="417536" calcext:value-type="float">
            <text:p>41753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10944" calcext:value-type="float">
            <text:p>210944</text:p>
          </table:table-cell>
          <table:table-cell office:value-type="float" office:value="469350" calcext:value-type="float">
            <text:p>46935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10961" calcext:value-type="float">
            <text:p>210961</text:p>
          </table:table-cell>
          <table:table-cell office:value-type="float" office:value="453777" calcext:value-type="float">
            <text:p>45377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17062" calcext:value-type="float">
            <text:p>217062</text:p>
          </table:table-cell>
          <table:table-cell office:value-type="float" office:value="477971" calcext:value-type="float">
            <text:p>47797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02341" calcext:value-type="float">
            <text:p>202341</text:p>
          </table:table-cell>
          <table:table-cell office:value-type="float" office:value="400028" calcext:value-type="float">
            <text:p>400028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07312" calcext:value-type="float">
            <text:p>207312</text:p>
          </table:table-cell>
          <table:table-cell office:value-type="float" office:value="408405" calcext:value-type="float">
            <text:p>408405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10850" calcext:value-type="float">
            <text:p>210850</text:p>
          </table:table-cell>
          <table:table-cell office:value-type="float" office:value="474202" calcext:value-type="float">
            <text:p>47420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16041" calcext:value-type="float">
            <text:p>216041</text:p>
          </table:table-cell>
          <table:table-cell office:value-type="float" office:value="512233" calcext:value-type="float">
            <text:p>51223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13970" calcext:value-type="float">
            <text:p>213970</text:p>
          </table:table-cell>
          <table:table-cell office:value-type="float" office:value="525724" calcext:value-type="float">
            <text:p>52572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12211" calcext:value-type="float">
            <text:p>212211</text:p>
          </table:table-cell>
          <table:table-cell office:value-type="float" office:value="525647" calcext:value-type="float">
            <text:p>525647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12305" calcext:value-type="float">
            <text:p>212305</text:p>
          </table:table-cell>
          <table:table-cell office:value-type="float" office:value="512292" calcext:value-type="float">
            <text:p>51229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13390" calcext:value-type="float">
            <text:p>213390</text:p>
          </table:table-cell>
          <table:table-cell office:value-type="float" office:value="510002" calcext:value-type="float">
            <text:p>51000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12305" calcext:value-type="float">
            <text:p>212305</text:p>
          </table:table-cell>
          <table:table-cell office:value-type="float" office:value="519723" calcext:value-type="float">
            <text:p>51972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9. Baghpat</text:p>
          </table:table-cell>
          <table:table-cell office:value-type="string" calcext:value-type="string">
            <text:p>1997 - 1998</text:p>
          </table:table-cell>
          <table:table-cell office:value-type="float" office:value="3307" calcext:value-type="float">
            <text:p>3307</text:p>
          </table:table-cell>
          <table:table-cell office:value-type="float" office:value="9518" calcext:value-type="float">
            <text:p>951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591" calcext:value-type="float">
            <text:p>4591</text:p>
          </table:table-cell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5342" calcext:value-type="float">
            <text:p>5342</text:p>
          </table:table-cell>
          <table:table-cell office:value-type="float" office:value="13777" calcext:value-type="float">
            <text:p>13777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5949" calcext:value-type="float">
            <text:p>5949</text:p>
          </table:table-cell>
          <table:table-cell office:value-type="float" office:value="16013" calcext:value-type="float">
            <text:p>16013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5949" calcext:value-type="float">
            <text:p>5949</text:p>
          </table:table-cell>
          <table:table-cell office:value-type="float" office:value="13576" calcext:value-type="float">
            <text:p>1357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806" calcext:value-type="float">
            <text:p>2806</text:p>
          </table:table-cell>
          <table:table-cell office:value-type="float" office:value="6252" calcext:value-type="float">
            <text:p>625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3147" calcext:value-type="float">
            <text:p>3147</text:p>
          </table:table-cell>
          <table:table-cell office:value-type="float" office:value="8514" calcext:value-type="float">
            <text:p>851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230" calcext:value-type="float">
            <text:p>3230</text:p>
          </table:table-cell>
          <table:table-cell office:value-type="float" office:value="8459" calcext:value-type="float">
            <text:p>8459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010" calcext:value-type="float">
            <text:p>3010</text:p>
          </table:table-cell>
          <table:table-cell office:value-type="float" office:value="7429" calcext:value-type="float">
            <text:p>7429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637" calcext:value-type="float">
            <text:p>2637</text:p>
          </table:table-cell>
          <table:table-cell office:value-type="float" office:value="6848" calcext:value-type="float">
            <text:p>684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866" calcext:value-type="float">
            <text:p>1866</text:p>
          </table:table-cell>
          <table:table-cell office:value-type="float" office:value="5643" calcext:value-type="float">
            <text:p>564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3279" calcext:value-type="float">
            <text:p>3279</text:p>
          </table:table-cell>
          <table:table-cell office:value-type="float" office:value="7594" calcext:value-type="float">
            <text:p>759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646" calcext:value-type="float">
            <text:p>3646</text:p>
          </table:table-cell>
          <table:table-cell office:value-type="float" office:value="9906" calcext:value-type="float">
            <text:p>990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575" calcext:value-type="float">
            <text:p>4575</text:p>
          </table:table-cell>
          <table:table-cell office:value-type="float" office:value="10756" calcext:value-type="float">
            <text:p>1075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108" calcext:value-type="float">
            <text:p>5108</text:p>
          </table:table-cell>
          <table:table-cell office:value-type="float" office:value="14292" calcext:value-type="float">
            <text:p>1429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088" calcext:value-type="float">
            <text:p>5088</text:p>
          </table:table-cell>
          <table:table-cell office:value-type="float" office:value="15483" calcext:value-type="float">
            <text:p>15483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7931" calcext:value-type="float">
            <text:p>7931</text:p>
          </table:table-cell>
          <table:table-cell office:value-type="float" office:value="24126" calcext:value-type="float">
            <text:p>24126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792" calcext:value-type="float">
            <text:p>5792</text:p>
          </table:table-cell>
          <table:table-cell office:value-type="float" office:value="14515" calcext:value-type="float">
            <text:p>14515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6362" calcext:value-type="float">
            <text:p>6362</text:p>
          </table:table-cell>
          <table:table-cell office:value-type="float" office:value="17470" calcext:value-type="float">
            <text:p>1747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375" calcext:value-type="float">
            <text:p>5375</text:p>
          </table:table-cell>
          <table:table-cell office:value-type="float" office:value="13927" calcext:value-type="float">
            <text:p>1392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223" calcext:value-type="float">
            <text:p>4223</text:p>
          </table:table-cell>
          <table:table-cell office:value-type="float" office:value="11770" calcext:value-type="float">
            <text:p>11770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866" calcext:value-type="float">
            <text:p>5866</text:p>
          </table:table-cell>
          <table:table-cell office:value-type="float" office:value="16736" calcext:value-type="float">
            <text:p>1673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586" calcext:value-type="float">
            <text:p>9586</text:p>
          </table:table-cell>
          <table:table-cell office:value-type="float" office:value="29506" calcext:value-type="float">
            <text:p>295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443" calcext:value-type="float">
            <text:p>5443</text:p>
          </table:table-cell>
          <table:table-cell office:value-type="float" office:value="16236" calcext:value-type="float">
            <text:p>1623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052" calcext:value-type="float">
            <text:p>5052</text:p>
          </table:table-cell>
          <table:table-cell office:value-type="float" office:value="14590" calcext:value-type="float">
            <text:p>1459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4807" calcext:value-type="float">
            <text:p>4807</text:p>
          </table:table-cell>
          <table:table-cell office:value-type="float" office:value="13416" calcext:value-type="float">
            <text:p>13416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0. Bahraich</text:p>
          </table:table-cell>
          <table:table-cell office:value-type="string" calcext:value-type="string">
            <text:p>1997 - 1998</text:p>
          </table:table-cell>
          <table:table-cell office:value-type="float" office:value="123564" calcext:value-type="float">
            <text:p>123564</text:p>
          </table:table-cell>
          <table:table-cell office:value-type="float" office:value="202315" calcext:value-type="float">
            <text:p>202315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20967" calcext:value-type="float">
            <text:p>120967</text:p>
          </table:table-cell>
          <table:table-cell office:value-type="float" office:value="202696" calcext:value-type="float">
            <text:p>20269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21579" calcext:value-type="float">
            <text:p>121579</text:p>
          </table:table-cell>
          <table:table-cell office:value-type="float" office:value="216828" calcext:value-type="float">
            <text:p>21682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2059" calcext:value-type="float">
            <text:p>122059</text:p>
          </table:table-cell>
          <table:table-cell office:value-type="float" office:value="224983" calcext:value-type="float">
            <text:p>22498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1827" calcext:value-type="float">
            <text:p>151827</text:p>
          </table:table-cell>
          <table:table-cell office:value-type="float" office:value="299111" calcext:value-type="float">
            <text:p>29911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57356" calcext:value-type="float">
            <text:p>157356</text:p>
          </table:table-cell>
          <table:table-cell office:value-type="float" office:value="224311" calcext:value-type="float">
            <text:p>22431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6432" calcext:value-type="float">
            <text:p>156432</text:p>
          </table:table-cell>
          <table:table-cell office:value-type="float" office:value="291867" calcext:value-type="float">
            <text:p>291867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9114" calcext:value-type="float">
            <text:p>159114</text:p>
          </table:table-cell>
          <table:table-cell office:value-type="float" office:value="291375" calcext:value-type="float">
            <text:p>29137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7629" calcext:value-type="float">
            <text:p>157629</text:p>
          </table:table-cell>
          <table:table-cell office:value-type="float" office:value="296815" calcext:value-type="float">
            <text:p>29681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53920" calcext:value-type="float">
            <text:p>153920</text:p>
          </table:table-cell>
          <table:table-cell office:value-type="float" office:value="254892" calcext:value-type="float">
            <text:p>25489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3515" calcext:value-type="float">
            <text:p>163515</text:p>
          </table:table-cell>
          <table:table-cell office:value-type="float" office:value="302339" calcext:value-type="float">
            <text:p>302339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59350" calcext:value-type="float">
            <text:p>159350</text:p>
          </table:table-cell>
          <table:table-cell office:value-type="float" office:value="312804" calcext:value-type="float">
            <text:p>31280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0636" calcext:value-type="float">
            <text:p>160636</text:p>
          </table:table-cell>
          <table:table-cell office:value-type="float" office:value="323039" calcext:value-type="float">
            <text:p>323039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59111" calcext:value-type="float">
            <text:p>159111</text:p>
          </table:table-cell>
          <table:table-cell office:value-type="float" office:value="329519" calcext:value-type="float">
            <text:p>32951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9686" calcext:value-type="float">
            <text:p>159686</text:p>
          </table:table-cell>
          <table:table-cell office:value-type="float" office:value="352427" calcext:value-type="float">
            <text:p>35242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59182" calcext:value-type="float">
            <text:p>159182</text:p>
          </table:table-cell>
          <table:table-cell office:value-type="float" office:value="380445" calcext:value-type="float">
            <text:p>380445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59025" calcext:value-type="float">
            <text:p>159025</text:p>
          </table:table-cell>
          <table:table-cell office:value-type="float" office:value="375935" calcext:value-type="float">
            <text:p>37593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65249" calcext:value-type="float">
            <text:p>165249</text:p>
          </table:table-cell>
          <table:table-cell office:value-type="float" office:value="367679" calcext:value-type="float">
            <text:p>36767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68151" calcext:value-type="float">
            <text:p>168151</text:p>
          </table:table-cell>
          <table:table-cell office:value-type="float" office:value="317469" calcext:value-type="float">
            <text:p>31746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59187" calcext:value-type="float">
            <text:p>159187</text:p>
          </table:table-cell>
          <table:table-cell office:value-type="float" office:value="360081" calcext:value-type="float">
            <text:p>36008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64735" calcext:value-type="float">
            <text:p>164735</text:p>
          </table:table-cell>
          <table:table-cell office:value-type="float" office:value="418921" calcext:value-type="float">
            <text:p>41892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62206" calcext:value-type="float">
            <text:p>162206</text:p>
          </table:table-cell>
          <table:table-cell office:value-type="float" office:value="422871" calcext:value-type="float">
            <text:p>42287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62178" calcext:value-type="float">
            <text:p>162178</text:p>
          </table:table-cell>
          <table:table-cell office:value-type="float" office:value="433502" calcext:value-type="float">
            <text:p>43350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62847" calcext:value-type="float">
            <text:p>162847</text:p>
          </table:table-cell>
          <table:table-cell office:value-type="float" office:value="439198" calcext:value-type="float">
            <text:p>43919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70957" calcext:value-type="float">
            <text:p>170957</text:p>
          </table:table-cell>
          <table:table-cell office:value-type="float" office:value="398159" calcext:value-type="float">
            <text:p>39815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70957" calcext:value-type="float">
            <text:p>170957</text:p>
          </table:table-cell>
          <table:table-cell office:value-type="float" office:value="397988" calcext:value-type="float">
            <text:p>39798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1. Ballia</text:p>
          </table:table-cell>
          <table:table-cell office:value-type="string" calcext:value-type="string">
            <text:p>1997 - 1998</text:p>
          </table:table-cell>
          <table:table-cell office:value-type="float" office:value="112791" calcext:value-type="float">
            <text:p>112791</text:p>
          </table:table-cell>
          <table:table-cell office:value-type="float" office:value="213555" calcext:value-type="float">
            <text:p>213555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9290" calcext:value-type="float">
            <text:p>119290</text:p>
          </table:table-cell>
          <table:table-cell office:value-type="float" office:value="218751" calcext:value-type="float">
            <text:p>21875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7170" calcext:value-type="float">
            <text:p>117170</text:p>
          </table:table-cell>
          <table:table-cell office:value-type="float" office:value="227541" calcext:value-type="float">
            <text:p>227541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9614" calcext:value-type="float">
            <text:p>119614</text:p>
          </table:table-cell>
          <table:table-cell office:value-type="float" office:value="207163" calcext:value-type="float">
            <text:p>20716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20779" calcext:value-type="float">
            <text:p>120779</text:p>
          </table:table-cell>
          <table:table-cell office:value-type="float" office:value="233776" calcext:value-type="float">
            <text:p>23377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6396" calcext:value-type="float">
            <text:p>116396</text:p>
          </table:table-cell>
          <table:table-cell office:value-type="float" office:value="167845" calcext:value-type="float">
            <text:p>16784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22943" calcext:value-type="float">
            <text:p>122943</text:p>
          </table:table-cell>
          <table:table-cell office:value-type="float" office:value="219624" calcext:value-type="float">
            <text:p>21962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20195" calcext:value-type="float">
            <text:p>120195</text:p>
          </table:table-cell>
          <table:table-cell office:value-type="float" office:value="64687" calcext:value-type="float">
            <text:p>6468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22495" calcext:value-type="float">
            <text:p>122495</text:p>
          </table:table-cell>
          <table:table-cell office:value-type="float" office:value="179210" calcext:value-type="float">
            <text:p>17921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19243" calcext:value-type="float">
            <text:p>119243</text:p>
          </table:table-cell>
          <table:table-cell office:value-type="float" office:value="159309" calcext:value-type="float">
            <text:p>15930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18660" calcext:value-type="float">
            <text:p>118660</text:p>
          </table:table-cell>
          <table:table-cell office:value-type="float" office:value="220114" calcext:value-type="float">
            <text:p>22011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23485" calcext:value-type="float">
            <text:p>123485</text:p>
          </table:table-cell>
          <table:table-cell office:value-type="float" office:value="242401" calcext:value-type="float">
            <text:p>24240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82351" calcext:value-type="float">
            <text:p>82351</text:p>
          </table:table-cell>
          <table:table-cell office:value-type="float" office:value="89433" calcext:value-type="float">
            <text:p>8943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08568" calcext:value-type="float">
            <text:p>108568</text:p>
          </table:table-cell>
          <table:table-cell office:value-type="float" office:value="206931" calcext:value-type="float">
            <text:p>20693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17098" calcext:value-type="float">
            <text:p>117098</text:p>
          </table:table-cell>
          <table:table-cell office:value-type="float" office:value="297663" calcext:value-type="float">
            <text:p>29766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12168" calcext:value-type="float">
            <text:p>112168</text:p>
          </table:table-cell>
          <table:table-cell office:value-type="float" office:value="244302" calcext:value-type="float">
            <text:p>24430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18000" calcext:value-type="float">
            <text:p>118000</text:p>
          </table:table-cell>
          <table:table-cell office:value-type="float" office:value="261960" calcext:value-type="float">
            <text:p>26196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22464" calcext:value-type="float">
            <text:p>122464</text:p>
          </table:table-cell>
          <table:table-cell office:value-type="float" office:value="251908" calcext:value-type="float">
            <text:p>251908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5763" calcext:value-type="float">
            <text:p>115763</text:p>
          </table:table-cell>
          <table:table-cell office:value-type="float" office:value="196103" calcext:value-type="float">
            <text:p>19610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5908" calcext:value-type="float">
            <text:p>115908</text:p>
          </table:table-cell>
          <table:table-cell office:value-type="float" office:value="276556" calcext:value-type="float">
            <text:p>276556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15681" calcext:value-type="float">
            <text:p>115681</text:p>
          </table:table-cell>
          <table:table-cell office:value-type="float" office:value="289550" calcext:value-type="float">
            <text:p>2895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17147" calcext:value-type="float">
            <text:p>117147</text:p>
          </table:table-cell>
          <table:table-cell office:value-type="float" office:value="291813" calcext:value-type="float">
            <text:p>29181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17384" calcext:value-type="float">
            <text:p>117384</text:p>
          </table:table-cell>
          <table:table-cell office:value-type="float" office:value="333136" calcext:value-type="float">
            <text:p>333136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16409" calcext:value-type="float">
            <text:p>116409</text:p>
          </table:table-cell>
          <table:table-cell office:value-type="float" office:value="297309" calcext:value-type="float">
            <text:p>297309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17814" calcext:value-type="float">
            <text:p>117814</text:p>
          </table:table-cell>
          <table:table-cell office:value-type="float" office:value="301957" calcext:value-type="float">
            <text:p>30195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15681" calcext:value-type="float">
            <text:p>115681</text:p>
          </table:table-cell>
          <table:table-cell office:value-type="float" office:value="284460" calcext:value-type="float">
            <text:p>28446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2. Balrampur</text:p>
          </table:table-cell>
          <table:table-cell office:value-type="string" calcext:value-type="string">
            <text:p>1997 - 1998</text:p>
          </table:table-cell>
          <table:table-cell office:value-type="float" office:value="81826" calcext:value-type="float">
            <text:p>81826</text:p>
          </table:table-cell>
          <table:table-cell office:value-type="float" office:value="160619" calcext:value-type="float">
            <text:p>160619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79453" calcext:value-type="float">
            <text:p>79453</text:p>
          </table:table-cell>
          <table:table-cell office:value-type="float" office:value="135837" calcext:value-type="float">
            <text:p>13583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79413" calcext:value-type="float">
            <text:p>79413</text:p>
          </table:table-cell>
          <table:table-cell office:value-type="float" office:value="144816" calcext:value-type="float">
            <text:p>144816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7161" calcext:value-type="float">
            <text:p>117161</text:p>
          </table:table-cell>
          <table:table-cell office:value-type="float" office:value="189759" calcext:value-type="float">
            <text:p>18975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6107" calcext:value-type="float">
            <text:p>116107</text:p>
          </table:table-cell>
          <table:table-cell office:value-type="float" office:value="220172" calcext:value-type="float">
            <text:p>22017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06445" calcext:value-type="float">
            <text:p>106445</text:p>
          </table:table-cell>
          <table:table-cell office:value-type="float" office:value="83699" calcext:value-type="float">
            <text:p>8369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98272" calcext:value-type="float">
            <text:p>98272</text:p>
          </table:table-cell>
          <table:table-cell office:value-type="float" office:value="171771" calcext:value-type="float">
            <text:p>17177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10144" calcext:value-type="float">
            <text:p>110144</text:p>
          </table:table-cell>
          <table:table-cell office:value-type="float" office:value="173215" calcext:value-type="float">
            <text:p>17321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98272" calcext:value-type="float">
            <text:p>98272</text:p>
          </table:table-cell>
          <table:table-cell office:value-type="float" office:value="192122" calcext:value-type="float">
            <text:p>192122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22512" calcext:value-type="float">
            <text:p>122512</text:p>
          </table:table-cell>
          <table:table-cell office:value-type="float" office:value="222727" calcext:value-type="float">
            <text:p>22272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00608" calcext:value-type="float">
            <text:p>100608</text:p>
          </table:table-cell>
          <table:table-cell office:value-type="float" office:value="204838" calcext:value-type="float">
            <text:p>20483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08039" calcext:value-type="float">
            <text:p>108039</text:p>
          </table:table-cell>
          <table:table-cell office:value-type="float" office:value="284035" calcext:value-type="float">
            <text:p>28403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01195" calcext:value-type="float">
            <text:p>101195</text:p>
          </table:table-cell>
          <table:table-cell office:value-type="float" office:value="179419" calcext:value-type="float">
            <text:p>17941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05641" calcext:value-type="float">
            <text:p>105641</text:p>
          </table:table-cell>
          <table:table-cell office:value-type="float" office:value="230192" calcext:value-type="float">
            <text:p>23019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07106" calcext:value-type="float">
            <text:p>107106</text:p>
          </table:table-cell>
          <table:table-cell office:value-type="float" office:value="235098" calcext:value-type="float">
            <text:p>23509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06533" calcext:value-type="float">
            <text:p>106533</text:p>
          </table:table-cell>
          <table:table-cell office:value-type="float" office:value="247370" calcext:value-type="float">
            <text:p>24737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5387" calcext:value-type="float">
            <text:p>105387</text:p>
          </table:table-cell>
          <table:table-cell office:value-type="float" office:value="232800" calcext:value-type="float">
            <text:p>2328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8030" calcext:value-type="float">
            <text:p>108030</text:p>
          </table:table-cell>
          <table:table-cell office:value-type="float" office:value="198235" calcext:value-type="float">
            <text:p>19823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07782" calcext:value-type="float">
            <text:p>107782</text:p>
          </table:table-cell>
          <table:table-cell office:value-type="float" office:value="194331" calcext:value-type="float">
            <text:p>19433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7531" calcext:value-type="float">
            <text:p>117531</text:p>
          </table:table-cell>
          <table:table-cell office:value-type="float" office:value="253162" calcext:value-type="float">
            <text:p>25316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07125" calcext:value-type="float">
            <text:p>107125</text:p>
          </table:table-cell>
          <table:table-cell office:value-type="float" office:value="262456" calcext:value-type="float">
            <text:p>26245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08909" calcext:value-type="float">
            <text:p>108909</text:p>
          </table:table-cell>
          <table:table-cell office:value-type="float" office:value="294708" calcext:value-type="float">
            <text:p>29470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07189" calcext:value-type="float">
            <text:p>107189</text:p>
          </table:table-cell>
          <table:table-cell office:value-type="float" office:value="297128" calcext:value-type="float">
            <text:p>29712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08645" calcext:value-type="float">
            <text:p>108645</text:p>
          </table:table-cell>
          <table:table-cell office:value-type="float" office:value="312246" calcext:value-type="float">
            <text:p>312246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4699" calcext:value-type="float">
            <text:p>134699</text:p>
          </table:table-cell>
          <table:table-cell office:value-type="float" office:value="341731" calcext:value-type="float">
            <text:p>34173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4699" calcext:value-type="float">
            <text:p>134699</text:p>
          </table:table-cell>
          <table:table-cell office:value-type="float" office:value="287313" calcext:value-type="float">
            <text:p>28731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3. Banda</text:p>
          </table:table-cell>
          <table:table-cell office:value-type="string" calcext:value-type="string">
            <text:p>1997 - 1998</text:p>
          </table:table-cell>
          <table:table-cell office:value-type="float" office:value="59411" calcext:value-type="float">
            <text:p>59411</text:p>
          </table:table-cell>
          <table:table-cell office:value-type="float" office:value="71202" calcext:value-type="float">
            <text:p>7120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61300" calcext:value-type="float">
            <text:p>61300</text:p>
          </table:table-cell>
          <table:table-cell office:value-type="float" office:value="91229" calcext:value-type="float">
            <text:p>9122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64840" calcext:value-type="float">
            <text:p>64840</text:p>
          </table:table-cell>
          <table:table-cell office:value-type="float" office:value="86354" calcext:value-type="float">
            <text:p>86354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65618" calcext:value-type="float">
            <text:p>65618</text:p>
          </table:table-cell>
          <table:table-cell office:value-type="float" office:value="66153" calcext:value-type="float">
            <text:p>661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66005" calcext:value-type="float">
            <text:p>66005</text:p>
          </table:table-cell>
          <table:table-cell office:value-type="float" office:value="92333" calcext:value-type="float">
            <text:p>9233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8582" calcext:value-type="float">
            <text:p>58582</text:p>
          </table:table-cell>
          <table:table-cell office:value-type="float" office:value="47473" calcext:value-type="float">
            <text:p>4747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60840" calcext:value-type="float">
            <text:p>60840</text:p>
          </table:table-cell>
          <table:table-cell office:value-type="float" office:value="71378" calcext:value-type="float">
            <text:p>7137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64353" calcext:value-type="float">
            <text:p>64353</text:p>
          </table:table-cell>
          <table:table-cell office:value-type="float" office:value="75917" calcext:value-type="float">
            <text:p>7591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4460" calcext:value-type="float">
            <text:p>14460</text:p>
          </table:table-cell>
          <table:table-cell office:value-type="float" office:value="11929" calcext:value-type="float">
            <text:p>1192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57838" calcext:value-type="float">
            <text:p>57838</text:p>
          </table:table-cell>
          <table:table-cell office:value-type="float" office:value="51129" calcext:value-type="float">
            <text:p>5112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8577" calcext:value-type="float">
            <text:p>28577</text:p>
          </table:table-cell>
          <table:table-cell office:value-type="float" office:value="17975" calcext:value-type="float">
            <text:p>1797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6371" calcext:value-type="float">
            <text:p>56371</text:p>
          </table:table-cell>
          <table:table-cell office:value-type="float" office:value="80949" calcext:value-type="float">
            <text:p>8094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0889" calcext:value-type="float">
            <text:p>30889</text:p>
          </table:table-cell>
          <table:table-cell office:value-type="float" office:value="32650" calcext:value-type="float">
            <text:p>3265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7536" calcext:value-type="float">
            <text:p>47536</text:p>
          </table:table-cell>
          <table:table-cell office:value-type="float" office:value="54761" calcext:value-type="float">
            <text:p>5476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5840" calcext:value-type="float">
            <text:p>55840</text:p>
          </table:table-cell>
          <table:table-cell office:value-type="float" office:value="82587" calcext:value-type="float">
            <text:p>82587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49833" calcext:value-type="float">
            <text:p>49833</text:p>
          </table:table-cell>
          <table:table-cell office:value-type="float" office:value="87208" calcext:value-type="float">
            <text:p>8720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6350" calcext:value-type="float">
            <text:p>56350</text:p>
          </table:table-cell>
          <table:table-cell office:value-type="float" office:value="101881" calcext:value-type="float">
            <text:p>10188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45895" calcext:value-type="float">
            <text:p>45895</text:p>
          </table:table-cell>
          <table:table-cell office:value-type="float" office:value="81923" calcext:value-type="float">
            <text:p>8192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44983" calcext:value-type="float">
            <text:p>44983</text:p>
          </table:table-cell>
          <table:table-cell office:value-type="float" office:value="58253" calcext:value-type="float">
            <text:p>5825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61205" calcext:value-type="float">
            <text:p>61205</text:p>
          </table:table-cell>
          <table:table-cell office:value-type="float" office:value="105028" calcext:value-type="float">
            <text:p>10502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1760" calcext:value-type="float">
            <text:p>51760</text:p>
          </table:table-cell>
          <table:table-cell office:value-type="float" office:value="102019" calcext:value-type="float">
            <text:p>102019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1864" calcext:value-type="float">
            <text:p>51864</text:p>
          </table:table-cell>
          <table:table-cell office:value-type="float" office:value="109589" calcext:value-type="float">
            <text:p>10958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6958" calcext:value-type="float">
            <text:p>46958</text:p>
          </table:table-cell>
          <table:table-cell office:value-type="float" office:value="123734" calcext:value-type="float">
            <text:p>12373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3038" calcext:value-type="float">
            <text:p>53038</text:p>
          </table:table-cell>
          <table:table-cell office:value-type="float" office:value="127344" calcext:value-type="float">
            <text:p>12734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8550" calcext:value-type="float">
            <text:p>48550</text:p>
          </table:table-cell>
          <table:table-cell office:value-type="float" office:value="116132" calcext:value-type="float">
            <text:p>11613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5063" calcext:value-type="float">
            <text:p>55063</text:p>
          </table:table-cell>
          <table:table-cell office:value-type="float" office:value="127801" calcext:value-type="float">
            <text:p>12780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4. Barabanki</text:p>
          </table:table-cell>
          <table:table-cell office:value-type="string" calcext:value-type="string">
            <text:p>1997 - 1998</text:p>
          </table:table-cell>
          <table:table-cell office:value-type="float" office:value="139476" calcext:value-type="float">
            <text:p>139476</text:p>
          </table:table-cell>
          <table:table-cell office:value-type="float" office:value="276910" calcext:value-type="float">
            <text:p>27691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49413" calcext:value-type="float">
            <text:p>149413</text:p>
          </table:table-cell>
          <table:table-cell office:value-type="float" office:value="321486" calcext:value-type="float">
            <text:p>32148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4008" calcext:value-type="float">
            <text:p>154008</text:p>
          </table:table-cell>
          <table:table-cell office:value-type="float" office:value="330481" calcext:value-type="float">
            <text:p>33048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59139" calcext:value-type="float">
            <text:p>159139</text:p>
          </table:table-cell>
          <table:table-cell office:value-type="float" office:value="282912" calcext:value-type="float">
            <text:p>28291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8817" calcext:value-type="float">
            <text:p>158817</text:p>
          </table:table-cell>
          <table:table-cell office:value-type="float" office:value="336886" calcext:value-type="float">
            <text:p>336886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46179" calcext:value-type="float">
            <text:p>146179</text:p>
          </table:table-cell>
          <table:table-cell office:value-type="float" office:value="310333" calcext:value-type="float">
            <text:p>31033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76642" calcext:value-type="float">
            <text:p>176642</text:p>
          </table:table-cell>
          <table:table-cell office:value-type="float" office:value="415220" calcext:value-type="float">
            <text:p>41522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86987" calcext:value-type="float">
            <text:p>186987</text:p>
          </table:table-cell>
          <table:table-cell office:value-type="float" office:value="461762" calcext:value-type="float">
            <text:p>46176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79338" calcext:value-type="float">
            <text:p>179338</text:p>
          </table:table-cell>
          <table:table-cell office:value-type="float" office:value="416602" calcext:value-type="float">
            <text:p>41660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82527" calcext:value-type="float">
            <text:p>182527</text:p>
          </table:table-cell>
          <table:table-cell office:value-type="float" office:value="376553" calcext:value-type="float">
            <text:p>37655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95339" calcext:value-type="float">
            <text:p>195339</text:p>
          </table:table-cell>
          <table:table-cell office:value-type="float" office:value="294767" calcext:value-type="float">
            <text:p>29476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61107" calcext:value-type="float">
            <text:p>161107</text:p>
          </table:table-cell>
          <table:table-cell office:value-type="float" office:value="331397" calcext:value-type="float">
            <text:p>33139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72786" calcext:value-type="float">
            <text:p>172786</text:p>
          </table:table-cell>
          <table:table-cell office:value-type="float" office:value="399827" calcext:value-type="float">
            <text:p>39982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76864" calcext:value-type="float">
            <text:p>176864</text:p>
          </table:table-cell>
          <table:table-cell office:value-type="float" office:value="420936" calcext:value-type="float">
            <text:p>42093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77698" calcext:value-type="float">
            <text:p>177698</text:p>
          </table:table-cell>
          <table:table-cell office:value-type="float" office:value="486004" calcext:value-type="float">
            <text:p>48600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83962" calcext:value-type="float">
            <text:p>183962</text:p>
          </table:table-cell>
          <table:table-cell office:value-type="float" office:value="562372" calcext:value-type="float">
            <text:p>56237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81235" calcext:value-type="float">
            <text:p>181235</text:p>
          </table:table-cell>
          <table:table-cell office:value-type="float" office:value="517970" calcext:value-type="float">
            <text:p>517970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91884" calcext:value-type="float">
            <text:p>191884</text:p>
          </table:table-cell>
          <table:table-cell office:value-type="float" office:value="529600" calcext:value-type="float">
            <text:p>52960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86626" calcext:value-type="float">
            <text:p>186626</text:p>
          </table:table-cell>
          <table:table-cell office:value-type="float" office:value="513408" calcext:value-type="float">
            <text:p>513408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83331" calcext:value-type="float">
            <text:p>183331</text:p>
          </table:table-cell>
          <table:table-cell office:value-type="float" office:value="499760" calcext:value-type="float">
            <text:p>49976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81604" calcext:value-type="float">
            <text:p>181604</text:p>
          </table:table-cell>
          <table:table-cell office:value-type="float" office:value="520659" calcext:value-type="float">
            <text:p>520659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83466" calcext:value-type="float">
            <text:p>183466</text:p>
          </table:table-cell>
          <table:table-cell office:value-type="float" office:value="530400" calcext:value-type="float">
            <text:p>5304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80663" calcext:value-type="float">
            <text:p>180663</text:p>
          </table:table-cell>
          <table:table-cell office:value-type="float" office:value="613712" calcext:value-type="float">
            <text:p>61371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82412" calcext:value-type="float">
            <text:p>182412</text:p>
          </table:table-cell>
          <table:table-cell office:value-type="float" office:value="596852" calcext:value-type="float">
            <text:p>59685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88580" calcext:value-type="float">
            <text:p>188580</text:p>
          </table:table-cell>
          <table:table-cell office:value-type="float" office:value="457684" calcext:value-type="float">
            <text:p>457684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88580" calcext:value-type="float">
            <text:p>188580</text:p>
          </table:table-cell>
          <table:table-cell office:value-type="float" office:value="460890" calcext:value-type="float">
            <text:p>46089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5. Bareilly</text:p>
          </table:table-cell>
          <table:table-cell office:value-type="string" calcext:value-type="string">
            <text:p>1997 - 1998</text:p>
          </table:table-cell>
          <table:table-cell office:value-type="float" office:value="162862" calcext:value-type="float">
            <text:p>162862</text:p>
          </table:table-cell>
          <table:table-cell office:value-type="float" office:value="376411" calcext:value-type="float">
            <text:p>37641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72969" calcext:value-type="float">
            <text:p>172969</text:p>
          </table:table-cell>
          <table:table-cell office:value-type="float" office:value="361703" calcext:value-type="float">
            <text:p>361703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81820" calcext:value-type="float">
            <text:p>181820</text:p>
          </table:table-cell>
          <table:table-cell office:value-type="float" office:value="386081" calcext:value-type="float">
            <text:p>38608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79743" calcext:value-type="float">
            <text:p>179743</text:p>
          </table:table-cell>
          <table:table-cell office:value-type="float" office:value="348088" calcext:value-type="float">
            <text:p>34808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75784" calcext:value-type="float">
            <text:p>175784</text:p>
          </table:table-cell>
          <table:table-cell office:value-type="float" office:value="363683" calcext:value-type="float">
            <text:p>36368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22792" calcext:value-type="float">
            <text:p>122792</text:p>
          </table:table-cell>
          <table:table-cell office:value-type="float" office:value="229487" calcext:value-type="float">
            <text:p>229487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9862" calcext:value-type="float">
            <text:p>159862</text:p>
          </table:table-cell>
          <table:table-cell office:value-type="float" office:value="338695" calcext:value-type="float">
            <text:p>33869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87526" calcext:value-type="float">
            <text:p>187526</text:p>
          </table:table-cell>
          <table:table-cell office:value-type="float" office:value="359792" calcext:value-type="float">
            <text:p>35979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9862" calcext:value-type="float">
            <text:p>159862</text:p>
          </table:table-cell>
          <table:table-cell office:value-type="float" office:value="301819" calcext:value-type="float">
            <text:p>30181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87526" calcext:value-type="float">
            <text:p>187526</text:p>
          </table:table-cell>
          <table:table-cell office:value-type="float" office:value="335484" calcext:value-type="float">
            <text:p>33548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51272" calcext:value-type="float">
            <text:p>151272</text:p>
          </table:table-cell>
          <table:table-cell office:value-type="float" office:value="292711" calcext:value-type="float">
            <text:p>29271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86648" calcext:value-type="float">
            <text:p>186648</text:p>
          </table:table-cell>
          <table:table-cell office:value-type="float" office:value="326447" calcext:value-type="float">
            <text:p>32644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49116" calcext:value-type="float">
            <text:p>149116</text:p>
          </table:table-cell>
          <table:table-cell office:value-type="float" office:value="266321" calcext:value-type="float">
            <text:p>26632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63015" calcext:value-type="float">
            <text:p>163015</text:p>
          </table:table-cell>
          <table:table-cell office:value-type="float" office:value="270279" calcext:value-type="float">
            <text:p>270279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6888" calcext:value-type="float">
            <text:p>166888</text:p>
          </table:table-cell>
          <table:table-cell office:value-type="float" office:value="420558" calcext:value-type="float">
            <text:p>42055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5203" calcext:value-type="float">
            <text:p>145203</text:p>
          </table:table-cell>
          <table:table-cell office:value-type="float" office:value="324384" calcext:value-type="float">
            <text:p>32438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62916" calcext:value-type="float">
            <text:p>162916</text:p>
          </table:table-cell>
          <table:table-cell office:value-type="float" office:value="366561" calcext:value-type="float">
            <text:p>36656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62390" calcext:value-type="float">
            <text:p>162390</text:p>
          </table:table-cell>
          <table:table-cell office:value-type="float" office:value="334361" calcext:value-type="float">
            <text:p>33436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8117" calcext:value-type="float">
            <text:p>158117</text:p>
          </table:table-cell>
          <table:table-cell office:value-type="float" office:value="326353" calcext:value-type="float">
            <text:p>32635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59246" calcext:value-type="float">
            <text:p>159246</text:p>
          </table:table-cell>
          <table:table-cell office:value-type="float" office:value="356074" calcext:value-type="float">
            <text:p>35607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4194" calcext:value-type="float">
            <text:p>144194</text:p>
          </table:table-cell>
          <table:table-cell office:value-type="float" office:value="354861" calcext:value-type="float">
            <text:p>35486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0203" calcext:value-type="float">
            <text:p>150203</text:p>
          </table:table-cell>
          <table:table-cell office:value-type="float" office:value="401793" calcext:value-type="float">
            <text:p>40179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64822" calcext:value-type="float">
            <text:p>164822</text:p>
          </table:table-cell>
          <table:table-cell office:value-type="float" office:value="394089" calcext:value-type="float">
            <text:p>39408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6904" calcext:value-type="float">
            <text:p>156904</text:p>
          </table:table-cell>
          <table:table-cell office:value-type="float" office:value="489854" calcext:value-type="float">
            <text:p>48985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63311" calcext:value-type="float">
            <text:p>163311</text:p>
          </table:table-cell>
          <table:table-cell office:value-type="float" office:value="408441" calcext:value-type="float">
            <text:p>40844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62363" calcext:value-type="float">
            <text:p>162363</text:p>
          </table:table-cell>
          <table:table-cell office:value-type="float" office:value="486764" calcext:value-type="float">
            <text:p>486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6. Basti</text:p>
          </table:table-cell>
          <table:table-cell office:value-type="string" calcext:value-type="string">
            <text:p>1997 - 1998</text:p>
          </table:table-cell>
          <table:table-cell office:value-type="float" office:value="115757" calcext:value-type="float">
            <text:p>115757</text:p>
          </table:table-cell>
          <table:table-cell office:value-type="float" office:value="205182" calcext:value-type="float">
            <text:p>20518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1703" calcext:value-type="float">
            <text:p>111703</text:p>
          </table:table-cell>
          <table:table-cell office:value-type="float" office:value="164962" calcext:value-type="float">
            <text:p>16496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1806" calcext:value-type="float">
            <text:p>111806</text:p>
          </table:table-cell>
          <table:table-cell office:value-type="float" office:value="252057" calcext:value-type="float">
            <text:p>252057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1560" calcext:value-type="float">
            <text:p>111560</text:p>
          </table:table-cell>
          <table:table-cell office:value-type="float" office:value="240346" calcext:value-type="float">
            <text:p>24034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9463" calcext:value-type="float">
            <text:p>119463</text:p>
          </table:table-cell>
          <table:table-cell office:value-type="float" office:value="254295" calcext:value-type="float">
            <text:p>25429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7509" calcext:value-type="float">
            <text:p>117509</text:p>
          </table:table-cell>
          <table:table-cell office:value-type="float" office:value="133227" calcext:value-type="float">
            <text:p>13322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18834" calcext:value-type="float">
            <text:p>118834</text:p>
          </table:table-cell>
          <table:table-cell office:value-type="float" office:value="263294" calcext:value-type="float">
            <text:p>263294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18438" calcext:value-type="float">
            <text:p>118438</text:p>
          </table:table-cell>
          <table:table-cell office:value-type="float" office:value="176170" calcext:value-type="float">
            <text:p>17617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18834" calcext:value-type="float">
            <text:p>118834</text:p>
          </table:table-cell>
          <table:table-cell office:value-type="float" office:value="197502" calcext:value-type="float">
            <text:p>19750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09692" calcext:value-type="float">
            <text:p>109692</text:p>
          </table:table-cell>
          <table:table-cell office:value-type="float" office:value="165525" calcext:value-type="float">
            <text:p>16552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14107" calcext:value-type="float">
            <text:p>114107</text:p>
          </table:table-cell>
          <table:table-cell office:value-type="float" office:value="210984" calcext:value-type="float">
            <text:p>21098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11663" calcext:value-type="float">
            <text:p>111663</text:p>
          </table:table-cell>
          <table:table-cell office:value-type="float" office:value="223884" calcext:value-type="float">
            <text:p>223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08375" calcext:value-type="float">
            <text:p>108375</text:p>
          </table:table-cell>
          <table:table-cell office:value-type="float" office:value="231056" calcext:value-type="float">
            <text:p>23105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02314" calcext:value-type="float">
            <text:p>102314</text:p>
          </table:table-cell>
          <table:table-cell office:value-type="float" office:value="215473" calcext:value-type="float">
            <text:p>215473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22176" calcext:value-type="float">
            <text:p>122176</text:p>
          </table:table-cell>
          <table:table-cell office:value-type="float" office:value="316802" calcext:value-type="float">
            <text:p>31680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07977" calcext:value-type="float">
            <text:p>107977</text:p>
          </table:table-cell>
          <table:table-cell office:value-type="float" office:value="265084" calcext:value-type="float">
            <text:p>26508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4860" calcext:value-type="float">
            <text:p>104860</text:p>
          </table:table-cell>
          <table:table-cell office:value-type="float" office:value="263933" calcext:value-type="float">
            <text:p>263933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4328" calcext:value-type="float">
            <text:p>104328</text:p>
          </table:table-cell>
          <table:table-cell office:value-type="float" office:value="202814" calcext:value-type="float">
            <text:p>20281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8297" calcext:value-type="float">
            <text:p>98297</text:p>
          </table:table-cell>
          <table:table-cell office:value-type="float" office:value="184798" calcext:value-type="float">
            <text:p>18479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02554" calcext:value-type="float">
            <text:p>102554</text:p>
          </table:table-cell>
          <table:table-cell office:value-type="float" office:value="211671" calcext:value-type="float">
            <text:p>21167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05368" calcext:value-type="float">
            <text:p>105368</text:p>
          </table:table-cell>
          <table:table-cell office:value-type="float" office:value="312627" calcext:value-type="float">
            <text:p>31262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07365" calcext:value-type="float">
            <text:p>107365</text:p>
          </table:table-cell>
          <table:table-cell office:value-type="float" office:value="302555" calcext:value-type="float">
            <text:p>30255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05375" calcext:value-type="float">
            <text:p>105375</text:p>
          </table:table-cell>
          <table:table-cell office:value-type="float" office:value="285250" calcext:value-type="float">
            <text:p>285250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04824" calcext:value-type="float">
            <text:p>104824</text:p>
          </table:table-cell>
          <table:table-cell office:value-type="float" office:value="273905" calcext:value-type="float">
            <text:p>27390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45811" calcext:value-type="float">
            <text:p>145811</text:p>
          </table:table-cell>
          <table:table-cell office:value-type="float" office:value="370360" calcext:value-type="float">
            <text:p>37036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0926" calcext:value-type="float">
            <text:p>130926</text:p>
          </table:table-cell>
          <table:table-cell office:value-type="float" office:value="355857" calcext:value-type="float">
            <text:p>355857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7. Bijnor</text:p>
          </table:table-cell>
          <table:table-cell office:value-type="string" calcext:value-type="string">
            <text:p>1997 - 1998</text:p>
          </table:table-cell>
          <table:table-cell office:value-type="float" office:value="62687" calcext:value-type="float">
            <text:p>62687</text:p>
          </table:table-cell>
          <table:table-cell office:value-type="float" office:value="186400" calcext:value-type="float">
            <text:p>1864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65312" calcext:value-type="float">
            <text:p>65312</text:p>
          </table:table-cell>
          <table:table-cell office:value-type="float" office:value="183983" calcext:value-type="float">
            <text:p>18398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63349" calcext:value-type="float">
            <text:p>63349</text:p>
          </table:table-cell>
          <table:table-cell office:value-type="float" office:value="176290" calcext:value-type="float">
            <text:p>176290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65831" calcext:value-type="float">
            <text:p>65831</text:p>
          </table:table-cell>
          <table:table-cell office:value-type="float" office:value="183353" calcext:value-type="float">
            <text:p>18335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64581" calcext:value-type="float">
            <text:p>64581</text:p>
          </table:table-cell>
          <table:table-cell office:value-type="float" office:value="194561" calcext:value-type="float">
            <text:p>19456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2924" calcext:value-type="float">
            <text:p>52924</text:p>
          </table:table-cell>
          <table:table-cell office:value-type="float" office:value="141933" calcext:value-type="float">
            <text:p>14193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55591" calcext:value-type="float">
            <text:p>55591</text:p>
          </table:table-cell>
          <table:table-cell office:value-type="float" office:value="142603" calcext:value-type="float">
            <text:p>14260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61346" calcext:value-type="float">
            <text:p>61346</text:p>
          </table:table-cell>
          <table:table-cell office:value-type="float" office:value="175022" calcext:value-type="float">
            <text:p>17502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53816" calcext:value-type="float">
            <text:p>53816</text:p>
          </table:table-cell>
          <table:table-cell office:value-type="float" office:value="140567" calcext:value-type="float">
            <text:p>14056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61346" calcext:value-type="float">
            <text:p>61346</text:p>
          </table:table-cell>
          <table:table-cell office:value-type="float" office:value="158641" calcext:value-type="float">
            <text:p>15864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60515" calcext:value-type="float">
            <text:p>60515</text:p>
          </table:table-cell>
          <table:table-cell office:value-type="float" office:value="157763" calcext:value-type="float">
            <text:p>15776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2426" calcext:value-type="float">
            <text:p>52426</text:p>
          </table:table-cell>
          <table:table-cell office:value-type="float" office:value="131747" calcext:value-type="float">
            <text:p>13174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49403" calcext:value-type="float">
            <text:p>49403</text:p>
          </table:table-cell>
          <table:table-cell office:value-type="float" office:value="118024" calcext:value-type="float">
            <text:p>11802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55816" calcext:value-type="float">
            <text:p>55816</text:p>
          </table:table-cell>
          <table:table-cell office:value-type="float" office:value="131000" calcext:value-type="float">
            <text:p>1310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3734" calcext:value-type="float">
            <text:p>53734</text:p>
          </table:table-cell>
          <table:table-cell office:value-type="float" office:value="128800" calcext:value-type="float">
            <text:p>1288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1390" calcext:value-type="float">
            <text:p>51390</text:p>
          </table:table-cell>
          <table:table-cell office:value-type="float" office:value="129708" calcext:value-type="float">
            <text:p>12970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2943" calcext:value-type="float">
            <text:p>52943</text:p>
          </table:table-cell>
          <table:table-cell office:value-type="float" office:value="123304" calcext:value-type="float">
            <text:p>12330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4742" calcext:value-type="float">
            <text:p>54742</text:p>
          </table:table-cell>
          <table:table-cell office:value-type="float" office:value="143205" calcext:value-type="float">
            <text:p>14320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51317" calcext:value-type="float">
            <text:p>51317</text:p>
          </table:table-cell>
          <table:table-cell office:value-type="float" office:value="132911" calcext:value-type="float">
            <text:p>13291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3369" calcext:value-type="float">
            <text:p>53369</text:p>
          </table:table-cell>
          <table:table-cell office:value-type="float" office:value="134863" calcext:value-type="float">
            <text:p>13486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0835" calcext:value-type="float">
            <text:p>50835</text:p>
          </table:table-cell>
          <table:table-cell office:value-type="float" office:value="127647" calcext:value-type="float">
            <text:p>12764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4482" calcext:value-type="float">
            <text:p>54482</text:p>
          </table:table-cell>
          <table:table-cell office:value-type="float" office:value="131629" calcext:value-type="float">
            <text:p>131629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57985" calcext:value-type="float">
            <text:p>57985</text:p>
          </table:table-cell>
          <table:table-cell office:value-type="float" office:value="153950" calcext:value-type="float">
            <text:p>15395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4801" calcext:value-type="float">
            <text:p>54801</text:p>
          </table:table-cell>
          <table:table-cell office:value-type="float" office:value="163362" calcext:value-type="float">
            <text:p>16336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7113" calcext:value-type="float">
            <text:p>57113</text:p>
          </table:table-cell>
          <table:table-cell office:value-type="float" office:value="159174" calcext:value-type="float">
            <text:p>159174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6790" calcext:value-type="float">
            <text:p>56790</text:p>
          </table:table-cell>
          <table:table-cell office:value-type="float" office:value="143395" calcext:value-type="float">
            <text:p>14339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8. Budaun</text:p>
          </table:table-cell>
          <table:table-cell office:value-type="string" calcext:value-type="string">
            <text:p>1997 - 1998</text:p>
          </table:table-cell>
          <table:table-cell office:value-type="float" office:value="75479" calcext:value-type="float">
            <text:p>75479</text:p>
          </table:table-cell>
          <table:table-cell office:value-type="float" office:value="141053" calcext:value-type="float">
            <text:p>14105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6247" calcext:value-type="float">
            <text:p>86247</text:p>
          </table:table-cell>
          <table:table-cell office:value-type="float" office:value="150611" calcext:value-type="float">
            <text:p>15061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08043" calcext:value-type="float">
            <text:p>108043</text:p>
          </table:table-cell>
          <table:table-cell office:value-type="float" office:value="200329" calcext:value-type="float">
            <text:p>200329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0184" calcext:value-type="float">
            <text:p>110184</text:p>
          </table:table-cell>
          <table:table-cell office:value-type="float" office:value="169222" calcext:value-type="float">
            <text:p>169222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03869" calcext:value-type="float">
            <text:p>103869</text:p>
          </table:table-cell>
          <table:table-cell office:value-type="float" office:value="162355" calcext:value-type="float">
            <text:p>16235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6688" calcext:value-type="float">
            <text:p>56688</text:p>
          </table:table-cell>
          <table:table-cell office:value-type="float" office:value="76092" calcext:value-type="float">
            <text:p>7609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73263" calcext:value-type="float">
            <text:p>73263</text:p>
          </table:table-cell>
          <table:table-cell office:value-type="float" office:value="146059" calcext:value-type="float">
            <text:p>14605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0405" calcext:value-type="float">
            <text:p>90405</text:p>
          </table:table-cell>
          <table:table-cell office:value-type="float" office:value="142174" calcext:value-type="float">
            <text:p>14217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67430" calcext:value-type="float">
            <text:p>67430</text:p>
          </table:table-cell>
          <table:table-cell office:value-type="float" office:value="118407" calcext:value-type="float">
            <text:p>11840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7564" calcext:value-type="float">
            <text:p>87564</text:p>
          </table:table-cell>
          <table:table-cell office:value-type="float" office:value="161030" calcext:value-type="float">
            <text:p>16103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88595" calcext:value-type="float">
            <text:p>88595</text:p>
          </table:table-cell>
          <table:table-cell office:value-type="float" office:value="163724" calcext:value-type="float">
            <text:p>16372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77267" calcext:value-type="float">
            <text:p>77267</text:p>
          </table:table-cell>
          <table:table-cell office:value-type="float" office:value="137149" calcext:value-type="float">
            <text:p>13714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7293" calcext:value-type="float">
            <text:p>67293</text:p>
          </table:table-cell>
          <table:table-cell office:value-type="float" office:value="135124" calcext:value-type="float">
            <text:p>13512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84311" calcext:value-type="float">
            <text:p>84311</text:p>
          </table:table-cell>
          <table:table-cell office:value-type="float" office:value="158167" calcext:value-type="float">
            <text:p>15816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87728" calcext:value-type="float">
            <text:p>87728</text:p>
          </table:table-cell>
          <table:table-cell office:value-type="float" office:value="187299" calcext:value-type="float">
            <text:p>187299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3806" calcext:value-type="float">
            <text:p>83806</text:p>
          </table:table-cell>
          <table:table-cell office:value-type="float" office:value="191329" calcext:value-type="float">
            <text:p>191329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79975" calcext:value-type="float">
            <text:p>79975</text:p>
          </table:table-cell>
          <table:table-cell office:value-type="float" office:value="176185" calcext:value-type="float">
            <text:p>1761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1242" calcext:value-type="float">
            <text:p>81242</text:p>
          </table:table-cell>
          <table:table-cell office:value-type="float" office:value="166790" calcext:value-type="float">
            <text:p>16679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66610" calcext:value-type="float">
            <text:p>66610</text:p>
          </table:table-cell>
          <table:table-cell office:value-type="float" office:value="123029" calcext:value-type="float">
            <text:p>123029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69991" calcext:value-type="float">
            <text:p>69991</text:p>
          </table:table-cell>
          <table:table-cell office:value-type="float" office:value="148171" calcext:value-type="float">
            <text:p>14817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73986" calcext:value-type="float">
            <text:p>73986</text:p>
          </table:table-cell>
          <table:table-cell office:value-type="float" office:value="151375" calcext:value-type="float">
            <text:p>15137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00181" calcext:value-type="float">
            <text:p>100181</text:p>
          </table:table-cell>
          <table:table-cell office:value-type="float" office:value="252556" calcext:value-type="float">
            <text:p>252556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78094" calcext:value-type="float">
            <text:p>78094</text:p>
          </table:table-cell>
          <table:table-cell office:value-type="float" office:value="206090" calcext:value-type="float">
            <text:p>20609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2772" calcext:value-type="float">
            <text:p>82772</text:p>
          </table:table-cell>
          <table:table-cell office:value-type="float" office:value="219346" calcext:value-type="float">
            <text:p>21934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9794" calcext:value-type="float">
            <text:p>99794</text:p>
          </table:table-cell>
          <table:table-cell office:value-type="float" office:value="253477" calcext:value-type="float">
            <text:p>25347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2204" calcext:value-type="float">
            <text:p>82204</text:p>
          </table:table-cell>
          <table:table-cell office:value-type="float" office:value="210031" calcext:value-type="float">
            <text:p>21003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19. Bulandshahr</text:p>
          </table:table-cell>
          <table:table-cell office:value-type="string" calcext:value-type="string">
            <text:p>1997 - 1998</text:p>
          </table:table-cell>
          <table:table-cell office:value-type="float" office:value="14777" calcext:value-type="float">
            <text:p>14777</text:p>
          </table:table-cell>
          <table:table-cell office:value-type="float" office:value="42533" calcext:value-type="float">
            <text:p>42533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21946" calcext:value-type="float">
            <text:p>21946</text:p>
          </table:table-cell>
          <table:table-cell office:value-type="float" office:value="49298" calcext:value-type="float">
            <text:p>4929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34970" calcext:value-type="float">
            <text:p>34970</text:p>
          </table:table-cell>
          <table:table-cell office:value-type="float" office:value="79529" calcext:value-type="float">
            <text:p>7952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45683" calcext:value-type="float">
            <text:p>45683</text:p>
          </table:table-cell>
          <table:table-cell office:value-type="float" office:value="93141" calcext:value-type="float">
            <text:p>9314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39615" calcext:value-type="float">
            <text:p>39615</text:p>
          </table:table-cell>
          <table:table-cell office:value-type="float" office:value="89141" calcext:value-type="float">
            <text:p>8914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39646" calcext:value-type="float">
            <text:p>39646</text:p>
          </table:table-cell>
          <table:table-cell office:value-type="float" office:value="91108" calcext:value-type="float">
            <text:p>9110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4941" calcext:value-type="float">
            <text:p>44941</text:p>
          </table:table-cell>
          <table:table-cell office:value-type="float" office:value="102596" calcext:value-type="float">
            <text:p>10259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50510" calcext:value-type="float">
            <text:p>50510</text:p>
          </table:table-cell>
          <table:table-cell office:value-type="float" office:value="122273" calcext:value-type="float">
            <text:p>12227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5027" calcext:value-type="float">
            <text:p>45027</text:p>
          </table:table-cell>
          <table:table-cell office:value-type="float" office:value="102031" calcext:value-type="float">
            <text:p>10203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6033" calcext:value-type="float">
            <text:p>46033</text:p>
          </table:table-cell>
          <table:table-cell office:value-type="float" office:value="100444" calcext:value-type="float">
            <text:p>10044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58105" calcext:value-type="float">
            <text:p>58105</text:p>
          </table:table-cell>
          <table:table-cell office:value-type="float" office:value="135908" calcext:value-type="float">
            <text:p>135908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69306" calcext:value-type="float">
            <text:p>69306</text:p>
          </table:table-cell>
          <table:table-cell office:value-type="float" office:value="160374" calcext:value-type="float">
            <text:p>16037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1431" calcext:value-type="float">
            <text:p>61431</text:p>
          </table:table-cell>
          <table:table-cell office:value-type="float" office:value="138220" calcext:value-type="float">
            <text:p>13822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74827" calcext:value-type="float">
            <text:p>74827</text:p>
          </table:table-cell>
          <table:table-cell office:value-type="float" office:value="168885" calcext:value-type="float">
            <text:p>16888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88300" calcext:value-type="float">
            <text:p>88300</text:p>
          </table:table-cell>
          <table:table-cell office:value-type="float" office:value="209271" calcext:value-type="float">
            <text:p>20927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3783" calcext:value-type="float">
            <text:p>83783</text:p>
          </table:table-cell>
          <table:table-cell office:value-type="float" office:value="216328" calcext:value-type="float">
            <text:p>21632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95669" calcext:value-type="float">
            <text:p>95669</text:p>
          </table:table-cell>
          <table:table-cell office:value-type="float" office:value="251801" calcext:value-type="float">
            <text:p>25180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7595" calcext:value-type="float">
            <text:p>107595</text:p>
          </table:table-cell>
          <table:table-cell office:value-type="float" office:value="275551" calcext:value-type="float">
            <text:p>27555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03446" calcext:value-type="float">
            <text:p>103446</text:p>
          </table:table-cell>
          <table:table-cell office:value-type="float" office:value="278063" calcext:value-type="float">
            <text:p>278063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83816" calcext:value-type="float">
            <text:p>83816</text:p>
          </table:table-cell>
          <table:table-cell office:value-type="float" office:value="211719" calcext:value-type="float">
            <text:p>21171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2571" calcext:value-type="float">
            <text:p>92571</text:p>
          </table:table-cell>
          <table:table-cell office:value-type="float" office:value="278824" calcext:value-type="float">
            <text:p>27882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3425" calcext:value-type="float">
            <text:p>93425</text:p>
          </table:table-cell>
          <table:table-cell office:value-type="float" office:value="264299" calcext:value-type="float">
            <text:p>26429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7137" calcext:value-type="float">
            <text:p>97137</text:p>
          </table:table-cell>
          <table:table-cell office:value-type="float" office:value="280435" calcext:value-type="float">
            <text:p>28043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0244" calcext:value-type="float">
            <text:p>90244</text:p>
          </table:table-cell>
          <table:table-cell office:value-type="float" office:value="256293" calcext:value-type="float">
            <text:p>256293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3129" calcext:value-type="float">
            <text:p>93129</text:p>
          </table:table-cell>
          <table:table-cell office:value-type="float" office:value="261599" calcext:value-type="float">
            <text:p>26159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7316" calcext:value-type="float">
            <text:p>97316</text:p>
          </table:table-cell>
          <table:table-cell office:value-type="float" office:value="237743" calcext:value-type="float">
            <text:p>23774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0. Chandauli</text:p>
          </table:table-cell>
          <table:table-cell office:value-type="string" calcext:value-type="string">
            <text:p>1997 - 1998</text:p>
          </table:table-cell>
          <table:table-cell office:value-type="float" office:value="102240" calcext:value-type="float">
            <text:p>102240</text:p>
          </table:table-cell>
          <table:table-cell office:value-type="float" office:value="314455" calcext:value-type="float">
            <text:p>31445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02928" calcext:value-type="float">
            <text:p>102928</text:p>
          </table:table-cell>
          <table:table-cell office:value-type="float" office:value="279799" calcext:value-type="float">
            <text:p>27979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03837" calcext:value-type="float">
            <text:p>103837</text:p>
          </table:table-cell>
          <table:table-cell office:value-type="float" office:value="298636" calcext:value-type="float">
            <text:p>2986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02824" calcext:value-type="float">
            <text:p>102824</text:p>
          </table:table-cell>
          <table:table-cell office:value-type="float" office:value="224044" calcext:value-type="float">
            <text:p>22404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3079" calcext:value-type="float">
            <text:p>113079</text:p>
          </table:table-cell>
          <table:table-cell office:value-type="float" office:value="322634" calcext:value-type="float">
            <text:p>32263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1195" calcext:value-type="float">
            <text:p>111195</text:p>
          </table:table-cell>
          <table:table-cell office:value-type="float" office:value="282086" calcext:value-type="float">
            <text:p>28208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11549" calcext:value-type="float">
            <text:p>111549</text:p>
          </table:table-cell>
          <table:table-cell office:value-type="float" office:value="332782" calcext:value-type="float">
            <text:p>33278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10987" calcext:value-type="float">
            <text:p>110987</text:p>
          </table:table-cell>
          <table:table-cell office:value-type="float" office:value="212735" calcext:value-type="float">
            <text:p>21273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08759" calcext:value-type="float">
            <text:p>108759</text:p>
          </table:table-cell>
          <table:table-cell office:value-type="float" office:value="233288" calcext:value-type="float">
            <text:p>23328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0300" calcext:value-type="float">
            <text:p>140300</text:p>
          </table:table-cell>
          <table:table-cell office:value-type="float" office:value="359168" calcext:value-type="float">
            <text:p>35916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94847" calcext:value-type="float">
            <text:p>94847</text:p>
          </table:table-cell>
          <table:table-cell office:value-type="float" office:value="247456" calcext:value-type="float">
            <text:p>24745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16198" calcext:value-type="float">
            <text:p>116198</text:p>
          </table:table-cell>
          <table:table-cell office:value-type="float" office:value="310365" calcext:value-type="float">
            <text:p>31036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86936" calcext:value-type="float">
            <text:p>86936</text:p>
          </table:table-cell>
          <table:table-cell office:value-type="float" office:value="174654" calcext:value-type="float">
            <text:p>17465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98325" calcext:value-type="float">
            <text:p>98325</text:p>
          </table:table-cell>
          <table:table-cell office:value-type="float" office:value="270984" calcext:value-type="float">
            <text:p>27098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11777" calcext:value-type="float">
            <text:p>111777</text:p>
          </table:table-cell>
          <table:table-cell office:value-type="float" office:value="299451" calcext:value-type="float">
            <text:p>29945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08200" calcext:value-type="float">
            <text:p>108200</text:p>
          </table:table-cell>
          <table:table-cell office:value-type="float" office:value="302203" calcext:value-type="float">
            <text:p>30220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12455" calcext:value-type="float">
            <text:p>112455</text:p>
          </table:table-cell>
          <table:table-cell office:value-type="float" office:value="300817" calcext:value-type="float">
            <text:p>30081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2598" calcext:value-type="float">
            <text:p>102598</text:p>
          </table:table-cell>
          <table:table-cell office:value-type="float" office:value="303793" calcext:value-type="float">
            <text:p>30379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3922" calcext:value-type="float">
            <text:p>113922</text:p>
          </table:table-cell>
          <table:table-cell office:value-type="float" office:value="351449" calcext:value-type="float">
            <text:p>35144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6007" calcext:value-type="float">
            <text:p>116007</text:p>
          </table:table-cell>
          <table:table-cell office:value-type="float" office:value="319135" calcext:value-type="float">
            <text:p>3191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14635" calcext:value-type="float">
            <text:p>114635</text:p>
          </table:table-cell>
          <table:table-cell office:value-type="float" office:value="352159" calcext:value-type="float">
            <text:p>35215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12163" calcext:value-type="float">
            <text:p>112163</text:p>
          </table:table-cell>
          <table:table-cell office:value-type="float" office:value="357015" calcext:value-type="float">
            <text:p>35701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14277" calcext:value-type="float">
            <text:p>114277</text:p>
          </table:table-cell>
          <table:table-cell office:value-type="float" office:value="381571" calcext:value-type="float">
            <text:p>38157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14594" calcext:value-type="float">
            <text:p>114594</text:p>
          </table:table-cell>
          <table:table-cell office:value-type="float" office:value="374035" calcext:value-type="float">
            <text:p>37403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17661" calcext:value-type="float">
            <text:p>117661</text:p>
          </table:table-cell>
          <table:table-cell office:value-type="float" office:value="395341" calcext:value-type="float">
            <text:p>39534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14672" calcext:value-type="float">
            <text:p>114672</text:p>
          </table:table-cell>
          <table:table-cell office:value-type="float" office:value="380826" calcext:value-type="float">
            <text:p>38082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1. Chitrakoot</text:p>
          </table:table-cell>
          <table:table-cell office:value-type="string" calcext:value-type="string">
            <text:p>1997 - 1998</text:p>
          </table:table-cell>
          <table:table-cell office:value-type="float" office:value="14170" calcext:value-type="float">
            <text:p>14170</text:p>
          </table:table-cell>
          <table:table-cell office:value-type="float" office:value="11661" calcext:value-type="float">
            <text:p>1166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5134" calcext:value-type="float">
            <text:p>15134</text:p>
          </table:table-cell>
          <table:table-cell office:value-type="float" office:value="24526" calcext:value-type="float">
            <text:p>2452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7044" calcext:value-type="float">
            <text:p>17044</text:p>
          </table:table-cell>
          <table:table-cell office:value-type="float" office:value="18527" calcext:value-type="float">
            <text:p>1852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7088" calcext:value-type="float">
            <text:p>17088</text:p>
          </table:table-cell>
          <table:table-cell office:value-type="float" office:value="14775" calcext:value-type="float">
            <text:p>1477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8842" calcext:value-type="float">
            <text:p>18842</text:p>
          </table:table-cell>
          <table:table-cell office:value-type="float" office:value="21379" calcext:value-type="float">
            <text:p>2137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0259" calcext:value-type="float">
            <text:p>10259</text:p>
          </table:table-cell>
          <table:table-cell office:value-type="float" office:value="7435" calcext:value-type="float">
            <text:p>743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864" calcext:value-type="float">
            <text:p>13864</text:p>
          </table:table-cell>
          <table:table-cell office:value-type="float" office:value="15805" calcext:value-type="float">
            <text:p>1580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140" calcext:value-type="float">
            <text:p>15140</text:p>
          </table:table-cell>
          <table:table-cell office:value-type="float" office:value="12356" calcext:value-type="float">
            <text:p>1235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0047" calcext:value-type="float">
            <text:p>10047</text:p>
          </table:table-cell>
          <table:table-cell office:value-type="float" office:value="7565" calcext:value-type="float">
            <text:p>75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0584" calcext:value-type="float">
            <text:p>10584</text:p>
          </table:table-cell>
          <table:table-cell office:value-type="float" office:value="4953" calcext:value-type="float">
            <text:p>49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2979" calcext:value-type="float">
            <text:p>12979</text:p>
          </table:table-cell>
          <table:table-cell office:value-type="float" office:value="3271" calcext:value-type="float">
            <text:p>327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9532" calcext:value-type="float">
            <text:p>9532</text:p>
          </table:table-cell>
          <table:table-cell office:value-type="float" office:value="7187" calcext:value-type="float">
            <text:p>71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7026" calcext:value-type="float">
            <text:p>7026</text:p>
          </table:table-cell>
          <table:table-cell office:value-type="float" office:value="3864" calcext:value-type="float">
            <text:p>386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7506" calcext:value-type="float">
            <text:p>7506</text:p>
          </table:table-cell>
          <table:table-cell office:value-type="float" office:value="5892" calcext:value-type="float">
            <text:p>589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7886" calcext:value-type="float">
            <text:p>7886</text:p>
          </table:table-cell>
          <table:table-cell office:value-type="float" office:value="7949" calcext:value-type="float">
            <text:p>79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494" calcext:value-type="float">
            <text:p>8494</text:p>
          </table:table-cell>
          <table:table-cell office:value-type="float" office:value="12741" calcext:value-type="float">
            <text:p>1274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155" calcext:value-type="float">
            <text:p>10155</text:p>
          </table:table-cell>
          <table:table-cell office:value-type="float" office:value="18208" calcext:value-type="float">
            <text:p>1820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2662" calcext:value-type="float">
            <text:p>12662</text:p>
          </table:table-cell>
          <table:table-cell office:value-type="float" office:value="12763" calcext:value-type="float">
            <text:p>127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2842" calcext:value-type="float">
            <text:p>12842</text:p>
          </table:table-cell>
          <table:table-cell office:value-type="float" office:value="8566" calcext:value-type="float">
            <text:p>856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2547" calcext:value-type="float">
            <text:p>12547</text:p>
          </table:table-cell>
          <table:table-cell office:value-type="float" office:value="25972" calcext:value-type="float">
            <text:p>25972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8957" calcext:value-type="float">
            <text:p>8957</text:p>
          </table:table-cell>
          <table:table-cell office:value-type="float" office:value="16839" calcext:value-type="float">
            <text:p>1683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109" calcext:value-type="float">
            <text:p>9109</text:p>
          </table:table-cell>
          <table:table-cell office:value-type="float" office:value="14665" calcext:value-type="float">
            <text:p>1466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0206" calcext:value-type="float">
            <text:p>10206</text:p>
          </table:table-cell>
          <table:table-cell office:value-type="float" office:value="20677" calcext:value-type="float">
            <text:p>2067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0216" calcext:value-type="float">
            <text:p>10216</text:p>
          </table:table-cell>
          <table:table-cell office:value-type="float" office:value="28237" calcext:value-type="float">
            <text:p>2823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0425" calcext:value-type="float">
            <text:p>10425</text:p>
          </table:table-cell>
          <table:table-cell office:value-type="float" office:value="23300" calcext:value-type="float">
            <text:p>2330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0285" calcext:value-type="float">
            <text:p>10285</text:p>
          </table:table-cell>
          <table:table-cell office:value-type="float" office:value="23594" calcext:value-type="float">
            <text:p>2359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2. Deoria</text:p>
          </table:table-cell>
          <table:table-cell office:value-type="string" calcext:value-type="string">
            <text:p>1997 - 1998</text:p>
          </table:table-cell>
          <table:table-cell office:value-type="float" office:value="121281" calcext:value-type="float">
            <text:p>121281</text:p>
          </table:table-cell>
          <table:table-cell office:value-type="float" office:value="234686" calcext:value-type="float">
            <text:p>23468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20846" calcext:value-type="float">
            <text:p>120846</text:p>
          </table:table-cell>
          <table:table-cell office:value-type="float" office:value="206791" calcext:value-type="float">
            <text:p>20679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23788" calcext:value-type="float">
            <text:p>123788</text:p>
          </table:table-cell>
          <table:table-cell office:value-type="float" office:value="280524" calcext:value-type="float">
            <text:p>280524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3132" calcext:value-type="float">
            <text:p>123132</text:p>
          </table:table-cell>
          <table:table-cell office:value-type="float" office:value="300532" calcext:value-type="float">
            <text:p>30053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26977" calcext:value-type="float">
            <text:p>126977</text:p>
          </table:table-cell>
          <table:table-cell office:value-type="float" office:value="247386" calcext:value-type="float">
            <text:p>24738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28478" calcext:value-type="float">
            <text:p>128478</text:p>
          </table:table-cell>
          <table:table-cell office:value-type="float" office:value="223404" calcext:value-type="float">
            <text:p>22340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0793" calcext:value-type="float">
            <text:p>130793</text:p>
          </table:table-cell>
          <table:table-cell office:value-type="float" office:value="281680" calcext:value-type="float">
            <text:p>28168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30539" calcext:value-type="float">
            <text:p>130539</text:p>
          </table:table-cell>
          <table:table-cell office:value-type="float" office:value="213166" calcext:value-type="float">
            <text:p>21316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30793" calcext:value-type="float">
            <text:p>130793</text:p>
          </table:table-cell>
          <table:table-cell office:value-type="float" office:value="237128" calcext:value-type="float">
            <text:p>23712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21228" calcext:value-type="float">
            <text:p>121228</text:p>
          </table:table-cell>
          <table:table-cell office:value-type="float" office:value="207785" calcext:value-type="float">
            <text:p>20778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29723" calcext:value-type="float">
            <text:p>129723</text:p>
          </table:table-cell>
          <table:table-cell office:value-type="float" office:value="255814" calcext:value-type="float">
            <text:p>25581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29385" calcext:value-type="float">
            <text:p>129385</text:p>
          </table:table-cell>
          <table:table-cell office:value-type="float" office:value="278695" calcext:value-type="float">
            <text:p>2786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18768" calcext:value-type="float">
            <text:p>118768</text:p>
          </table:table-cell>
          <table:table-cell office:value-type="float" office:value="169244" calcext:value-type="float">
            <text:p>16924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28344" calcext:value-type="float">
            <text:p>128344</text:p>
          </table:table-cell>
          <table:table-cell office:value-type="float" office:value="256303" calcext:value-type="float">
            <text:p>256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30611" calcext:value-type="float">
            <text:p>130611</text:p>
          </table:table-cell>
          <table:table-cell office:value-type="float" office:value="287736" calcext:value-type="float">
            <text:p>28773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32142" calcext:value-type="float">
            <text:p>132142</text:p>
          </table:table-cell>
          <table:table-cell office:value-type="float" office:value="295337" calcext:value-type="float">
            <text:p>29533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35616" calcext:value-type="float">
            <text:p>135616</text:p>
          </table:table-cell>
          <table:table-cell office:value-type="float" office:value="333480" calcext:value-type="float">
            <text:p>33348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32892" calcext:value-type="float">
            <text:p>132892</text:p>
          </table:table-cell>
          <table:table-cell office:value-type="float" office:value="266980" calcext:value-type="float">
            <text:p>26698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24280" calcext:value-type="float">
            <text:p>124280</text:p>
          </table:table-cell>
          <table:table-cell office:value-type="float" office:value="96441" calcext:value-type="float">
            <text:p>9644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33390" calcext:value-type="float">
            <text:p>133390</text:p>
          </table:table-cell>
          <table:table-cell office:value-type="float" office:value="279319" calcext:value-type="float">
            <text:p>27931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35889" calcext:value-type="float">
            <text:p>135889</text:p>
          </table:table-cell>
          <table:table-cell office:value-type="float" office:value="312409" calcext:value-type="float">
            <text:p>31240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32611" calcext:value-type="float">
            <text:p>132611</text:p>
          </table:table-cell>
          <table:table-cell office:value-type="float" office:value="272383" calcext:value-type="float">
            <text:p>27238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27424" calcext:value-type="float">
            <text:p>127424</text:p>
          </table:table-cell>
          <table:table-cell office:value-type="float" office:value="340477" calcext:value-type="float">
            <text:p>34047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33403" calcext:value-type="float">
            <text:p>133403</text:p>
          </table:table-cell>
          <table:table-cell office:value-type="float" office:value="288817" calcext:value-type="float">
            <text:p>28881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6079" calcext:value-type="float">
            <text:p>136079</text:p>
          </table:table-cell>
          <table:table-cell office:value-type="float" office:value="316792" calcext:value-type="float">
            <text:p>31679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50212" calcext:value-type="float">
            <text:p>150212</text:p>
          </table:table-cell>
          <table:table-cell office:value-type="float" office:value="358256" calcext:value-type="float">
            <text:p>358256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3. Etah</text:p>
          </table:table-cell>
          <table:table-cell office:value-type="string" calcext:value-type="string">
            <text:p>1997 - 1998</text:p>
          </table:table-cell>
          <table:table-cell office:value-type="float" office:value="38760" calcext:value-type="float">
            <text:p>38760</text:p>
          </table:table-cell>
          <table:table-cell office:value-type="float" office:value="71267" calcext:value-type="float">
            <text:p>7126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37560" calcext:value-type="float">
            <text:p>37560</text:p>
          </table:table-cell>
          <table:table-cell office:value-type="float" office:value="77436" calcext:value-type="float">
            <text:p>7743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37477" calcext:value-type="float">
            <text:p>37477</text:p>
          </table:table-cell>
          <table:table-cell office:value-type="float" office:value="64489" calcext:value-type="float">
            <text:p>64489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40199" calcext:value-type="float">
            <text:p>40199</text:p>
          </table:table-cell>
          <table:table-cell office:value-type="float" office:value="72599" calcext:value-type="float">
            <text:p>72599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51795" calcext:value-type="float">
            <text:p>51795</text:p>
          </table:table-cell>
          <table:table-cell office:value-type="float" office:value="77583" calcext:value-type="float">
            <text:p>7758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41099" calcext:value-type="float">
            <text:p>41099</text:p>
          </table:table-cell>
          <table:table-cell office:value-type="float" office:value="63128" calcext:value-type="float">
            <text:p>6312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36048" calcext:value-type="float">
            <text:p>36048</text:p>
          </table:table-cell>
          <table:table-cell office:value-type="float" office:value="64971" calcext:value-type="float">
            <text:p>6497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40518" calcext:value-type="float">
            <text:p>40518</text:p>
          </table:table-cell>
          <table:table-cell office:value-type="float" office:value="82558" calcext:value-type="float">
            <text:p>8255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7875" calcext:value-type="float">
            <text:p>37875</text:p>
          </table:table-cell>
          <table:table-cell office:value-type="float" office:value="83666" calcext:value-type="float">
            <text:p>8366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1564" calcext:value-type="float">
            <text:p>41564</text:p>
          </table:table-cell>
          <table:table-cell office:value-type="float" office:value="90028" calcext:value-type="float">
            <text:p>9002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0937" calcext:value-type="float">
            <text:p>30937</text:p>
          </table:table-cell>
          <table:table-cell office:value-type="float" office:value="70784" calcext:value-type="float">
            <text:p>7078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5774" calcext:value-type="float">
            <text:p>45774</text:p>
          </table:table-cell>
          <table:table-cell office:value-type="float" office:value="101527" calcext:value-type="float">
            <text:p>101527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367" calcext:value-type="float">
            <text:p>16367</text:p>
          </table:table-cell>
          <table:table-cell office:value-type="float" office:value="36400" calcext:value-type="float">
            <text:p>3640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1823" calcext:value-type="float">
            <text:p>21823</text:p>
          </table:table-cell>
          <table:table-cell office:value-type="float" office:value="45872" calcext:value-type="float">
            <text:p>4587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7072" calcext:value-type="float">
            <text:p>27072</text:p>
          </table:table-cell>
          <table:table-cell office:value-type="float" office:value="69358" calcext:value-type="float">
            <text:p>6935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8727" calcext:value-type="float">
            <text:p>18727</text:p>
          </table:table-cell>
          <table:table-cell office:value-type="float" office:value="49608" calcext:value-type="float">
            <text:p>4960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9297" calcext:value-type="float">
            <text:p>19297</text:p>
          </table:table-cell>
          <table:table-cell office:value-type="float" office:value="45001" calcext:value-type="float">
            <text:p>4500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8244" calcext:value-type="float">
            <text:p>18244</text:p>
          </table:table-cell>
          <table:table-cell office:value-type="float" office:value="40283" calcext:value-type="float">
            <text:p>4028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9394" calcext:value-type="float">
            <text:p>29394</text:p>
          </table:table-cell>
          <table:table-cell office:value-type="float" office:value="45414" calcext:value-type="float">
            <text:p>45414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7804" calcext:value-type="float">
            <text:p>17804</text:p>
          </table:table-cell>
          <table:table-cell office:value-type="float" office:value="38920" calcext:value-type="float">
            <text:p>3892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244" calcext:value-type="float">
            <text:p>14244</text:p>
          </table:table-cell>
          <table:table-cell office:value-type="float" office:value="36750" calcext:value-type="float">
            <text:p>3675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7697" calcext:value-type="float">
            <text:p>17697</text:p>
          </table:table-cell>
          <table:table-cell office:value-type="float" office:value="47163" calcext:value-type="float">
            <text:p>4716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9215" calcext:value-type="float">
            <text:p>19215</text:p>
          </table:table-cell>
          <table:table-cell office:value-type="float" office:value="55935" calcext:value-type="float">
            <text:p>55935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9989" calcext:value-type="float">
            <text:p>19989</text:p>
          </table:table-cell>
          <table:table-cell office:value-type="float" office:value="57568" calcext:value-type="float">
            <text:p>5756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8461" calcext:value-type="float">
            <text:p>18461</text:p>
          </table:table-cell>
          <table:table-cell office:value-type="float" office:value="49309" calcext:value-type="float">
            <text:p>4930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8351" calcext:value-type="float">
            <text:p>18351</text:p>
          </table:table-cell>
          <table:table-cell office:value-type="float" office:value="49327" calcext:value-type="float">
            <text:p>49327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4. Etawah</text:p>
          </table:table-cell>
          <table:table-cell office:value-type="string" calcext:value-type="string">
            <text:p>1997 - 1998</text:p>
          </table:table-cell>
          <table:table-cell office:value-type="float" office:value="41202" calcext:value-type="float">
            <text:p>41202</text:p>
          </table:table-cell>
          <table:table-cell office:value-type="float" office:value="110865" calcext:value-type="float">
            <text:p>110865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3453" calcext:value-type="float">
            <text:p>43453</text:p>
          </table:table-cell>
          <table:table-cell office:value-type="float" office:value="96948" calcext:value-type="float">
            <text:p>9694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45212" calcext:value-type="float">
            <text:p>45212</text:p>
          </table:table-cell>
          <table:table-cell office:value-type="float" office:value="113986" calcext:value-type="float">
            <text:p>113986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47332" calcext:value-type="float">
            <text:p>47332</text:p>
          </table:table-cell>
          <table:table-cell office:value-type="float" office:value="94299" calcext:value-type="float">
            <text:p>9429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48308" calcext:value-type="float">
            <text:p>48308</text:p>
          </table:table-cell>
          <table:table-cell office:value-type="float" office:value="106787" calcext:value-type="float">
            <text:p>10678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38965" calcext:value-type="float">
            <text:p>38965</text:p>
          </table:table-cell>
          <table:table-cell office:value-type="float" office:value="90273" calcext:value-type="float">
            <text:p>90273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2058" calcext:value-type="float">
            <text:p>42058</text:p>
          </table:table-cell>
          <table:table-cell office:value-type="float" office:value="98652" calcext:value-type="float">
            <text:p>98652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44493" calcext:value-type="float">
            <text:p>44493</text:p>
          </table:table-cell>
          <table:table-cell office:value-type="float" office:value="121859" calcext:value-type="float">
            <text:p>12185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1868" calcext:value-type="float">
            <text:p>41868</text:p>
          </table:table-cell>
          <table:table-cell office:value-type="float" office:value="107936" calcext:value-type="float">
            <text:p>10793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31781" calcext:value-type="float">
            <text:p>31781</text:p>
          </table:table-cell>
          <table:table-cell office:value-type="float" office:value="85046" calcext:value-type="float">
            <text:p>85046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4284" calcext:value-type="float">
            <text:p>44284</text:p>
          </table:table-cell>
          <table:table-cell office:value-type="float" office:value="113633" calcext:value-type="float">
            <text:p>11363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5157" calcext:value-type="float">
            <text:p>45157</text:p>
          </table:table-cell>
          <table:table-cell office:value-type="float" office:value="125040" calcext:value-type="float">
            <text:p>12504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7865" calcext:value-type="float">
            <text:p>37865</text:p>
          </table:table-cell>
          <table:table-cell office:value-type="float" office:value="98260" calcext:value-type="float">
            <text:p>9826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3727" calcext:value-type="float">
            <text:p>43727</text:p>
          </table:table-cell>
          <table:table-cell office:value-type="float" office:value="108224" calcext:value-type="float">
            <text:p>108224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0571" calcext:value-type="float">
            <text:p>50571</text:p>
          </table:table-cell>
          <table:table-cell office:value-type="float" office:value="136997" calcext:value-type="float">
            <text:p>13699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49251" calcext:value-type="float">
            <text:p>49251</text:p>
          </table:table-cell>
          <table:table-cell office:value-type="float" office:value="145734" calcext:value-type="float">
            <text:p>14573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8263" calcext:value-type="float">
            <text:p>58263</text:p>
          </table:table-cell>
          <table:table-cell office:value-type="float" office:value="169604" calcext:value-type="float">
            <text:p>16960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2797" calcext:value-type="float">
            <text:p>52797</text:p>
          </table:table-cell>
          <table:table-cell office:value-type="float" office:value="136533" calcext:value-type="float">
            <text:p>13653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53707" calcext:value-type="float">
            <text:p>53707</text:p>
          </table:table-cell>
          <table:table-cell office:value-type="float" office:value="132441" calcext:value-type="float">
            <text:p>13244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0515" calcext:value-type="float">
            <text:p>50515</text:p>
          </table:table-cell>
          <table:table-cell office:value-type="float" office:value="137906" calcext:value-type="float">
            <text:p>13790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1452" calcext:value-type="float">
            <text:p>51452</text:p>
          </table:table-cell>
          <table:table-cell office:value-type="float" office:value="147204" calcext:value-type="float">
            <text:p>14720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4256" calcext:value-type="float">
            <text:p>54256</text:p>
          </table:table-cell>
          <table:table-cell office:value-type="float" office:value="167380" calcext:value-type="float">
            <text:p>16738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51152" calcext:value-type="float">
            <text:p>51152</text:p>
          </table:table-cell>
          <table:table-cell office:value-type="float" office:value="159185" calcext:value-type="float">
            <text:p>15918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3758" calcext:value-type="float">
            <text:p>53758</text:p>
          </table:table-cell>
          <table:table-cell office:value-type="float" office:value="169983" calcext:value-type="float">
            <text:p>16998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1404" calcext:value-type="float">
            <text:p>51404</text:p>
          </table:table-cell>
          <table:table-cell office:value-type="float" office:value="157605" calcext:value-type="float">
            <text:p>15760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0762" calcext:value-type="float">
            <text:p>50762</text:p>
          </table:table-cell>
          <table:table-cell office:value-type="float" office:value="153149" calcext:value-type="float">
            <text:p>15314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5. Faizabad</text:p>
          </table:table-cell>
          <table:table-cell office:value-type="string" calcext:value-type="string">
            <text:p>1997 - 1998</text:p>
          </table:table-cell>
          <table:table-cell office:value-type="float" office:value="101815" calcext:value-type="float">
            <text:p>101815</text:p>
          </table:table-cell>
          <table:table-cell office:value-type="float" office:value="230758" calcext:value-type="float">
            <text:p>23075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04169" calcext:value-type="float">
            <text:p>104169</text:p>
          </table:table-cell>
          <table:table-cell office:value-type="float" office:value="195720" calcext:value-type="float">
            <text:p>19572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01251" calcext:value-type="float">
            <text:p>101251</text:p>
          </table:table-cell>
          <table:table-cell office:value-type="float" office:value="209220" calcext:value-type="float">
            <text:p>209220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00564" calcext:value-type="float">
            <text:p>100564</text:p>
          </table:table-cell>
          <table:table-cell office:value-type="float" office:value="213450" calcext:value-type="float">
            <text:p>21345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04185" calcext:value-type="float">
            <text:p>104185</text:p>
          </table:table-cell>
          <table:table-cell office:value-type="float" office:value="249943" calcext:value-type="float">
            <text:p>24994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85292" calcext:value-type="float">
            <text:p>85292</text:p>
          </table:table-cell>
          <table:table-cell office:value-type="float" office:value="194284" calcext:value-type="float">
            <text:p>194284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72165" calcext:value-type="float">
            <text:p>72165</text:p>
          </table:table-cell>
          <table:table-cell office:value-type="float" office:value="197095" calcext:value-type="float">
            <text:p>197095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72651" calcext:value-type="float">
            <text:p>72651</text:p>
          </table:table-cell>
          <table:table-cell office:value-type="float" office:value="171176" calcext:value-type="float">
            <text:p>17117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88399" calcext:value-type="float">
            <text:p>88399</text:p>
          </table:table-cell>
          <table:table-cell office:value-type="float" office:value="220379" calcext:value-type="float">
            <text:p>220379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72337" calcext:value-type="float">
            <text:p>72337</text:p>
          </table:table-cell>
          <table:table-cell office:value-type="float" office:value="125866" calcext:value-type="float">
            <text:p>12586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70484" calcext:value-type="float">
            <text:p>70484</text:p>
          </table:table-cell>
          <table:table-cell office:value-type="float" office:value="149144" calcext:value-type="float">
            <text:p>14914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04233" calcext:value-type="float">
            <text:p>104233</text:p>
          </table:table-cell>
          <table:table-cell office:value-type="float" office:value="247762" calcext:value-type="float">
            <text:p>24776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82232" calcext:value-type="float">
            <text:p>82232</text:p>
          </table:table-cell>
          <table:table-cell office:value-type="float" office:value="189216" calcext:value-type="float">
            <text:p>18921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97099" calcext:value-type="float">
            <text:p>97099</text:p>
          </table:table-cell>
          <table:table-cell office:value-type="float" office:value="214200" calcext:value-type="float">
            <text:p>2142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9295" calcext:value-type="float">
            <text:p>99295</text:p>
          </table:table-cell>
          <table:table-cell office:value-type="float" office:value="236719" calcext:value-type="float">
            <text:p>236719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9791" calcext:value-type="float">
            <text:p>99791</text:p>
          </table:table-cell>
          <table:table-cell office:value-type="float" office:value="253569" calcext:value-type="float">
            <text:p>253569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3896" calcext:value-type="float">
            <text:p>103896</text:p>
          </table:table-cell>
          <table:table-cell office:value-type="float" office:value="272519" calcext:value-type="float">
            <text:p>272519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4586" calcext:value-type="float">
            <text:p>94586</text:p>
          </table:table-cell>
          <table:table-cell office:value-type="float" office:value="207805" calcext:value-type="float">
            <text:p>20780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3220" calcext:value-type="float">
            <text:p>93220</text:p>
          </table:table-cell>
          <table:table-cell office:value-type="float" office:value="194643" calcext:value-type="float">
            <text:p>194643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7623" calcext:value-type="float">
            <text:p>97623</text:p>
          </table:table-cell>
          <table:table-cell office:value-type="float" office:value="249329" calcext:value-type="float">
            <text:p>249329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01927" calcext:value-type="float">
            <text:p>101927</text:p>
          </table:table-cell>
          <table:table-cell office:value-type="float" office:value="263889" calcext:value-type="float">
            <text:p>26388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7493" calcext:value-type="float">
            <text:p>97493</text:p>
          </table:table-cell>
          <table:table-cell office:value-type="float" office:value="287312" calcext:value-type="float">
            <text:p>28731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6123" calcext:value-type="float">
            <text:p>96123</text:p>
          </table:table-cell>
          <table:table-cell office:value-type="float" office:value="284140" calcext:value-type="float">
            <text:p>28414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8379" calcext:value-type="float">
            <text:p>98379</text:p>
          </table:table-cell>
          <table:table-cell office:value-type="float" office:value="282938" calcext:value-type="float">
            <text:p>28293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02083" calcext:value-type="float">
            <text:p>102083</text:p>
          </table:table-cell>
          <table:table-cell office:value-type="float" office:value="259189" calcext:value-type="float">
            <text:p>259189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9090" calcext:value-type="float">
            <text:p>99090</text:p>
          </table:table-cell>
          <table:table-cell office:value-type="float" office:value="255157" calcext:value-type="float">
            <text:p>255157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6. Farrukhabad</text:p>
          </table:table-cell>
          <table:table-cell office:value-type="string" calcext:value-type="string">
            <text:p>1997 - 1998</text:p>
          </table:table-cell>
          <table:table-cell office:value-type="float" office:value="13215" calcext:value-type="float">
            <text:p>13215</text:p>
          </table:table-cell>
          <table:table-cell office:value-type="float" office:value="25031" calcext:value-type="float">
            <text:p>2503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278" calcext:value-type="float">
            <text:p>11278</text:p>
          </table:table-cell>
          <table:table-cell office:value-type="float" office:value="22788" calcext:value-type="float">
            <text:p>2278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3251" calcext:value-type="float">
            <text:p>13251</text:p>
          </table:table-cell>
          <table:table-cell office:value-type="float" office:value="28315" calcext:value-type="float">
            <text:p>2831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743" calcext:value-type="float">
            <text:p>13743</text:p>
          </table:table-cell>
          <table:table-cell office:value-type="float" office:value="28025" calcext:value-type="float">
            <text:p>2802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4306" calcext:value-type="float">
            <text:p>14306</text:p>
          </table:table-cell>
          <table:table-cell office:value-type="float" office:value="30081" calcext:value-type="float">
            <text:p>3008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9501" calcext:value-type="float">
            <text:p>9501</text:p>
          </table:table-cell>
          <table:table-cell office:value-type="float" office:value="19468" calcext:value-type="float">
            <text:p>1946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2582" calcext:value-type="float">
            <text:p>12582</text:p>
          </table:table-cell>
          <table:table-cell office:value-type="float" office:value="21304" calcext:value-type="float">
            <text:p>21304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644" calcext:value-type="float">
            <text:p>15644</text:p>
          </table:table-cell>
          <table:table-cell office:value-type="float" office:value="35859" calcext:value-type="float">
            <text:p>3585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3144" calcext:value-type="float">
            <text:p>13144</text:p>
          </table:table-cell>
          <table:table-cell office:value-type="float" office:value="27458" calcext:value-type="float">
            <text:p>2745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986" calcext:value-type="float">
            <text:p>14986</text:p>
          </table:table-cell>
          <table:table-cell office:value-type="float" office:value="34108" calcext:value-type="float">
            <text:p>34108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047" calcext:value-type="float">
            <text:p>13047</text:p>
          </table:table-cell>
          <table:table-cell office:value-type="float" office:value="29734" calcext:value-type="float">
            <text:p>29734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4975" calcext:value-type="float">
            <text:p>14975</text:p>
          </table:table-cell>
          <table:table-cell office:value-type="float" office:value="37048" calcext:value-type="float">
            <text:p>37048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8899" calcext:value-type="float">
            <text:p>8899</text:p>
          </table:table-cell>
          <table:table-cell office:value-type="float" office:value="19934" calcext:value-type="float">
            <text:p>1993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4963" calcext:value-type="float">
            <text:p>14963</text:p>
          </table:table-cell>
          <table:table-cell office:value-type="float" office:value="24075" calcext:value-type="float">
            <text:p>2407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4915" calcext:value-type="float">
            <text:p>14915</text:p>
          </table:table-cell>
          <table:table-cell office:value-type="float" office:value="33469" calcext:value-type="float">
            <text:p>33469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5283" calcext:value-type="float">
            <text:p>15283</text:p>
          </table:table-cell>
          <table:table-cell office:value-type="float" office:value="42471" calcext:value-type="float">
            <text:p>42471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6524" calcext:value-type="float">
            <text:p>16524</text:p>
          </table:table-cell>
          <table:table-cell office:value-type="float" office:value="44202" calcext:value-type="float">
            <text:p>4420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1900" calcext:value-type="float">
            <text:p>11900</text:p>
          </table:table-cell>
          <table:table-cell office:value-type="float" office:value="33213" calcext:value-type="float">
            <text:p>3321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049" calcext:value-type="float">
            <text:p>11049</text:p>
          </table:table-cell>
          <table:table-cell office:value-type="float" office:value="24816" calcext:value-type="float">
            <text:p>2481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6441" calcext:value-type="float">
            <text:p>16441</text:p>
          </table:table-cell>
          <table:table-cell office:value-type="float" office:value="43421" calcext:value-type="float">
            <text:p>43421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261" calcext:value-type="float">
            <text:p>14261</text:p>
          </table:table-cell>
          <table:table-cell office:value-type="float" office:value="43082" calcext:value-type="float">
            <text:p>43082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4095" calcext:value-type="float">
            <text:p>14095</text:p>
          </table:table-cell>
          <table:table-cell office:value-type="float" office:value="42609" calcext:value-type="float">
            <text:p>4260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3928" calcext:value-type="float">
            <text:p>13928</text:p>
          </table:table-cell>
          <table:table-cell office:value-type="float" office:value="52690" calcext:value-type="float">
            <text:p>5269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3842" calcext:value-type="float">
            <text:p>13842</text:p>
          </table:table-cell>
          <table:table-cell office:value-type="float" office:value="44987" calcext:value-type="float">
            <text:p>4498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644" calcext:value-type="float">
            <text:p>13644</text:p>
          </table:table-cell>
          <table:table-cell office:value-type="float" office:value="39991" calcext:value-type="float">
            <text:p>3999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551" calcext:value-type="float">
            <text:p>13551</text:p>
          </table:table-cell>
          <table:table-cell office:value-type="float" office:value="43065" calcext:value-type="float">
            <text:p>4306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7. Fatehpur</text:p>
          </table:table-cell>
          <table:table-cell office:value-type="string" calcext:value-type="string">
            <text:p>1997 - 1998</text:p>
          </table:table-cell>
          <table:table-cell office:value-type="float" office:value="81838" calcext:value-type="float">
            <text:p>81838</text:p>
          </table:table-cell>
          <table:table-cell office:value-type="float" office:value="162415" calcext:value-type="float">
            <text:p>16241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9110" calcext:value-type="float">
            <text:p>89110</text:p>
          </table:table-cell>
          <table:table-cell office:value-type="float" office:value="163432" calcext:value-type="float">
            <text:p>16343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89904" calcext:value-type="float">
            <text:p>89904</text:p>
          </table:table-cell>
          <table:table-cell office:value-type="float" office:value="170543" calcext:value-type="float">
            <text:p>17054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91781" calcext:value-type="float">
            <text:p>91781</text:p>
          </table:table-cell>
          <table:table-cell office:value-type="float" office:value="162713" calcext:value-type="float">
            <text:p>16271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97302" calcext:value-type="float">
            <text:p>97302</text:p>
          </table:table-cell>
          <table:table-cell office:value-type="float" office:value="198290" calcext:value-type="float">
            <text:p>19829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69093" calcext:value-type="float">
            <text:p>69093</text:p>
          </table:table-cell>
          <table:table-cell office:value-type="float" office:value="114885" calcext:value-type="float">
            <text:p>114885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85350" calcext:value-type="float">
            <text:p>85350</text:p>
          </table:table-cell>
          <table:table-cell office:value-type="float" office:value="155333" calcext:value-type="float">
            <text:p>15533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86201" calcext:value-type="float">
            <text:p>86201</text:p>
          </table:table-cell>
          <table:table-cell office:value-type="float" office:value="160017" calcext:value-type="float">
            <text:p>160017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71543" calcext:value-type="float">
            <text:p>71543</text:p>
          </table:table-cell>
          <table:table-cell office:value-type="float" office:value="120765" calcext:value-type="float">
            <text:p>12076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0582" calcext:value-type="float">
            <text:p>80582</text:p>
          </table:table-cell>
          <table:table-cell office:value-type="float" office:value="136425" calcext:value-type="float">
            <text:p>13642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84135" calcext:value-type="float">
            <text:p>84135</text:p>
          </table:table-cell>
          <table:table-cell office:value-type="float" office:value="158258" calcext:value-type="float">
            <text:p>15825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79122" calcext:value-type="float">
            <text:p>79122</text:p>
          </table:table-cell>
          <table:table-cell office:value-type="float" office:value="182139" calcext:value-type="float">
            <text:p>18213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1678" calcext:value-type="float">
            <text:p>61678</text:p>
          </table:table-cell>
          <table:table-cell office:value-type="float" office:value="133410" calcext:value-type="float">
            <text:p>13341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63527" calcext:value-type="float">
            <text:p>63527</text:p>
          </table:table-cell>
          <table:table-cell office:value-type="float" office:value="134105" calcext:value-type="float">
            <text:p>134105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77736" calcext:value-type="float">
            <text:p>77736</text:p>
          </table:table-cell>
          <table:table-cell office:value-type="float" office:value="182446" calcext:value-type="float">
            <text:p>18244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77164" calcext:value-type="float">
            <text:p>77164</text:p>
          </table:table-cell>
          <table:table-cell office:value-type="float" office:value="189515" calcext:value-type="float">
            <text:p>18951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6459" calcext:value-type="float">
            <text:p>86459</text:p>
          </table:table-cell>
          <table:table-cell office:value-type="float" office:value="225226" calcext:value-type="float">
            <text:p>22522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0702" calcext:value-type="float">
            <text:p>80702</text:p>
          </table:table-cell>
          <table:table-cell office:value-type="float" office:value="157046" calcext:value-type="float">
            <text:p>15704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81949" calcext:value-type="float">
            <text:p>81949</text:p>
          </table:table-cell>
          <table:table-cell office:value-type="float" office:value="167750" calcext:value-type="float">
            <text:p>16775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86789" calcext:value-type="float">
            <text:p>86789</text:p>
          </table:table-cell>
          <table:table-cell office:value-type="float" office:value="215671" calcext:value-type="float">
            <text:p>215671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82064" calcext:value-type="float">
            <text:p>82064</text:p>
          </table:table-cell>
          <table:table-cell office:value-type="float" office:value="216649" calcext:value-type="float">
            <text:p>21664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83788" calcext:value-type="float">
            <text:p>83788</text:p>
          </table:table-cell>
          <table:table-cell office:value-type="float" office:value="244493" calcext:value-type="float">
            <text:p>2444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80346" calcext:value-type="float">
            <text:p>80346</text:p>
          </table:table-cell>
          <table:table-cell office:value-type="float" office:value="241199" calcext:value-type="float">
            <text:p>241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2279" calcext:value-type="float">
            <text:p>82279</text:p>
          </table:table-cell>
          <table:table-cell office:value-type="float" office:value="241324" calcext:value-type="float">
            <text:p>24132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85554" calcext:value-type="float">
            <text:p>85554</text:p>
          </table:table-cell>
          <table:table-cell office:value-type="float" office:value="240835" calcext:value-type="float">
            <text:p>24083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1803" calcext:value-type="float">
            <text:p>91803</text:p>
          </table:table-cell>
          <table:table-cell office:value-type="float" office:value="261914" calcext:value-type="float">
            <text:p>26191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8. Firozabad</text:p>
          </table:table-cell>
          <table:table-cell office:value-type="string" calcext:value-type="string">
            <text:p>1997 - 1998</text:p>
          </table:table-cell>
          <table:table-cell office:value-type="float" office:value="14013" calcext:value-type="float">
            <text:p>14013</text:p>
          </table:table-cell>
          <table:table-cell office:value-type="float" office:value="31220" calcext:value-type="float">
            <text:p>3122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9291" calcext:value-type="float">
            <text:p>19291</text:p>
          </table:table-cell>
          <table:table-cell office:value-type="float" office:value="35053" calcext:value-type="float">
            <text:p>3505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0570" calcext:value-type="float">
            <text:p>20570</text:p>
          </table:table-cell>
          <table:table-cell office:value-type="float" office:value="34018" calcext:value-type="float">
            <text:p>3401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1506" calcext:value-type="float">
            <text:p>21506</text:p>
          </table:table-cell>
          <table:table-cell office:value-type="float" office:value="34330" calcext:value-type="float">
            <text:p>343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9184" calcext:value-type="float">
            <text:p>19184</text:p>
          </table:table-cell>
          <table:table-cell office:value-type="float" office:value="33752" calcext:value-type="float">
            <text:p>3375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3947" calcext:value-type="float">
            <text:p>13947</text:p>
          </table:table-cell>
          <table:table-cell office:value-type="float" office:value="26639" calcext:value-type="float">
            <text:p>26639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865" calcext:value-type="float">
            <text:p>13865</text:p>
          </table:table-cell>
          <table:table-cell office:value-type="float" office:value="26784" calcext:value-type="float">
            <text:p>26784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4649" calcext:value-type="float">
            <text:p>14649</text:p>
          </table:table-cell>
          <table:table-cell office:value-type="float" office:value="40988" calcext:value-type="float">
            <text:p>4098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4433" calcext:value-type="float">
            <text:p>14433</text:p>
          </table:table-cell>
          <table:table-cell office:value-type="float" office:value="44381" calcext:value-type="float">
            <text:p>44381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989" calcext:value-type="float">
            <text:p>14989</text:p>
          </table:table-cell>
          <table:table-cell office:value-type="float" office:value="43963" calcext:value-type="float">
            <text:p>4396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103" calcext:value-type="float">
            <text:p>16103</text:p>
          </table:table-cell>
          <table:table-cell office:value-type="float" office:value="48905" calcext:value-type="float">
            <text:p>48905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8713" calcext:value-type="float">
            <text:p>18713</text:p>
          </table:table-cell>
          <table:table-cell office:value-type="float" office:value="56176" calcext:value-type="float">
            <text:p>56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939" calcext:value-type="float">
            <text:p>16939</text:p>
          </table:table-cell>
          <table:table-cell office:value-type="float" office:value="49513" calcext:value-type="float">
            <text:p>4951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9919" calcext:value-type="float">
            <text:p>19919</text:p>
          </table:table-cell>
          <table:table-cell office:value-type="float" office:value="54976" calcext:value-type="float">
            <text:p>5497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5410" calcext:value-type="float">
            <text:p>25410</text:p>
          </table:table-cell>
          <table:table-cell office:value-type="float" office:value="72164" calcext:value-type="float">
            <text:p>72164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9297" calcext:value-type="float">
            <text:p>19297</text:p>
          </table:table-cell>
          <table:table-cell office:value-type="float" office:value="54726" calcext:value-type="float">
            <text:p>54726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1599" calcext:value-type="float">
            <text:p>21599</text:p>
          </table:table-cell>
          <table:table-cell office:value-type="float" office:value="59354" calcext:value-type="float">
            <text:p>5935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3319" calcext:value-type="float">
            <text:p>23319</text:p>
          </table:table-cell>
          <table:table-cell office:value-type="float" office:value="56619" calcext:value-type="float">
            <text:p>56619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3517" calcext:value-type="float">
            <text:p>23517</text:p>
          </table:table-cell>
          <table:table-cell office:value-type="float" office:value="56370" calcext:value-type="float">
            <text:p>5637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4144" calcext:value-type="float">
            <text:p>24144</text:p>
          </table:table-cell>
          <table:table-cell office:value-type="float" office:value="61398" calcext:value-type="float">
            <text:p>6139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2529" calcext:value-type="float">
            <text:p>22529</text:p>
          </table:table-cell>
          <table:table-cell office:value-type="float" office:value="61662" calcext:value-type="float">
            <text:p>6166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2613" calcext:value-type="float">
            <text:p>22613</text:p>
          </table:table-cell>
          <table:table-cell office:value-type="float" office:value="61779" calcext:value-type="float">
            <text:p>6177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2723" calcext:value-type="float">
            <text:p>22723</text:p>
          </table:table-cell>
          <table:table-cell office:value-type="float" office:value="64533" calcext:value-type="float">
            <text:p>64533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5195" calcext:value-type="float">
            <text:p>25195</text:p>
          </table:table-cell>
          <table:table-cell office:value-type="float" office:value="66968" calcext:value-type="float">
            <text:p>6696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4570" calcext:value-type="float">
            <text:p>24570</text:p>
          </table:table-cell>
          <table:table-cell office:value-type="float" office:value="62359" calcext:value-type="float">
            <text:p>62359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3000" calcext:value-type="float">
            <text:p>23000</text:p>
          </table:table-cell>
          <table:table-cell office:value-type="float" office:value="67643" calcext:value-type="float">
            <text:p>6764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29. Gautam buddha nagar</text:p>
          </table:table-cell>
          <table:table-cell office:value-type="string" calcext:value-type="string">
            <text:p>1997 - 1998</text:p>
          </table:table-cell>
          <table:table-cell office:value-type="float" office:value="19479" calcext:value-type="float">
            <text:p>19479</text:p>
          </table:table-cell>
          <table:table-cell office:value-type="float" office:value="52056" calcext:value-type="float">
            <text:p>5205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5584" calcext:value-type="float">
            <text:p>15584</text:p>
          </table:table-cell>
          <table:table-cell office:value-type="float" office:value="31620" calcext:value-type="float">
            <text:p>31620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049" calcext:value-type="float">
            <text:p>15049</text:p>
          </table:table-cell>
          <table:table-cell office:value-type="float" office:value="32261" calcext:value-type="float">
            <text:p>3226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5652" calcext:value-type="float">
            <text:p>15652</text:p>
          </table:table-cell>
          <table:table-cell office:value-type="float" office:value="30547" calcext:value-type="float">
            <text:p>3054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784" calcext:value-type="float">
            <text:p>15784</text:p>
          </table:table-cell>
          <table:table-cell office:value-type="float" office:value="42375" calcext:value-type="float">
            <text:p>4237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6498" calcext:value-type="float">
            <text:p>6498</text:p>
          </table:table-cell>
          <table:table-cell office:value-type="float" office:value="14078" calcext:value-type="float">
            <text:p>1407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7908" calcext:value-type="float">
            <text:p>17908</text:p>
          </table:table-cell>
          <table:table-cell office:value-type="float" office:value="35343" calcext:value-type="float">
            <text:p>35343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0021" calcext:value-type="float">
            <text:p>20021</text:p>
          </table:table-cell>
          <table:table-cell office:value-type="float" office:value="52898" calcext:value-type="float">
            <text:p>5289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994" calcext:value-type="float">
            <text:p>15994</text:p>
          </table:table-cell>
          <table:table-cell office:value-type="float" office:value="35619" calcext:value-type="float">
            <text:p>35619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0170" calcext:value-type="float">
            <text:p>20170</text:p>
          </table:table-cell>
          <table:table-cell office:value-type="float" office:value="40078" calcext:value-type="float">
            <text:p>40078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5054" calcext:value-type="float">
            <text:p>25054</text:p>
          </table:table-cell>
          <table:table-cell office:value-type="float" office:value="62510" calcext:value-type="float">
            <text:p>625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9549" calcext:value-type="float">
            <text:p>29549</text:p>
          </table:table-cell>
          <table:table-cell office:value-type="float" office:value="56941" calcext:value-type="float">
            <text:p>5694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2014" calcext:value-type="float">
            <text:p>22014</text:p>
          </table:table-cell>
          <table:table-cell office:value-type="float" office:value="52966" calcext:value-type="float">
            <text:p>52966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3459" calcext:value-type="float">
            <text:p>23459</text:p>
          </table:table-cell>
          <table:table-cell office:value-type="float" office:value="48701" calcext:value-type="float">
            <text:p>4870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2276" calcext:value-type="float">
            <text:p>22276</text:p>
          </table:table-cell>
          <table:table-cell office:value-type="float" office:value="49809" calcext:value-type="float">
            <text:p>49809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3455" calcext:value-type="float">
            <text:p>23455</text:p>
          </table:table-cell>
          <table:table-cell office:value-type="float" office:value="49772" calcext:value-type="float">
            <text:p>4977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3750" calcext:value-type="float">
            <text:p>13750</text:p>
          </table:table-cell>
          <table:table-cell office:value-type="float" office:value="33660" calcext:value-type="float">
            <text:p>3366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2522" calcext:value-type="float">
            <text:p>22522</text:p>
          </table:table-cell>
          <table:table-cell office:value-type="float" office:value="62701" calcext:value-type="float">
            <text:p>62701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6352" calcext:value-type="float">
            <text:p>26352</text:p>
          </table:table-cell>
          <table:table-cell office:value-type="float" office:value="68937" calcext:value-type="float">
            <text:p>6893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5368" calcext:value-type="float">
            <text:p>15368</text:p>
          </table:table-cell>
          <table:table-cell office:value-type="float" office:value="37498" calcext:value-type="float">
            <text:p>3749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040" calcext:value-type="float">
            <text:p>14040</text:p>
          </table:table-cell>
          <table:table-cell office:value-type="float" office:value="35914" calcext:value-type="float">
            <text:p>3591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119" calcext:value-type="float">
            <text:p>15119</text:p>
          </table:table-cell>
          <table:table-cell office:value-type="float" office:value="43271" calcext:value-type="float">
            <text:p>43271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4583" calcext:value-type="float">
            <text:p>14583</text:p>
          </table:table-cell>
          <table:table-cell office:value-type="float" office:value="42612" calcext:value-type="float">
            <text:p>4261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025" calcext:value-type="float">
            <text:p>15025</text:p>
          </table:table-cell>
          <table:table-cell office:value-type="float" office:value="41920" calcext:value-type="float">
            <text:p>41920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4492" calcext:value-type="float">
            <text:p>14492</text:p>
          </table:table-cell>
          <table:table-cell office:value-type="float" office:value="33810" calcext:value-type="float">
            <text:p>3381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0378" calcext:value-type="float">
            <text:p>20378</text:p>
          </table:table-cell>
          <table:table-cell office:value-type="float" office:value="44791" calcext:value-type="float">
            <text:p>4479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0. Ghaziabad</text:p>
          </table:table-cell>
          <table:table-cell office:value-type="string" calcext:value-type="string">
            <text:p>1997 - 1998</text:p>
          </table:table-cell>
          <table:table-cell office:value-type="float" office:value="13719" calcext:value-type="float">
            <text:p>13719</text:p>
          </table:table-cell>
          <table:table-cell office:value-type="float" office:value="31372" calcext:value-type="float">
            <text:p>3137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8134" calcext:value-type="float">
            <text:p>18134</text:p>
          </table:table-cell>
          <table:table-cell office:value-type="float" office:value="36424" calcext:value-type="float">
            <text:p>3642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0830" calcext:value-type="float">
            <text:p>20830</text:p>
          </table:table-cell>
          <table:table-cell office:value-type="float" office:value="44729" calcext:value-type="float">
            <text:p>4472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1726" calcext:value-type="float">
            <text:p>21726</text:p>
          </table:table-cell>
          <table:table-cell office:value-type="float" office:value="43067" calcext:value-type="float">
            <text:p>4306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1142" calcext:value-type="float">
            <text:p>21142</text:p>
          </table:table-cell>
          <table:table-cell office:value-type="float" office:value="49840" calcext:value-type="float">
            <text:p>4984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7552" calcext:value-type="float">
            <text:p>17552</text:p>
          </table:table-cell>
          <table:table-cell office:value-type="float" office:value="41996" calcext:value-type="float">
            <text:p>41996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9549" calcext:value-type="float">
            <text:p>19549</text:p>
          </table:table-cell>
          <table:table-cell office:value-type="float" office:value="45904" calcext:value-type="float">
            <text:p>45904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0309" calcext:value-type="float">
            <text:p>20309</text:p>
          </table:table-cell>
          <table:table-cell office:value-type="float" office:value="49123" calcext:value-type="float">
            <text:p>4912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21841" calcext:value-type="float">
            <text:p>21841</text:p>
          </table:table-cell>
          <table:table-cell office:value-type="float" office:value="50584" calcext:value-type="float">
            <text:p>5058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1606" calcext:value-type="float">
            <text:p>21606</text:p>
          </table:table-cell>
          <table:table-cell office:value-type="float" office:value="49326" calcext:value-type="float">
            <text:p>4932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0949" calcext:value-type="float">
            <text:p>20949</text:p>
          </table:table-cell>
          <table:table-cell office:value-type="float" office:value="49921" calcext:value-type="float">
            <text:p>4992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3436" calcext:value-type="float">
            <text:p>23436</text:p>
          </table:table-cell>
          <table:table-cell office:value-type="float" office:value="59035" calcext:value-type="float">
            <text:p>5903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2340" calcext:value-type="float">
            <text:p>22340</text:p>
          </table:table-cell>
          <table:table-cell office:value-type="float" office:value="61368" calcext:value-type="float">
            <text:p>61368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30102" calcext:value-type="float">
            <text:p>30102</text:p>
          </table:table-cell>
          <table:table-cell office:value-type="float" office:value="76730" calcext:value-type="float">
            <text:p>7673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9971" calcext:value-type="float">
            <text:p>29971</text:p>
          </table:table-cell>
          <table:table-cell office:value-type="float" office:value="81731" calcext:value-type="float">
            <text:p>8173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0098" calcext:value-type="float">
            <text:p>10098</text:p>
          </table:table-cell>
          <table:table-cell office:value-type="float" office:value="26083" calcext:value-type="float">
            <text:p>2608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9296" calcext:value-type="float">
            <text:p>9296</text:p>
          </table:table-cell>
          <table:table-cell office:value-type="float" office:value="25267" calcext:value-type="float">
            <text:p>25267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650" calcext:value-type="float">
            <text:p>8650</text:p>
          </table:table-cell>
          <table:table-cell office:value-type="float" office:value="23727" calcext:value-type="float">
            <text:p>2372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749" calcext:value-type="float">
            <text:p>9749</text:p>
          </table:table-cell>
          <table:table-cell office:value-type="float" office:value="25035" calcext:value-type="float">
            <text:p>2503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316" calcext:value-type="float">
            <text:p>9316</text:p>
          </table:table-cell>
          <table:table-cell office:value-type="float" office:value="22964" calcext:value-type="float">
            <text:p>22964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8948" calcext:value-type="float">
            <text:p>8948</text:p>
          </table:table-cell>
          <table:table-cell office:value-type="float" office:value="23292" calcext:value-type="float">
            <text:p>2329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098" calcext:value-type="float">
            <text:p>9098</text:p>
          </table:table-cell>
          <table:table-cell office:value-type="float" office:value="23327" calcext:value-type="float">
            <text:p>2332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0662" calcext:value-type="float">
            <text:p>10662</text:p>
          </table:table-cell>
          <table:table-cell office:value-type="float" office:value="29758" calcext:value-type="float">
            <text:p>2975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104" calcext:value-type="float">
            <text:p>8104</text:p>
          </table:table-cell>
          <table:table-cell office:value-type="float" office:value="23550" calcext:value-type="float">
            <text:p>2355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848" calcext:value-type="float">
            <text:p>9848</text:p>
          </table:table-cell>
          <table:table-cell office:value-type="float" office:value="26590" calcext:value-type="float">
            <text:p>2659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711" calcext:value-type="float">
            <text:p>9711</text:p>
          </table:table-cell>
          <table:table-cell office:value-type="float" office:value="24268" calcext:value-type="float">
            <text:p>2426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1. Ghazipur</text:p>
          </table:table-cell>
          <table:table-cell office:value-type="string" calcext:value-type="string">
            <text:p>1997 - 1998</text:p>
          </table:table-cell>
          <table:table-cell office:value-type="float" office:value="134838" calcext:value-type="float">
            <text:p>134838</text:p>
          </table:table-cell>
          <table:table-cell office:value-type="float" office:value="298115" calcext:value-type="float">
            <text:p>29811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34616" calcext:value-type="float">
            <text:p>134616</text:p>
          </table:table-cell>
          <table:table-cell office:value-type="float" office:value="265915" calcext:value-type="float">
            <text:p>26591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36533" calcext:value-type="float">
            <text:p>136533</text:p>
          </table:table-cell>
          <table:table-cell office:value-type="float" office:value="314658" calcext:value-type="float">
            <text:p>31465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7877" calcext:value-type="float">
            <text:p>137877</text:p>
          </table:table-cell>
          <table:table-cell office:value-type="float" office:value="261830" calcext:value-type="float">
            <text:p>26183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6348" calcext:value-type="float">
            <text:p>156348</text:p>
          </table:table-cell>
          <table:table-cell office:value-type="float" office:value="343647" calcext:value-type="float">
            <text:p>34364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51011" calcext:value-type="float">
            <text:p>151011</text:p>
          </table:table-cell>
          <table:table-cell office:value-type="float" office:value="298868" calcext:value-type="float">
            <text:p>298868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5599" calcext:value-type="float">
            <text:p>155599</text:p>
          </table:table-cell>
          <table:table-cell office:value-type="float" office:value="344404" calcext:value-type="float">
            <text:p>344404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1689" calcext:value-type="float">
            <text:p>151689</text:p>
          </table:table-cell>
          <table:table-cell office:value-type="float" office:value="157236" calcext:value-type="float">
            <text:p>15723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44930" calcext:value-type="float">
            <text:p>144930</text:p>
          </table:table-cell>
          <table:table-cell office:value-type="float" office:value="278990" calcext:value-type="float">
            <text:p>27899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9754" calcext:value-type="float">
            <text:p>149754</text:p>
          </table:table-cell>
          <table:table-cell office:value-type="float" office:value="288576" calcext:value-type="float">
            <text:p>288576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49871" calcext:value-type="float">
            <text:p>149871</text:p>
          </table:table-cell>
          <table:table-cell office:value-type="float" office:value="324021" calcext:value-type="float">
            <text:p>324021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51654" calcext:value-type="float">
            <text:p>151654</text:p>
          </table:table-cell>
          <table:table-cell office:value-type="float" office:value="339402" calcext:value-type="float">
            <text:p>33940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1103" calcext:value-type="float">
            <text:p>121103</text:p>
          </table:table-cell>
          <table:table-cell office:value-type="float" office:value="224041" calcext:value-type="float">
            <text:p>22404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49321" calcext:value-type="float">
            <text:p>149321</text:p>
          </table:table-cell>
          <table:table-cell office:value-type="float" office:value="314321" calcext:value-type="float">
            <text:p>314321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4085" calcext:value-type="float">
            <text:p>154085</text:p>
          </table:table-cell>
          <table:table-cell office:value-type="float" office:value="336830" calcext:value-type="float">
            <text:p>33683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9175" calcext:value-type="float">
            <text:p>149175</text:p>
          </table:table-cell>
          <table:table-cell office:value-type="float" office:value="348622" calcext:value-type="float">
            <text:p>34862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48895" calcext:value-type="float">
            <text:p>148895</text:p>
          </table:table-cell>
          <table:table-cell office:value-type="float" office:value="318040" calcext:value-type="float">
            <text:p>318040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36673" calcext:value-type="float">
            <text:p>136673</text:p>
          </table:table-cell>
          <table:table-cell office:value-type="float" office:value="294257" calcext:value-type="float">
            <text:p>29425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4411" calcext:value-type="float">
            <text:p>154411</text:p>
          </table:table-cell>
          <table:table-cell office:value-type="float" office:value="334300" calcext:value-type="float">
            <text:p>33430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7673" calcext:value-type="float">
            <text:p>147673</text:p>
          </table:table-cell>
          <table:table-cell office:value-type="float" office:value="317054" calcext:value-type="float">
            <text:p>31705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54815" calcext:value-type="float">
            <text:p>154815</text:p>
          </table:table-cell>
          <table:table-cell office:value-type="float" office:value="384251" calcext:value-type="float">
            <text:p>38425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1778" calcext:value-type="float">
            <text:p>151778</text:p>
          </table:table-cell>
          <table:table-cell office:value-type="float" office:value="400087" calcext:value-type="float">
            <text:p>400087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46713" calcext:value-type="float">
            <text:p>146713</text:p>
          </table:table-cell>
          <table:table-cell office:value-type="float" office:value="382187" calcext:value-type="float">
            <text:p>38218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9976" calcext:value-type="float">
            <text:p>159976</text:p>
          </table:table-cell>
          <table:table-cell office:value-type="float" office:value="467290" calcext:value-type="float">
            <text:p>467290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2900" calcext:value-type="float">
            <text:p>152900</text:p>
          </table:table-cell>
          <table:table-cell office:value-type="float" office:value="412677" calcext:value-type="float">
            <text:p>41267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49976" calcext:value-type="float">
            <text:p>149976</text:p>
          </table:table-cell>
          <table:table-cell office:value-type="float" office:value="503619" calcext:value-type="float">
            <text:p>503619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2. Gonda</text:p>
          </table:table-cell>
          <table:table-cell office:value-type="string" calcext:value-type="string">
            <text:p>1997 - 1998</text:p>
          </table:table-cell>
          <table:table-cell office:value-type="float" office:value="115201" calcext:value-type="float">
            <text:p>115201</text:p>
          </table:table-cell>
          <table:table-cell office:value-type="float" office:value="249365" calcext:value-type="float">
            <text:p>24936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7169" calcext:value-type="float">
            <text:p>117169</text:p>
          </table:table-cell>
          <table:table-cell office:value-type="float" office:value="213740" calcext:value-type="float">
            <text:p>21374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24736" calcext:value-type="float">
            <text:p>124736</text:p>
          </table:table-cell>
          <table:table-cell office:value-type="float" office:value="258547" calcext:value-type="float">
            <text:p>25854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3698" calcext:value-type="float">
            <text:p>123698</text:p>
          </table:table-cell>
          <table:table-cell office:value-type="float" office:value="241421" calcext:value-type="float">
            <text:p>24142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44714" calcext:value-type="float">
            <text:p>144714</text:p>
          </table:table-cell>
          <table:table-cell office:value-type="float" office:value="290604" calcext:value-type="float">
            <text:p>29060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29875" calcext:value-type="float">
            <text:p>129875</text:p>
          </table:table-cell>
          <table:table-cell office:value-type="float" office:value="166254" calcext:value-type="float">
            <text:p>16625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0399" calcext:value-type="float">
            <text:p>130399</text:p>
          </table:table-cell>
          <table:table-cell office:value-type="float" office:value="245990" calcext:value-type="float">
            <text:p>24599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37035" calcext:value-type="float">
            <text:p>137035</text:p>
          </table:table-cell>
          <table:table-cell office:value-type="float" office:value="219000" calcext:value-type="float">
            <text:p>21900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32082" calcext:value-type="float">
            <text:p>132082</text:p>
          </table:table-cell>
          <table:table-cell office:value-type="float" office:value="265617" calcext:value-type="float">
            <text:p>265617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39035" calcext:value-type="float">
            <text:p>139035</text:p>
          </table:table-cell>
          <table:table-cell office:value-type="float" office:value="217868" calcext:value-type="float">
            <text:p>217868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27327" calcext:value-type="float">
            <text:p>127327</text:p>
          </table:table-cell>
          <table:table-cell office:value-type="float" office:value="251725" calcext:value-type="float">
            <text:p>25172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16178" calcext:value-type="float">
            <text:p>116178</text:p>
          </table:table-cell>
          <table:table-cell office:value-type="float" office:value="247343" calcext:value-type="float">
            <text:p>24734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16741" calcext:value-type="float">
            <text:p>116741</text:p>
          </table:table-cell>
          <table:table-cell office:value-type="float" office:value="256363" calcext:value-type="float">
            <text:p>25636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17388" calcext:value-type="float">
            <text:p>117388</text:p>
          </table:table-cell>
          <table:table-cell office:value-type="float" office:value="263888" calcext:value-type="float">
            <text:p>26388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21429" calcext:value-type="float">
            <text:p>121429</text:p>
          </table:table-cell>
          <table:table-cell office:value-type="float" office:value="279651" calcext:value-type="float">
            <text:p>27965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22264" calcext:value-type="float">
            <text:p>122264</text:p>
          </table:table-cell>
          <table:table-cell office:value-type="float" office:value="287932" calcext:value-type="float">
            <text:p>28793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26768" calcext:value-type="float">
            <text:p>126768</text:p>
          </table:table-cell>
          <table:table-cell office:value-type="float" office:value="310582" calcext:value-type="float">
            <text:p>31058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34534" calcext:value-type="float">
            <text:p>134534</text:p>
          </table:table-cell>
          <table:table-cell office:value-type="float" office:value="278485" calcext:value-type="float">
            <text:p>278485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25044" calcext:value-type="float">
            <text:p>125044</text:p>
          </table:table-cell>
          <table:table-cell office:value-type="float" office:value="257716" calcext:value-type="float">
            <text:p>25771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30230" calcext:value-type="float">
            <text:p>130230</text:p>
          </table:table-cell>
          <table:table-cell office:value-type="float" office:value="301092" calcext:value-type="float">
            <text:p>30109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25429" calcext:value-type="float">
            <text:p>125429</text:p>
          </table:table-cell>
          <table:table-cell office:value-type="float" office:value="294507" calcext:value-type="float">
            <text:p>29450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29176" calcext:value-type="float">
            <text:p>129176</text:p>
          </table:table-cell>
          <table:table-cell office:value-type="float" office:value="307697" calcext:value-type="float">
            <text:p>307697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23711" calcext:value-type="float">
            <text:p>123711</text:p>
          </table:table-cell>
          <table:table-cell office:value-type="float" office:value="318556" calcext:value-type="float">
            <text:p>31855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31615" calcext:value-type="float">
            <text:p>131615</text:p>
          </table:table-cell>
          <table:table-cell office:value-type="float" office:value="320219" calcext:value-type="float">
            <text:p>320219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7529" calcext:value-type="float">
            <text:p>137529</text:p>
          </table:table-cell>
          <table:table-cell office:value-type="float" office:value="319892" calcext:value-type="float">
            <text:p>31989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7529" calcext:value-type="float">
            <text:p>137529</text:p>
          </table:table-cell>
          <table:table-cell office:value-type="float" office:value="311366" calcext:value-type="float">
            <text:p>31136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3. Gorakhpur</text:p>
          </table:table-cell>
          <table:table-cell office:value-type="string" calcext:value-type="string">
            <text:p>1997 - 1998</text:p>
          </table:table-cell>
          <table:table-cell office:value-type="float" office:value="152774" calcext:value-type="float">
            <text:p>152774</text:p>
          </table:table-cell>
          <table:table-cell office:value-type="float" office:value="245823" calcext:value-type="float">
            <text:p>24582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081" calcext:value-type="float">
            <text:p>19708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1577" calcext:value-type="float">
            <text:p>151577</text:p>
          </table:table-cell>
          <table:table-cell office:value-type="float" office:value="285787" calcext:value-type="float">
            <text:p>28578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49402" calcext:value-type="float">
            <text:p>149402</text:p>
          </table:table-cell>
          <table:table-cell office:value-type="float" office:value="278272" calcext:value-type="float">
            <text:p>27827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5864" calcext:value-type="float">
            <text:p>155864</text:p>
          </table:table-cell>
          <table:table-cell office:value-type="float" office:value="262873" calcext:value-type="float">
            <text:p>26287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51601" calcext:value-type="float">
            <text:p>151601</text:p>
          </table:table-cell>
          <table:table-cell office:value-type="float" office:value="227291" calcext:value-type="float">
            <text:p>22729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0889" calcext:value-type="float">
            <text:p>150889</text:p>
          </table:table-cell>
          <table:table-cell office:value-type="float" office:value="305263" calcext:value-type="float">
            <text:p>305263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48255" calcext:value-type="float">
            <text:p>148255</text:p>
          </table:table-cell>
          <table:table-cell office:value-type="float" office:value="224879" calcext:value-type="float">
            <text:p>2248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0889" calcext:value-type="float">
            <text:p>150889</text:p>
          </table:table-cell>
          <table:table-cell office:value-type="float" office:value="271902" calcext:value-type="float">
            <text:p>27190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5171" calcext:value-type="float">
            <text:p>145171</text:p>
          </table:table-cell>
          <table:table-cell office:value-type="float" office:value="246210" calcext:value-type="float">
            <text:p>24621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49578" calcext:value-type="float">
            <text:p>149578</text:p>
          </table:table-cell>
          <table:table-cell office:value-type="float" office:value="282104" calcext:value-type="float">
            <text:p>282104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52772" calcext:value-type="float">
            <text:p>152772</text:p>
          </table:table-cell>
          <table:table-cell office:value-type="float" office:value="296072" calcext:value-type="float">
            <text:p>29607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52407" calcext:value-type="float">
            <text:p>152407</text:p>
          </table:table-cell>
          <table:table-cell office:value-type="float" office:value="277533" calcext:value-type="float">
            <text:p>27753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53977" calcext:value-type="float">
            <text:p>153977</text:p>
          </table:table-cell>
          <table:table-cell office:value-type="float" office:value="312111" calcext:value-type="float">
            <text:p>31211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2103" calcext:value-type="float">
            <text:p>152103</text:p>
          </table:table-cell>
          <table:table-cell office:value-type="float" office:value="332041" calcext:value-type="float">
            <text:p>332041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51122" calcext:value-type="float">
            <text:p>151122</text:p>
          </table:table-cell>
          <table:table-cell office:value-type="float" office:value="344256" calcext:value-type="float">
            <text:p>34425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50740" calcext:value-type="float">
            <text:p>150740</text:p>
          </table:table-cell>
          <table:table-cell office:value-type="float" office:value="362228" calcext:value-type="float">
            <text:p>36222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52431" calcext:value-type="float">
            <text:p>152431</text:p>
          </table:table-cell>
          <table:table-cell office:value-type="float" office:value="336873" calcext:value-type="float">
            <text:p>33687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0502" calcext:value-type="float">
            <text:p>150502</text:p>
          </table:table-cell>
          <table:table-cell office:value-type="float" office:value="209950" calcext:value-type="float">
            <text:p>20995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52450" calcext:value-type="float">
            <text:p>152450</text:p>
          </table:table-cell>
          <table:table-cell office:value-type="float" office:value="282033" calcext:value-type="float">
            <text:p>28203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53182" calcext:value-type="float">
            <text:p>153182</text:p>
          </table:table-cell>
          <table:table-cell office:value-type="float" office:value="390920" calcext:value-type="float">
            <text:p>39092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0555" calcext:value-type="float">
            <text:p>150555</text:p>
          </table:table-cell>
          <table:table-cell office:value-type="float" office:value="401681" calcext:value-type="float">
            <text:p>40168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46139" calcext:value-type="float">
            <text:p>146139</text:p>
          </table:table-cell>
          <table:table-cell office:value-type="float" office:value="408605" calcext:value-type="float">
            <text:p>40860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2141" calcext:value-type="float">
            <text:p>152141</text:p>
          </table:table-cell>
          <table:table-cell office:value-type="float" office:value="366508" calcext:value-type="float">
            <text:p>366508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6262" calcext:value-type="float">
            <text:p>156262</text:p>
          </table:table-cell>
          <table:table-cell office:value-type="float" office:value="348777" calcext:value-type="float">
            <text:p>34877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52450" calcext:value-type="float">
            <text:p>152450</text:p>
          </table:table-cell>
          <table:table-cell office:value-type="float" office:value="364203" calcext:value-type="float">
            <text:p>36420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4. Hamirpur</text:p>
          </table:table-cell>
          <table:table-cell office:value-type="string" calcext:value-type="string">
            <text:p>1997 - 1998</text:p>
          </table:table-cell>
          <table:table-cell office:value-type="float" office:value="1573" calcext:value-type="float">
            <text:p>1573</text:p>
          </table:table-cell>
          <table:table-cell office:value-type="float" office:value="1771" calcext:value-type="float">
            <text:p>177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019" calcext:value-type="float">
            <text:p>1019</text:p>
          </table:table-cell>
          <table:table-cell office:value-type="float" office:value="1651" calcext:value-type="float">
            <text:p>165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407" calcext:value-type="float">
            <text:p>1407</text:p>
          </table:table-cell>
          <table:table-cell office:value-type="float" office:value="1529" calcext:value-type="float">
            <text:p>152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668" calcext:value-type="float">
            <text:p>1668</text:p>
          </table:table-cell>
          <table:table-cell office:value-type="float" office:value="1657" calcext:value-type="float">
            <text:p>165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320" calcext:value-type="float">
            <text:p>1320</text:p>
          </table:table-cell>
          <table:table-cell office:value-type="float" office:value="1759" calcext:value-type="float">
            <text:p>175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46" calcext:value-type="float">
            <text:p>546</text:p>
          </table:table-cell>
          <table:table-cell office:value-type="float" office:value="447" calcext:value-type="float">
            <text:p>44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78" calcext:value-type="float">
            <text:p>478</text:p>
          </table:table-cell>
          <table:table-cell office:value-type="float" office:value="556" calcext:value-type="float">
            <text:p>556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630" calcext:value-type="float">
            <text:p>630</text:p>
          </table:table-cell>
          <table:table-cell office:value-type="float" office:value="683" calcext:value-type="float">
            <text:p>68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630" calcext:value-type="float">
            <text:p>630</text:p>
          </table:table-cell>
          <table:table-cell office:value-type="float" office:value="537" calcext:value-type="float">
            <text:p>53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01" calcext:value-type="float">
            <text:p>201</text:p>
          </table:table-cell>
          <table:table-cell office:value-type="float" office:value="259" calcext:value-type="float">
            <text:p>25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4" calcext:value-type="float">
            <text:p>84</text:p>
          </table:table-cell>
          <table:table-cell office:value-type="float" office:value="152" calcext:value-type="float">
            <text:p>15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8" calcext:value-type="float">
            <text:p>148</text:p>
          </table:table-cell>
          <table:table-cell office:value-type="float" office:value="263" calcext:value-type="float">
            <text:p>26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77" calcext:value-type="float">
            <text:p>177</text:p>
          </table:table-cell>
          <table:table-cell office:value-type="float" office:value="367" calcext:value-type="float">
            <text:p>36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18" calcext:value-type="float">
            <text:p>518</text:p>
          </table:table-cell>
          <table:table-cell office:value-type="float" office:value="1249" calcext:value-type="float">
            <text:p>124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1">
            <text:p>35. Hapur</text:p>
          </table:table-cell>
          <table:table-cell office:value-type="string" calcext:value-type="string">
            <text:p>2012 - 2013</text:p>
          </table:table-cell>
          <table:table-cell office:value-type="float" office:value="20160" calcext:value-type="float">
            <text:p>20160</text:p>
          </table:table-cell>
          <table:table-cell office:value-type="float" office:value="59593" calcext:value-type="float">
            <text:p>5959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0322" calcext:value-type="float">
            <text:p>20322</text:p>
          </table:table-cell>
          <table:table-cell office:value-type="float" office:value="59422" calcext:value-type="float">
            <text:p>5942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0839" calcext:value-type="float">
            <text:p>20839</text:p>
          </table:table-cell>
          <table:table-cell office:value-type="float" office:value="61496" calcext:value-type="float">
            <text:p>6149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1191" calcext:value-type="float">
            <text:p>21191</text:p>
          </table:table-cell>
          <table:table-cell office:value-type="float" office:value="60098" calcext:value-type="float">
            <text:p>6009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0730" calcext:value-type="float">
            <text:p>20730</text:p>
          </table:table-cell>
          <table:table-cell office:value-type="float" office:value="53919" calcext:value-type="float">
            <text:p>5391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0301" calcext:value-type="float">
            <text:p>20301</text:p>
          </table:table-cell>
          <table:table-cell office:value-type="float" office:value="57777" calcext:value-type="float">
            <text:p>5777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1380" calcext:value-type="float">
            <text:p>21380</text:p>
          </table:table-cell>
          <table:table-cell office:value-type="float" office:value="55139" calcext:value-type="float">
            <text:p>55139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1404" calcext:value-type="float">
            <text:p>21404</text:p>
          </table:table-cell>
          <table:table-cell office:value-type="float" office:value="61451" calcext:value-type="float">
            <text:p>6145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0641" calcext:value-type="float">
            <text:p>20641</text:p>
          </table:table-cell>
          <table:table-cell office:value-type="float" office:value="57217" calcext:value-type="float">
            <text:p>5721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0667" calcext:value-type="float">
            <text:p>20667</text:p>
          </table:table-cell>
          <table:table-cell office:value-type="float" office:value="55243" calcext:value-type="float">
            <text:p>5524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4387" calcext:value-type="float">
            <text:p>24387</text:p>
          </table:table-cell>
          <table:table-cell office:value-type="float" office:value="58626" calcext:value-type="float">
            <text:p>5862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6. Hardoi</text:p>
          </table:table-cell>
          <table:table-cell office:value-type="string" calcext:value-type="string">
            <text:p>1997 - 1998</text:p>
          </table:table-cell>
          <table:table-cell office:value-type="float" office:value="113939" calcext:value-type="float">
            <text:p>113939</text:p>
          </table:table-cell>
          <table:table-cell office:value-type="float" office:value="250053" calcext:value-type="float">
            <text:p>25005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4318" calcext:value-type="float">
            <text:p>114318</text:p>
          </table:table-cell>
          <table:table-cell office:value-type="float" office:value="234782" calcext:value-type="float">
            <text:p>234782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1718" calcext:value-type="float">
            <text:p>111718</text:p>
          </table:table-cell>
          <table:table-cell office:value-type="float" office:value="224346" calcext:value-type="float">
            <text:p>224346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7531" calcext:value-type="float">
            <text:p>127531</text:p>
          </table:table-cell>
          <table:table-cell office:value-type="float" office:value="216441" calcext:value-type="float">
            <text:p>21644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4011" calcext:value-type="float">
            <text:p>154011</text:p>
          </table:table-cell>
          <table:table-cell office:value-type="float" office:value="264047" calcext:value-type="float">
            <text:p>26404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85917" calcext:value-type="float">
            <text:p>85917</text:p>
          </table:table-cell>
          <table:table-cell office:value-type="float" office:value="143964" calcext:value-type="float">
            <text:p>14396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0256" calcext:value-type="float">
            <text:p>130256</text:p>
          </table:table-cell>
          <table:table-cell office:value-type="float" office:value="267702" calcext:value-type="float">
            <text:p>26770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47130" calcext:value-type="float">
            <text:p>147130</text:p>
          </table:table-cell>
          <table:table-cell office:value-type="float" office:value="345455" calcext:value-type="float">
            <text:p>34545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27800" calcext:value-type="float">
            <text:p>127800</text:p>
          </table:table-cell>
          <table:table-cell office:value-type="float" office:value="278476" calcext:value-type="float">
            <text:p>278476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7130" calcext:value-type="float">
            <text:p>147130</text:p>
          </table:table-cell>
          <table:table-cell office:value-type="float" office:value="298674" calcext:value-type="float">
            <text:p>298674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51320" calcext:value-type="float">
            <text:p>151320</text:p>
          </table:table-cell>
          <table:table-cell office:value-type="float" office:value="294469" calcext:value-type="float">
            <text:p>294469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61906" calcext:value-type="float">
            <text:p>161906</text:p>
          </table:table-cell>
          <table:table-cell office:value-type="float" office:value="339517" calcext:value-type="float">
            <text:p>33951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3955" calcext:value-type="float">
            <text:p>123955</text:p>
          </table:table-cell>
          <table:table-cell office:value-type="float" office:value="279271" calcext:value-type="float">
            <text:p>27927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30217" calcext:value-type="float">
            <text:p>130217</text:p>
          </table:table-cell>
          <table:table-cell office:value-type="float" office:value="265252" calcext:value-type="float">
            <text:p>26525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2396" calcext:value-type="float">
            <text:p>152396</text:p>
          </table:table-cell>
          <table:table-cell office:value-type="float" office:value="342586" calcext:value-type="float">
            <text:p>34258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4505" calcext:value-type="float">
            <text:p>144505</text:p>
          </table:table-cell>
          <table:table-cell office:value-type="float" office:value="354615" calcext:value-type="float">
            <text:p>35461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49084" calcext:value-type="float">
            <text:p>149084</text:p>
          </table:table-cell>
          <table:table-cell office:value-type="float" office:value="375095" calcext:value-type="float">
            <text:p>37509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279392" calcext:value-type="float">
            <text:p>27939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33813" calcext:value-type="float">
            <text:p>133813</text:p>
          </table:table-cell>
          <table:table-cell office:value-type="float" office:value="301882" calcext:value-type="float">
            <text:p>30188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1359" calcext:value-type="float">
            <text:p>141359</text:p>
          </table:table-cell>
          <table:table-cell office:value-type="float" office:value="338555" calcext:value-type="float">
            <text:p>33855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9712" calcext:value-type="float">
            <text:p>149712</text:p>
          </table:table-cell>
          <table:table-cell office:value-type="float" office:value="376975" calcext:value-type="float">
            <text:p>37697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37482" calcext:value-type="float">
            <text:p>137482</text:p>
          </table:table-cell>
          <table:table-cell office:value-type="float" office:value="321845" calcext:value-type="float">
            <text:p>32184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52495" calcext:value-type="float">
            <text:p>152495</text:p>
          </table:table-cell>
          <table:table-cell office:value-type="float" office:value="452758" calcext:value-type="float">
            <text:p>452758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2841" calcext:value-type="float">
            <text:p>152841</text:p>
          </table:table-cell>
          <table:table-cell office:value-type="float" office:value="438042" calcext:value-type="float">
            <text:p>43804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2000" calcext:value-type="float">
            <text:p>152000</text:p>
          </table:table-cell>
          <table:table-cell office:value-type="float" office:value="411312" calcext:value-type="float">
            <text:p>411312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47729" calcext:value-type="float">
            <text:p>147729</text:p>
          </table:table-cell>
          <table:table-cell office:value-type="float" office:value="395471" calcext:value-type="float">
            <text:p>39547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7. Hathras</text:p>
          </table:table-cell>
          <table:table-cell office:value-type="string" calcext:value-type="string">
            <text:p>1997 - 1998</text:p>
          </table:table-cell>
          <table:table-cell office:value-type="float" office:value="8294" calcext:value-type="float">
            <text:p>8294</text:p>
          </table:table-cell>
          <table:table-cell office:value-type="float" office:value="18393" calcext:value-type="float">
            <text:p>1839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394" calcext:value-type="float">
            <text:p>8394</text:p>
          </table:table-cell>
          <table:table-cell office:value-type="float" office:value="19007" calcext:value-type="float">
            <text:p>1900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9048" calcext:value-type="float">
            <text:p>9048</text:p>
          </table:table-cell>
          <table:table-cell office:value-type="float" office:value="15969" calcext:value-type="float">
            <text:p>15969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9989" calcext:value-type="float">
            <text:p>9989</text:p>
          </table:table-cell>
          <table:table-cell office:value-type="float" office:value="21446" calcext:value-type="float">
            <text:p>2144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0296" calcext:value-type="float">
            <text:p>10296</text:p>
          </table:table-cell>
          <table:table-cell office:value-type="float" office:value="14187" calcext:value-type="float">
            <text:p>1418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3872" calcext:value-type="float">
            <text:p>13872</text:p>
          </table:table-cell>
          <table:table-cell office:value-type="float" office:value="21805" calcext:value-type="float">
            <text:p>2180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7129" calcext:value-type="float">
            <text:p>7129</text:p>
          </table:table-cell>
          <table:table-cell office:value-type="float" office:value="13766" calcext:value-type="float">
            <text:p>13766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536" calcext:value-type="float">
            <text:p>9536</text:p>
          </table:table-cell>
          <table:table-cell office:value-type="float" office:value="20936" calcext:value-type="float">
            <text:p>2093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7755" calcext:value-type="float">
            <text:p>7755</text:p>
          </table:table-cell>
          <table:table-cell office:value-type="float" office:value="16045" calcext:value-type="float">
            <text:p>16045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922" calcext:value-type="float">
            <text:p>8922</text:p>
          </table:table-cell>
          <table:table-cell office:value-type="float" office:value="16952" calcext:value-type="float">
            <text:p>1695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9837" calcext:value-type="float">
            <text:p>9837</text:p>
          </table:table-cell>
          <table:table-cell office:value-type="float" office:value="20127" calcext:value-type="float">
            <text:p>2012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1098" calcext:value-type="float">
            <text:p>11098</text:p>
          </table:table-cell>
          <table:table-cell office:value-type="float" office:value="21630" calcext:value-type="float">
            <text:p>2163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011" calcext:value-type="float">
            <text:p>16011</text:p>
          </table:table-cell>
          <table:table-cell office:value-type="float" office:value="28227" calcext:value-type="float">
            <text:p>2822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7158" calcext:value-type="float">
            <text:p>17158</text:p>
          </table:table-cell>
          <table:table-cell office:value-type="float" office:value="30044" calcext:value-type="float">
            <text:p>3004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8259" calcext:value-type="float">
            <text:p>18259</text:p>
          </table:table-cell>
          <table:table-cell office:value-type="float" office:value="38472" calcext:value-type="float">
            <text:p>3847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0857" calcext:value-type="float">
            <text:p>20857</text:p>
          </table:table-cell>
          <table:table-cell office:value-type="float" office:value="47137" calcext:value-type="float">
            <text:p>4713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3223" calcext:value-type="float">
            <text:p>23223</text:p>
          </table:table-cell>
          <table:table-cell office:value-type="float" office:value="54690" calcext:value-type="float">
            <text:p>5469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9465" calcext:value-type="float">
            <text:p>29465</text:p>
          </table:table-cell>
          <table:table-cell office:value-type="float" office:value="56956" calcext:value-type="float">
            <text:p>56956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6090" calcext:value-type="float">
            <text:p>26090</text:p>
          </table:table-cell>
          <table:table-cell office:value-type="float" office:value="51293" calcext:value-type="float">
            <text:p>51293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1881" calcext:value-type="float">
            <text:p>21881</text:p>
          </table:table-cell>
          <table:table-cell office:value-type="float" office:value="47613" calcext:value-type="float">
            <text:p>4761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4098" calcext:value-type="float">
            <text:p>24098</text:p>
          </table:table-cell>
          <table:table-cell office:value-type="float" office:value="55160" calcext:value-type="float">
            <text:p>5516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5912" calcext:value-type="float">
            <text:p>25912</text:p>
          </table:table-cell>
          <table:table-cell office:value-type="float" office:value="60608" calcext:value-type="float">
            <text:p>60608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2730" calcext:value-type="float">
            <text:p>22730</text:p>
          </table:table-cell>
          <table:table-cell office:value-type="float" office:value="57984" calcext:value-type="float">
            <text:p>57984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4242" calcext:value-type="float">
            <text:p>24242</text:p>
          </table:table-cell>
          <table:table-cell office:value-type="float" office:value="66472" calcext:value-type="float">
            <text:p>6647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2304" calcext:value-type="float">
            <text:p>22304</text:p>
          </table:table-cell>
          <table:table-cell office:value-type="float" office:value="53797" calcext:value-type="float">
            <text:p>5379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1875" calcext:value-type="float">
            <text:p>21875</text:p>
          </table:table-cell>
          <table:table-cell office:value-type="float" office:value="54513" calcext:value-type="float">
            <text:p>5451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8. Jalaun</text:p>
          </table:table-cell>
          <table:table-cell office:value-type="string" calcext:value-type="string">
            <text:p>1997 - 1998</text:p>
          </table:table-cell>
          <table:table-cell office:value-type="float" office:value="1754" calcext:value-type="float">
            <text:p>1754</text:p>
          </table:table-cell>
          <table:table-cell office:value-type="float" office:value="1053" calcext:value-type="float">
            <text:p>105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654" calcext:value-type="float">
            <text:p>1654</text:p>
          </table:table-cell>
          <table:table-cell office:value-type="float" office:value="1253" calcext:value-type="float">
            <text:p>12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661" calcext:value-type="float">
            <text:p>1661</text:p>
          </table:table-cell>
          <table:table-cell office:value-type="float" office:value="1361" calcext:value-type="float">
            <text:p>136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211" calcext:value-type="float">
            <text:p>2211</text:p>
          </table:table-cell>
          <table:table-cell office:value-type="float" office:value="2164" calcext:value-type="float">
            <text:p>216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089" calcext:value-type="float">
            <text:p>1089</text:p>
          </table:table-cell>
          <table:table-cell office:value-type="float" office:value="769" calcext:value-type="float">
            <text:p>76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395" calcext:value-type="float">
            <text:p>395</text:p>
          </table:table-cell>
          <table:table-cell office:value-type="float" office:value="221" calcext:value-type="float">
            <text:p>22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861" calcext:value-type="float">
            <text:p>861</text:p>
          </table:table-cell>
          <table:table-cell office:value-type="float" office:value="770" calcext:value-type="float">
            <text:p>77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30" calcext:value-type="float">
            <text:p>930</text:p>
          </table:table-cell>
          <table:table-cell office:value-type="float" office:value="519" calcext:value-type="float">
            <text:p>51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818" calcext:value-type="float">
            <text:p>818</text:p>
          </table:table-cell>
          <table:table-cell office:value-type="float" office:value="869" calcext:value-type="float">
            <text:p>86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85" calcext:value-type="float">
            <text:p>1485</text:p>
          </table:table-cell>
          <table:table-cell office:value-type="float" office:value="1217" calcext:value-type="float">
            <text:p>121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33" calcext:value-type="float">
            <text:p>233</text:p>
          </table:table-cell>
          <table:table-cell office:value-type="float" office:value="130" calcext:value-type="float">
            <text:p>13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339" calcext:value-type="float">
            <text:p>339</text:p>
          </table:table-cell>
          <table:table-cell office:value-type="float" office:value="458" calcext:value-type="float">
            <text:p>458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062" calcext:value-type="float">
            <text:p>1062</text:p>
          </table:table-cell>
          <table:table-cell office:value-type="float" office:value="1951" calcext:value-type="float">
            <text:p>195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12" calcext:value-type="float">
            <text:p>512</text:p>
          </table:table-cell>
          <table:table-cell office:value-type="float" office:value="555" calcext:value-type="float">
            <text:p>55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20" calcext:value-type="float">
            <text:p>520</text:p>
          </table:table-cell>
          <table:table-cell office:value-type="float" office:value="934" calcext:value-type="float">
            <text:p>93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09" calcext:value-type="float">
            <text:p>509</text:p>
          </table:table-cell>
          <table:table-cell office:value-type="float" office:value="890" calcext:value-type="float">
            <text:p>89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60" calcext:value-type="float">
            <text:p>1560</text:p>
          </table:table-cell>
          <table:table-cell office:value-type="float" office:value="2800" calcext:value-type="float">
            <text:p>280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422" calcext:value-type="float">
            <text:p>422</text:p>
          </table:table-cell>
          <table:table-cell office:value-type="float" office:value="655" calcext:value-type="float">
            <text:p>65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68" calcext:value-type="float">
            <text:p>268</text:p>
          </table:table-cell>
          <table:table-cell office:value-type="float" office:value="339" calcext:value-type="float">
            <text:p>339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682" calcext:value-type="float">
            <text:p>682</text:p>
          </table:table-cell>
          <table:table-cell office:value-type="float" office:value="1471" calcext:value-type="float">
            <text:p>1471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01" calcext:value-type="float">
            <text:p>401</text:p>
          </table:table-cell>
          <table:table-cell office:value-type="float" office:value="1028" calcext:value-type="float">
            <text:p>102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321" calcext:value-type="float">
            <text:p>321</text:p>
          </table:table-cell>
          <table:table-cell office:value-type="float" office:value="603" calcext:value-type="float">
            <text:p>603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53" calcext:value-type="float">
            <text:p>253</text:p>
          </table:table-cell>
          <table:table-cell office:value-type="float" office:value="467" calcext:value-type="float">
            <text:p>467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318" calcext:value-type="float">
            <text:p>318</text:p>
          </table:table-cell>
          <table:table-cell office:value-type="float" office:value="425" calcext:value-type="float">
            <text:p>42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39. Jaunpur</text:p>
          </table:table-cell>
          <table:table-cell office:value-type="string" calcext:value-type="string">
            <text:p>1997 - 1998</text:p>
          </table:table-cell>
          <table:table-cell office:value-type="float" office:value="123113" calcext:value-type="float">
            <text:p>123113</text:p>
          </table:table-cell>
          <table:table-cell office:value-type="float" office:value="276701" calcext:value-type="float">
            <text:p>27670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24648" calcext:value-type="float">
            <text:p>124648</text:p>
          </table:table-cell>
          <table:table-cell office:value-type="float" office:value="231524" calcext:value-type="float">
            <text:p>231524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26076" calcext:value-type="float">
            <text:p>126076</text:p>
          </table:table-cell>
          <table:table-cell office:value-type="float" office:value="303487" calcext:value-type="float">
            <text:p>3034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6846" calcext:value-type="float">
            <text:p>126846</text:p>
          </table:table-cell>
          <table:table-cell office:value-type="float" office:value="260090" calcext:value-type="float">
            <text:p>26009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29896" calcext:value-type="float">
            <text:p>129896</text:p>
          </table:table-cell>
          <table:table-cell office:value-type="float" office:value="268798" calcext:value-type="float">
            <text:p>26879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23457" calcext:value-type="float">
            <text:p>123457</text:p>
          </table:table-cell>
          <table:table-cell office:value-type="float" office:value="243387" calcext:value-type="float">
            <text:p>24338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29566" calcext:value-type="float">
            <text:p>129566</text:p>
          </table:table-cell>
          <table:table-cell office:value-type="float" office:value="293353" calcext:value-type="float">
            <text:p>293353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37757" calcext:value-type="float">
            <text:p>137757</text:p>
          </table:table-cell>
          <table:table-cell office:value-type="float" office:value="162226" calcext:value-type="float">
            <text:p>16222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12040" calcext:value-type="float">
            <text:p>112040</text:p>
          </table:table-cell>
          <table:table-cell office:value-type="float" office:value="214557" calcext:value-type="float">
            <text:p>21455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4237" calcext:value-type="float">
            <text:p>144237</text:p>
          </table:table-cell>
          <table:table-cell office:value-type="float" office:value="266983" calcext:value-type="float">
            <text:p>26698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8085" calcext:value-type="float">
            <text:p>138085</text:p>
          </table:table-cell>
          <table:table-cell office:value-type="float" office:value="265261" calcext:value-type="float">
            <text:p>26526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44174" calcext:value-type="float">
            <text:p>144174</text:p>
          </table:table-cell>
          <table:table-cell office:value-type="float" office:value="309686" calcext:value-type="float">
            <text:p>30968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9556" calcext:value-type="float">
            <text:p>129556</text:p>
          </table:table-cell>
          <table:table-cell office:value-type="float" office:value="255484" calcext:value-type="float">
            <text:p>25548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39885" calcext:value-type="float">
            <text:p>139885</text:p>
          </table:table-cell>
          <table:table-cell office:value-type="float" office:value="292220" calcext:value-type="float">
            <text:p>29222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39160" calcext:value-type="float">
            <text:p>139160</text:p>
          </table:table-cell>
          <table:table-cell office:value-type="float" office:value="311301" calcext:value-type="float">
            <text:p>31130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7185" calcext:value-type="float">
            <text:p>147185</text:p>
          </table:table-cell>
          <table:table-cell office:value-type="float" office:value="343971" calcext:value-type="float">
            <text:p>34397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49517" calcext:value-type="float">
            <text:p>149517</text:p>
          </table:table-cell>
          <table:table-cell office:value-type="float" office:value="342394" calcext:value-type="float">
            <text:p>34239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40428" calcext:value-type="float">
            <text:p>140428</text:p>
          </table:table-cell>
          <table:table-cell office:value-type="float" office:value="338993" calcext:value-type="float">
            <text:p>33899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43897" calcext:value-type="float">
            <text:p>143897</text:p>
          </table:table-cell>
          <table:table-cell office:value-type="float" office:value="253259" calcext:value-type="float">
            <text:p>253259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53460" calcext:value-type="float">
            <text:p>153460</text:p>
          </table:table-cell>
          <table:table-cell office:value-type="float" office:value="359403" calcext:value-type="float">
            <text:p>35940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57278" calcext:value-type="float">
            <text:p>157278</text:p>
          </table:table-cell>
          <table:table-cell office:value-type="float" office:value="362683" calcext:value-type="float">
            <text:p>36268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45143" calcext:value-type="float">
            <text:p>145143</text:p>
          </table:table-cell>
          <table:table-cell office:value-type="float" office:value="360535" calcext:value-type="float">
            <text:p>36053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40728" calcext:value-type="float">
            <text:p>140728</text:p>
          </table:table-cell>
          <table:table-cell office:value-type="float" office:value="394601" calcext:value-type="float">
            <text:p>39460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45649" calcext:value-type="float">
            <text:p>145649</text:p>
          </table:table-cell>
          <table:table-cell office:value-type="float" office:value="404030" calcext:value-type="float">
            <text:p>40403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0827" calcext:value-type="float">
            <text:p>150827</text:p>
          </table:table-cell>
          <table:table-cell office:value-type="float" office:value="397127" calcext:value-type="float">
            <text:p>39712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46263" calcext:value-type="float">
            <text:p>146263</text:p>
          </table:table-cell>
          <table:table-cell office:value-type="float" office:value="411730" calcext:value-type="float">
            <text:p>41173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0. Jhansi</text:p>
          </table:table-cell>
          <table:table-cell office:value-type="string" calcext:value-type="string">
            <text:p>1997 - 1998</text:p>
          </table:table-cell>
          <table:table-cell office:value-type="float" office:value="2306" calcext:value-type="float">
            <text:p>2306</text:p>
          </table:table-cell>
          <table:table-cell office:value-type="float" office:value="1385" calcext:value-type="float">
            <text:p>138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976" calcext:value-type="float">
            <text:p>1976</text:p>
          </table:table-cell>
          <table:table-cell office:value-type="float" office:value="1498" calcext:value-type="float">
            <text:p>149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75" calcext:value-type="float">
            <text:p>1575</text:p>
          </table:table-cell>
          <table:table-cell office:value-type="float" office:value="1291" calcext:value-type="float">
            <text:p>129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972" calcext:value-type="float">
            <text:p>2972</text:p>
          </table:table-cell>
          <table:table-cell office:value-type="float" office:value="2910" calcext:value-type="float">
            <text:p>291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986" calcext:value-type="float">
            <text:p>2986</text:p>
          </table:table-cell>
          <table:table-cell office:value-type="float" office:value="2107" calcext:value-type="float">
            <text:p>21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688" calcext:value-type="float">
            <text:p>688</text:p>
          </table:table-cell>
          <table:table-cell office:value-type="float" office:value="384" calcext:value-type="float">
            <text:p>38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2220" calcext:value-type="float">
            <text:p>2220</text:p>
          </table:table-cell>
          <table:table-cell office:value-type="float" office:value="3455" calcext:value-type="float">
            <text:p>345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461" calcext:value-type="float">
            <text:p>3461</text:p>
          </table:table-cell>
          <table:table-cell office:value-type="float" office:value="2911" calcext:value-type="float">
            <text:p>291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909" calcext:value-type="float">
            <text:p>1909</text:p>
          </table:table-cell>
          <table:table-cell office:value-type="float" office:value="3581" calcext:value-type="float">
            <text:p>358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082" calcext:value-type="float">
            <text:p>1082</text:p>
          </table:table-cell>
          <table:table-cell office:value-type="float" office:value="1365" calcext:value-type="float">
            <text:p>136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994" calcext:value-type="float">
            <text:p>3994</text:p>
          </table:table-cell>
          <table:table-cell office:value-type="float" office:value="3047" calcext:value-type="float">
            <text:p>304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689" calcext:value-type="float">
            <text:p>1689</text:p>
          </table:table-cell>
          <table:table-cell office:value-type="float" office:value="3197" calcext:value-type="float">
            <text:p>319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823" calcext:value-type="float">
            <text:p>1823</text:p>
          </table:table-cell>
          <table:table-cell office:value-type="float" office:value="3167" calcext:value-type="float">
            <text:p>3167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067" calcext:value-type="float">
            <text:p>2067</text:p>
          </table:table-cell>
          <table:table-cell office:value-type="float" office:value="4738" calcext:value-type="float">
            <text:p>4738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0590" calcext:value-type="float">
            <text:p>10590</text:p>
          </table:table-cell>
          <table:table-cell office:value-type="float" office:value="21265" calcext:value-type="float">
            <text:p>21265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0042" calcext:value-type="float">
            <text:p>10042</text:p>
          </table:table-cell>
          <table:table-cell office:value-type="float" office:value="19893" calcext:value-type="float">
            <text:p>1989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738" calcext:value-type="float">
            <text:p>10738</text:p>
          </table:table-cell>
          <table:table-cell office:value-type="float" office:value="20907" calcext:value-type="float">
            <text:p>2090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590" calcext:value-type="float">
            <text:p>9590</text:p>
          </table:table-cell>
          <table:table-cell office:value-type="float" office:value="17694" calcext:value-type="float">
            <text:p>1769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223" calcext:value-type="float">
            <text:p>9223</text:p>
          </table:table-cell>
          <table:table-cell office:value-type="float" office:value="16463" calcext:value-type="float">
            <text:p>1646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0418" calcext:value-type="float">
            <text:p>10418</text:p>
          </table:table-cell>
          <table:table-cell office:value-type="float" office:value="14252" calcext:value-type="float">
            <text:p>1425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247" calcext:value-type="float">
            <text:p>9247</text:p>
          </table:table-cell>
          <table:table-cell office:value-type="float" office:value="15785" calcext:value-type="float">
            <text:p>1578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2335" calcext:value-type="float">
            <text:p>12335</text:p>
          </table:table-cell>
          <table:table-cell office:value-type="float" office:value="24571" calcext:value-type="float">
            <text:p>2457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8485" calcext:value-type="float">
            <text:p>8485</text:p>
          </table:table-cell>
          <table:table-cell office:value-type="float" office:value="20076" calcext:value-type="float">
            <text:p>20076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758" calcext:value-type="float">
            <text:p>8758</text:p>
          </table:table-cell>
          <table:table-cell office:value-type="float" office:value="20231" calcext:value-type="float">
            <text:p>2023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200" calcext:value-type="float">
            <text:p>9200</text:p>
          </table:table-cell>
          <table:table-cell office:value-type="float" office:value="19716" calcext:value-type="float">
            <text:p>19716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975" calcext:value-type="float">
            <text:p>8975</text:p>
          </table:table-cell>
          <table:table-cell office:value-type="float" office:value="17833" calcext:value-type="float">
            <text:p>1783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1. Kannauj</text:p>
          </table:table-cell>
          <table:table-cell office:value-type="string" calcext:value-type="string">
            <text:p>1997 - 1998</text:p>
          </table:table-cell>
          <table:table-cell office:value-type="float" office:value="15841" calcext:value-type="float">
            <text:p>15841</text:p>
          </table:table-cell>
          <table:table-cell office:value-type="float" office:value="40925" calcext:value-type="float">
            <text:p>4092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20370" calcext:value-type="float">
            <text:p>20370</text:p>
          </table:table-cell>
          <table:table-cell office:value-type="float" office:value="41452" calcext:value-type="float">
            <text:p>4145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3585" calcext:value-type="float">
            <text:p>23585</text:p>
          </table:table-cell>
          <table:table-cell office:value-type="float" office:value="49882" calcext:value-type="float">
            <text:p>4988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0703" calcext:value-type="float">
            <text:p>20703</text:p>
          </table:table-cell>
          <table:table-cell office:value-type="float" office:value="33539" calcext:value-type="float">
            <text:p>3353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2922" calcext:value-type="float">
            <text:p>22922</text:p>
          </table:table-cell>
          <table:table-cell office:value-type="float" office:value="45047" calcext:value-type="float">
            <text:p>4504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6078" calcext:value-type="float">
            <text:p>16078</text:p>
          </table:table-cell>
          <table:table-cell office:value-type="float" office:value="34519" calcext:value-type="float">
            <text:p>3451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9017" calcext:value-type="float">
            <text:p>19017</text:p>
          </table:table-cell>
          <table:table-cell office:value-type="float" office:value="36763" calcext:value-type="float">
            <text:p>36763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8978" calcext:value-type="float">
            <text:p>18978</text:p>
          </table:table-cell>
          <table:table-cell office:value-type="float" office:value="45665" calcext:value-type="float">
            <text:p>4566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9679" calcext:value-type="float">
            <text:p>19679</text:p>
          </table:table-cell>
          <table:table-cell office:value-type="float" office:value="49965" calcext:value-type="float">
            <text:p>4996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7211" calcext:value-type="float">
            <text:p>17211</text:p>
          </table:table-cell>
          <table:table-cell office:value-type="float" office:value="41289" calcext:value-type="float">
            <text:p>4128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925" calcext:value-type="float">
            <text:p>16925</text:p>
          </table:table-cell>
          <table:table-cell office:value-type="float" office:value="44682" calcext:value-type="float">
            <text:p>4468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9972" calcext:value-type="float">
            <text:p>19972</text:p>
          </table:table-cell>
          <table:table-cell office:value-type="float" office:value="54384" calcext:value-type="float">
            <text:p>5438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3821" calcext:value-type="float">
            <text:p>13821</text:p>
          </table:table-cell>
          <table:table-cell office:value-type="float" office:value="36764" calcext:value-type="float">
            <text:p>36764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5388" calcext:value-type="float">
            <text:p>15388</text:p>
          </table:table-cell>
          <table:table-cell office:value-type="float" office:value="42933" calcext:value-type="float">
            <text:p>4293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289" calcext:value-type="float">
            <text:p>16289</text:p>
          </table:table-cell>
          <table:table-cell office:value-type="float" office:value="45577" calcext:value-type="float">
            <text:p>4557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7275" calcext:value-type="float">
            <text:p>17275</text:p>
          </table:table-cell>
          <table:table-cell office:value-type="float" office:value="52257" calcext:value-type="float">
            <text:p>5225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1390" calcext:value-type="float">
            <text:p>21390</text:p>
          </table:table-cell>
          <table:table-cell office:value-type="float" office:value="63165" calcext:value-type="float">
            <text:p>6316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2007" calcext:value-type="float">
            <text:p>22007</text:p>
          </table:table-cell>
          <table:table-cell office:value-type="float" office:value="52355" calcext:value-type="float">
            <text:p>5235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30499" calcext:value-type="float">
            <text:p>30499</text:p>
          </table:table-cell>
          <table:table-cell office:value-type="float" office:value="71703" calcext:value-type="float">
            <text:p>71703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1149" calcext:value-type="float">
            <text:p>21149</text:p>
          </table:table-cell>
          <table:table-cell office:value-type="float" office:value="56468" calcext:value-type="float">
            <text:p>5646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0360" calcext:value-type="float">
            <text:p>20360</text:p>
          </table:table-cell>
          <table:table-cell office:value-type="float" office:value="65009" calcext:value-type="float">
            <text:p>6500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0256" calcext:value-type="float">
            <text:p>20256</text:p>
          </table:table-cell>
          <table:table-cell office:value-type="float" office:value="54063" calcext:value-type="float">
            <text:p>5406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0295" calcext:value-type="float">
            <text:p>20295</text:p>
          </table:table-cell>
          <table:table-cell office:value-type="float" office:value="81119" calcext:value-type="float">
            <text:p>81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0982" calcext:value-type="float">
            <text:p>20982</text:p>
          </table:table-cell>
          <table:table-cell office:value-type="float" office:value="72472" calcext:value-type="float">
            <text:p>7247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9938" calcext:value-type="float">
            <text:p>19938</text:p>
          </table:table-cell>
          <table:table-cell office:value-type="float" office:value="55049" calcext:value-type="float">
            <text:p>5504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0583" calcext:value-type="float">
            <text:p>20583</text:p>
          </table:table-cell>
          <table:table-cell office:value-type="float" office:value="61317" calcext:value-type="float">
            <text:p>6131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2">
            <text:p>42. Kanpur dehat</text:p>
          </table:table-cell>
          <table:table-cell office:value-type="string" calcext:value-type="string">
            <text:p>1997 - 1998</text:p>
          </table:table-cell>
          <table:table-cell office:value-type="float" office:value="45187" calcext:value-type="float">
            <text:p>45187</text:p>
          </table:table-cell>
          <table:table-cell office:value-type="float" office:value="101835" calcext:value-type="float">
            <text:p>10183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5393" calcext:value-type="float">
            <text:p>45393</text:p>
          </table:table-cell>
          <table:table-cell office:value-type="float" office:value="104018" calcext:value-type="float">
            <text:p>104018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52617" calcext:value-type="float">
            <text:p>52617</text:p>
          </table:table-cell>
          <table:table-cell office:value-type="float" office:value="109175" calcext:value-type="float">
            <text:p>109175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52802" calcext:value-type="float">
            <text:p>52802</text:p>
          </table:table-cell>
          <table:table-cell office:value-type="float" office:value="126264" calcext:value-type="float">
            <text:p>12626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55080" calcext:value-type="float">
            <text:p>55080</text:p>
          </table:table-cell>
          <table:table-cell office:value-type="float" office:value="123765" calcext:value-type="float">
            <text:p>12376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56707" calcext:value-type="float">
            <text:p>56707</text:p>
          </table:table-cell>
          <table:table-cell office:value-type="float" office:value="107290" calcext:value-type="float">
            <text:p>10729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56442" calcext:value-type="float">
            <text:p>56442</text:p>
          </table:table-cell>
          <table:table-cell office:value-type="float" office:value="114747" calcext:value-type="float">
            <text:p>11474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2436" calcext:value-type="float">
            <text:p>52436</text:p>
          </table:table-cell>
          <table:table-cell office:value-type="float" office:value="125374" calcext:value-type="float">
            <text:p>12537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9397" calcext:value-type="float">
            <text:p>29397</text:p>
          </table:table-cell>
          <table:table-cell office:value-type="float" office:value="66114" calcext:value-type="float">
            <text:p>6611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3449" calcext:value-type="float">
            <text:p>43449</text:p>
          </table:table-cell>
          <table:table-cell office:value-type="float" office:value="99976" calcext:value-type="float">
            <text:p>9997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43053" calcext:value-type="float">
            <text:p>43053</text:p>
          </table:table-cell>
          <table:table-cell office:value-type="float" office:value="115425" calcext:value-type="float">
            <text:p>11542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39670" calcext:value-type="float">
            <text:p>39670</text:p>
          </table:table-cell>
          <table:table-cell office:value-type="float" office:value="119367" calcext:value-type="float">
            <text:p>11936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41454" calcext:value-type="float">
            <text:p>41454</text:p>
          </table:table-cell>
          <table:table-cell office:value-type="float" office:value="112299" calcext:value-type="float">
            <text:p>11229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37513" calcext:value-type="float">
            <text:p>37513</text:p>
          </table:table-cell>
          <table:table-cell office:value-type="float" office:value="92770" calcext:value-type="float">
            <text:p>9277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38397" calcext:value-type="float">
            <text:p>38397</text:p>
          </table:table-cell>
          <table:table-cell office:value-type="float" office:value="101176" calcext:value-type="float">
            <text:p>101176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42797" calcext:value-type="float">
            <text:p>42797</text:p>
          </table:table-cell>
          <table:table-cell office:value-type="float" office:value="135538" calcext:value-type="float">
            <text:p>135538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0688" calcext:value-type="float">
            <text:p>40688</text:p>
          </table:table-cell>
          <table:table-cell office:value-type="float" office:value="121291" calcext:value-type="float">
            <text:p>12129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42328" calcext:value-type="float">
            <text:p>42328</text:p>
          </table:table-cell>
          <table:table-cell office:value-type="float" office:value="152762" calcext:value-type="float">
            <text:p>15276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0332" calcext:value-type="float">
            <text:p>40332</text:p>
          </table:table-cell>
          <table:table-cell office:value-type="float" office:value="140476" calcext:value-type="float">
            <text:p>14047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42227" calcext:value-type="float">
            <text:p>42227</text:p>
          </table:table-cell>
          <table:table-cell office:value-type="float" office:value="136351" calcext:value-type="float">
            <text:p>13635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1343" calcext:value-type="float">
            <text:p>41343</text:p>
          </table:table-cell>
          <table:table-cell office:value-type="float" office:value="133869" calcext:value-type="float">
            <text:p>13386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7187" calcext:value-type="float">
            <text:p>57187</text:p>
          </table:table-cell>
          <table:table-cell office:value-type="float" office:value="187916" calcext:value-type="float">
            <text:p>18791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3. Kanpur nagar</text:p>
          </table:table-cell>
          <table:table-cell office:value-type="string" calcext:value-type="string">
            <text:p>1997 - 1998</text:p>
          </table:table-cell>
          <table:table-cell office:value-type="float" office:value="37026" calcext:value-type="float">
            <text:p>37026</text:p>
          </table:table-cell>
          <table:table-cell office:value-type="float" office:value="79325" calcext:value-type="float">
            <text:p>7932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37150" calcext:value-type="float">
            <text:p>37150</text:p>
          </table:table-cell>
          <table:table-cell office:value-type="float" office:value="77053" calcext:value-type="float">
            <text:p>7705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81418" calcext:value-type="float">
            <text:p>81418</text:p>
          </table:table-cell>
          <table:table-cell office:value-type="float" office:value="182417" calcext:value-type="float">
            <text:p>18241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79780" calcext:value-type="float">
            <text:p>79780</text:p>
          </table:table-cell>
          <table:table-cell office:value-type="float" office:value="139920" calcext:value-type="float">
            <text:p>13992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02651" calcext:value-type="float">
            <text:p>102651</text:p>
          </table:table-cell>
          <table:table-cell office:value-type="float" office:value="199417" calcext:value-type="float">
            <text:p>19941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83843" calcext:value-type="float">
            <text:p>83843</text:p>
          </table:table-cell>
          <table:table-cell office:value-type="float" office:value="154159" calcext:value-type="float">
            <text:p>154159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36528" calcext:value-type="float">
            <text:p>36528</text:p>
          </table:table-cell>
          <table:table-cell office:value-type="float" office:value="74896" calcext:value-type="float">
            <text:p>7489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7165" calcext:value-type="float">
            <text:p>37165</text:p>
          </table:table-cell>
          <table:table-cell office:value-type="float" office:value="71748" calcext:value-type="float">
            <text:p>7174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2279" calcext:value-type="float">
            <text:p>32279</text:p>
          </table:table-cell>
          <table:table-cell office:value-type="float" office:value="64493" calcext:value-type="float">
            <text:p>64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30487" calcext:value-type="float">
            <text:p>30487</text:p>
          </table:table-cell>
          <table:table-cell office:value-type="float" office:value="49480" calcext:value-type="float">
            <text:p>4948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3909" calcext:value-type="float">
            <text:p>33909</text:p>
          </table:table-cell>
          <table:table-cell office:value-type="float" office:value="63986" calcext:value-type="float">
            <text:p>6398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34040" calcext:value-type="float">
            <text:p>34040</text:p>
          </table:table-cell>
          <table:table-cell office:value-type="float" office:value="74003" calcext:value-type="float">
            <text:p>7400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4103" calcext:value-type="float">
            <text:p>24103</text:p>
          </table:table-cell>
          <table:table-cell office:value-type="float" office:value="55485" calcext:value-type="float">
            <text:p>5548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31353" calcext:value-type="float">
            <text:p>31353</text:p>
          </table:table-cell>
          <table:table-cell office:value-type="float" office:value="70638" calcext:value-type="float">
            <text:p>7063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33478" calcext:value-type="float">
            <text:p>33478</text:p>
          </table:table-cell>
          <table:table-cell office:value-type="float" office:value="90658" calcext:value-type="float">
            <text:p>9065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31891" calcext:value-type="float">
            <text:p>31891</text:p>
          </table:table-cell>
          <table:table-cell office:value-type="float" office:value="74689" calcext:value-type="float">
            <text:p>74689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33584" calcext:value-type="float">
            <text:p>33584</text:p>
          </table:table-cell>
          <table:table-cell office:value-type="float" office:value="85941" calcext:value-type="float">
            <text:p>8594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9881" calcext:value-type="float">
            <text:p>29881</text:p>
          </table:table-cell>
          <table:table-cell office:value-type="float" office:value="69204" calcext:value-type="float">
            <text:p>6920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31182" calcext:value-type="float">
            <text:p>31182</text:p>
          </table:table-cell>
          <table:table-cell office:value-type="float" office:value="70908" calcext:value-type="float">
            <text:p>7090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35119" calcext:value-type="float">
            <text:p>35119</text:p>
          </table:table-cell>
          <table:table-cell office:value-type="float" office:value="103215" calcext:value-type="float">
            <text:p>10321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33298" calcext:value-type="float">
            <text:p>33298</text:p>
          </table:table-cell>
          <table:table-cell office:value-type="float" office:value="99927" calcext:value-type="float">
            <text:p>999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34187" calcext:value-type="float">
            <text:p>34187</text:p>
          </table:table-cell>
          <table:table-cell office:value-type="float" office:value="95484" calcext:value-type="float">
            <text:p>95484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32122" calcext:value-type="float">
            <text:p>32122</text:p>
          </table:table-cell>
          <table:table-cell office:value-type="float" office:value="110275" calcext:value-type="float">
            <text:p>11027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8721" calcext:value-type="float">
            <text:p>28721</text:p>
          </table:table-cell>
          <table:table-cell office:value-type="float" office:value="100035" calcext:value-type="float">
            <text:p>10003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32618" calcext:value-type="float">
            <text:p>32618</text:p>
          </table:table-cell>
          <table:table-cell office:value-type="float" office:value="95636" calcext:value-type="float">
            <text:p>9563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31816" calcext:value-type="float">
            <text:p>31816</text:p>
          </table:table-cell>
          <table:table-cell office:value-type="float" office:value="95098" calcext:value-type="float">
            <text:p>9509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4">
            <text:p>44. Kasganj</text:p>
          </table:table-cell>
          <table:table-cell office:value-type="string" calcext:value-type="string">
            <text:p>2009 - 2010</text:p>
          </table:table-cell>
          <table:table-cell office:value-type="float" office:value="14317" calcext:value-type="float">
            <text:p>14317</text:p>
          </table:table-cell>
          <table:table-cell office:value-type="float" office:value="29679" calcext:value-type="float">
            <text:p>2967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7901" calcext:value-type="float">
            <text:p>17901</text:p>
          </table:table-cell>
          <table:table-cell office:value-type="float" office:value="37216" calcext:value-type="float">
            <text:p>3721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107" calcext:value-type="float">
            <text:p>16107</text:p>
          </table:table-cell>
          <table:table-cell office:value-type="float" office:value="41411" calcext:value-type="float">
            <text:p>4141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7238" calcext:value-type="float">
            <text:p>17238</text:p>
          </table:table-cell>
          <table:table-cell office:value-type="float" office:value="46974" calcext:value-type="float">
            <text:p>4697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7015" calcext:value-type="float">
            <text:p>17015</text:p>
          </table:table-cell>
          <table:table-cell office:value-type="float" office:value="37977" calcext:value-type="float">
            <text:p>3797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9146" calcext:value-type="float">
            <text:p>19146</text:p>
          </table:table-cell>
          <table:table-cell office:value-type="float" office:value="45740" calcext:value-type="float">
            <text:p>4574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7821" calcext:value-type="float">
            <text:p>17821</text:p>
          </table:table-cell>
          <table:table-cell office:value-type="float" office:value="34163" calcext:value-type="float">
            <text:p>34163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699" calcext:value-type="float">
            <text:p>14699</text:p>
          </table:table-cell>
          <table:table-cell office:value-type="float" office:value="37688" calcext:value-type="float">
            <text:p>3768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549" calcext:value-type="float">
            <text:p>14549</text:p>
          </table:table-cell>
          <table:table-cell office:value-type="float" office:value="34554" calcext:value-type="float">
            <text:p>34554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6214" calcext:value-type="float">
            <text:p>16214</text:p>
          </table:table-cell>
          <table:table-cell office:value-type="float" office:value="40973" calcext:value-type="float">
            <text:p>4097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7881" calcext:value-type="float">
            <text:p>17881</text:p>
          </table:table-cell>
          <table:table-cell office:value-type="float" office:value="57791" calcext:value-type="float">
            <text:p>5779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6655" calcext:value-type="float">
            <text:p>16655</text:p>
          </table:table-cell>
          <table:table-cell office:value-type="float" office:value="51114" calcext:value-type="float">
            <text:p>5111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6543" calcext:value-type="float">
            <text:p>16543</text:p>
          </table:table-cell>
          <table:table-cell office:value-type="float" office:value="44385" calcext:value-type="float">
            <text:p>4438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9263" calcext:value-type="float">
            <text:p>19263</text:p>
          </table:table-cell>
          <table:table-cell office:value-type="float" office:value="49660" calcext:value-type="float">
            <text:p>4966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5. Kaushambi</text:p>
          </table:table-cell>
          <table:table-cell office:value-type="string" calcext:value-type="string">
            <text:p>1997 - 1998</text:p>
          </table:table-cell>
          <table:table-cell office:value-type="float" office:value="30563" calcext:value-type="float">
            <text:p>30563</text:p>
          </table:table-cell>
          <table:table-cell office:value-type="float" office:value="43697" calcext:value-type="float">
            <text:p>43697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30650" calcext:value-type="float">
            <text:p>30650</text:p>
          </table:table-cell>
          <table:table-cell office:value-type="float" office:value="47496" calcext:value-type="float">
            <text:p>4749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4975" calcext:value-type="float">
            <text:p>24975</text:p>
          </table:table-cell>
          <table:table-cell office:value-type="float" office:value="50043" calcext:value-type="float">
            <text:p>50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31025" calcext:value-type="float">
            <text:p>31025</text:p>
          </table:table-cell>
          <table:table-cell office:value-type="float" office:value="67116" calcext:value-type="float">
            <text:p>6711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49500" calcext:value-type="float">
            <text:p>49500</text:p>
          </table:table-cell>
          <table:table-cell office:value-type="float" office:value="108109" calcext:value-type="float">
            <text:p>108109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3959" calcext:value-type="float">
            <text:p>23959</text:p>
          </table:table-cell>
          <table:table-cell office:value-type="float" office:value="37592" calcext:value-type="float">
            <text:p>3759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1462" calcext:value-type="float">
            <text:p>41462</text:p>
          </table:table-cell>
          <table:table-cell office:value-type="float" office:value="77682" calcext:value-type="float">
            <text:p>7768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44335" calcext:value-type="float">
            <text:p>44335</text:p>
          </table:table-cell>
          <table:table-cell office:value-type="float" office:value="85788" calcext:value-type="float">
            <text:p>8578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1745" calcext:value-type="float">
            <text:p>41745</text:p>
          </table:table-cell>
          <table:table-cell office:value-type="float" office:value="69130" calcext:value-type="float">
            <text:p>6913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4367" calcext:value-type="float">
            <text:p>44367</text:p>
          </table:table-cell>
          <table:table-cell office:value-type="float" office:value="67260" calcext:value-type="float">
            <text:p>6726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0533" calcext:value-type="float">
            <text:p>40533</text:p>
          </table:table-cell>
          <table:table-cell office:value-type="float" office:value="64042" calcext:value-type="float">
            <text:p>64042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7888" calcext:value-type="float">
            <text:p>57888</text:p>
          </table:table-cell>
          <table:table-cell office:value-type="float" office:value="122086" calcext:value-type="float">
            <text:p>122086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8255" calcext:value-type="float">
            <text:p>28255</text:p>
          </table:table-cell>
          <table:table-cell office:value-type="float" office:value="51594" calcext:value-type="float">
            <text:p>5159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0103" calcext:value-type="float">
            <text:p>40103</text:p>
          </table:table-cell>
          <table:table-cell office:value-type="float" office:value="79965" calcext:value-type="float">
            <text:p>7996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45799" calcext:value-type="float">
            <text:p>45799</text:p>
          </table:table-cell>
          <table:table-cell office:value-type="float" office:value="111108" calcext:value-type="float">
            <text:p>11110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46141" calcext:value-type="float">
            <text:p>46141</text:p>
          </table:table-cell>
          <table:table-cell office:value-type="float" office:value="100357" calcext:value-type="float">
            <text:p>10035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0894" calcext:value-type="float">
            <text:p>50894</text:p>
          </table:table-cell>
          <table:table-cell office:value-type="float" office:value="112425" calcext:value-type="float">
            <text:p>11242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43224" calcext:value-type="float">
            <text:p>43224</text:p>
          </table:table-cell>
          <table:table-cell office:value-type="float" office:value="93494" calcext:value-type="float">
            <text:p>9349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46080" calcext:value-type="float">
            <text:p>46080</text:p>
          </table:table-cell>
          <table:table-cell office:value-type="float" office:value="97644" calcext:value-type="float">
            <text:p>9764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45278" calcext:value-type="float">
            <text:p>45278</text:p>
          </table:table-cell>
          <table:table-cell office:value-type="float" office:value="105588" calcext:value-type="float">
            <text:p>10558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8758" calcext:value-type="float">
            <text:p>48758</text:p>
          </table:table-cell>
          <table:table-cell office:value-type="float" office:value="117361" calcext:value-type="float">
            <text:p>11736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45431" calcext:value-type="float">
            <text:p>45431</text:p>
          </table:table-cell>
          <table:table-cell office:value-type="float" office:value="108762" calcext:value-type="float">
            <text:p>10876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5313" calcext:value-type="float">
            <text:p>45313</text:p>
          </table:table-cell>
          <table:table-cell office:value-type="float" office:value="114597" calcext:value-type="float">
            <text:p>11459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45287" calcext:value-type="float">
            <text:p>45287</text:p>
          </table:table-cell>
          <table:table-cell office:value-type="float" office:value="126713" calcext:value-type="float">
            <text:p>12671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9058" calcext:value-type="float">
            <text:p>49058</text:p>
          </table:table-cell>
          <table:table-cell office:value-type="float" office:value="134026" calcext:value-type="float">
            <text:p>13402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64347" calcext:value-type="float">
            <text:p>64347</text:p>
          </table:table-cell>
          <table:table-cell office:value-type="float" office:value="197674" calcext:value-type="float">
            <text:p>19767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6. Kheri</text:p>
          </table:table-cell>
          <table:table-cell office:value-type="string" calcext:value-type="string">
            <text:p>1997 - 1998</text:p>
          </table:table-cell>
          <table:table-cell office:value-type="float" office:value="184332" calcext:value-type="float">
            <text:p>184332</text:p>
          </table:table-cell>
          <table:table-cell office:value-type="float" office:value="475902" calcext:value-type="float">
            <text:p>47590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89267" calcext:value-type="float">
            <text:p>189267</text:p>
          </table:table-cell>
          <table:table-cell office:value-type="float" office:value="421981" calcext:value-type="float">
            <text:p>42198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88822" calcext:value-type="float">
            <text:p>188822</text:p>
          </table:table-cell>
          <table:table-cell office:value-type="float" office:value="481946" calcext:value-type="float">
            <text:p>48194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88067" calcext:value-type="float">
            <text:p>188067</text:p>
          </table:table-cell>
          <table:table-cell office:value-type="float" office:value="477644" calcext:value-type="float">
            <text:p>47764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87416" calcext:value-type="float">
            <text:p>187416</text:p>
          </table:table-cell>
          <table:table-cell office:value-type="float" office:value="484045" calcext:value-type="float">
            <text:p>48404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72651" calcext:value-type="float">
            <text:p>172651</text:p>
          </table:table-cell>
          <table:table-cell office:value-type="float" office:value="363489" calcext:value-type="float">
            <text:p>36348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79692" calcext:value-type="float">
            <text:p>179692</text:p>
          </table:table-cell>
          <table:table-cell office:value-type="float" office:value="428236" calcext:value-type="float">
            <text:p>42823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90686" calcext:value-type="float">
            <text:p>190686</text:p>
          </table:table-cell>
          <table:table-cell office:value-type="float" office:value="397276" calcext:value-type="float">
            <text:p>39727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76122" calcext:value-type="float">
            <text:p>176122</text:p>
          </table:table-cell>
          <table:table-cell office:value-type="float" office:value="396803" calcext:value-type="float">
            <text:p>39680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83844" calcext:value-type="float">
            <text:p>183844</text:p>
          </table:table-cell>
          <table:table-cell office:value-type="float" office:value="376880" calcext:value-type="float">
            <text:p>37688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79820" calcext:value-type="float">
            <text:p>179820</text:p>
          </table:table-cell>
          <table:table-cell office:value-type="float" office:value="372227" calcext:value-type="float">
            <text:p>37222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87595" calcext:value-type="float">
            <text:p>187595</text:p>
          </table:table-cell>
          <table:table-cell office:value-type="float" office:value="334107" calcext:value-type="float">
            <text:p>33410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3394" calcext:value-type="float">
            <text:p>163394</text:p>
          </table:table-cell>
          <table:table-cell office:value-type="float" office:value="321886" calcext:value-type="float">
            <text:p>32188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81676" calcext:value-type="float">
            <text:p>181676</text:p>
          </table:table-cell>
          <table:table-cell office:value-type="float" office:value="393329" calcext:value-type="float">
            <text:p>39332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84419" calcext:value-type="float">
            <text:p>184419</text:p>
          </table:table-cell>
          <table:table-cell office:value-type="float" office:value="443159" calcext:value-type="float">
            <text:p>44315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83167" calcext:value-type="float">
            <text:p>183167</text:p>
          </table:table-cell>
          <table:table-cell office:value-type="float" office:value="469457" calcext:value-type="float">
            <text:p>46945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73556" calcext:value-type="float">
            <text:p>173556</text:p>
          </table:table-cell>
          <table:table-cell office:value-type="float" office:value="467907" calcext:value-type="float">
            <text:p>46790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55403" calcext:value-type="float">
            <text:p>155403</text:p>
          </table:table-cell>
          <table:table-cell office:value-type="float" office:value="423318" calcext:value-type="float">
            <text:p>42331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6370" calcext:value-type="float">
            <text:p>156370</text:p>
          </table:table-cell>
          <table:table-cell office:value-type="float" office:value="411097" calcext:value-type="float">
            <text:p>41109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80092" calcext:value-type="float">
            <text:p>180092</text:p>
          </table:table-cell>
          <table:table-cell office:value-type="float" office:value="499575" calcext:value-type="float">
            <text:p>49957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79639" calcext:value-type="float">
            <text:p>179639</text:p>
          </table:table-cell>
          <table:table-cell office:value-type="float" office:value="561552" calcext:value-type="float">
            <text:p>56155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66143" calcext:value-type="float">
            <text:p>166143</text:p>
          </table:table-cell>
          <table:table-cell office:value-type="float" office:value="562228" calcext:value-type="float">
            <text:p>56222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88899" calcext:value-type="float">
            <text:p>188899</text:p>
          </table:table-cell>
          <table:table-cell office:value-type="float" office:value="611844" calcext:value-type="float">
            <text:p>61184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83890" calcext:value-type="float">
            <text:p>183890</text:p>
          </table:table-cell>
          <table:table-cell office:value-type="float" office:value="630743" calcext:value-type="float">
            <text:p>63074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83674" calcext:value-type="float">
            <text:p>183674</text:p>
          </table:table-cell>
          <table:table-cell office:value-type="float" office:value="521450" calcext:value-type="float">
            <text:p>52145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81111" calcext:value-type="float">
            <text:p>181111</text:p>
          </table:table-cell>
          <table:table-cell office:value-type="float" office:value="509646" calcext:value-type="float">
            <text:p>509646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7. Kushi nagar</text:p>
          </table:table-cell>
          <table:table-cell office:value-type="string" calcext:value-type="string">
            <text:p>1997 - 1998</text:p>
          </table:table-cell>
          <table:table-cell office:value-type="float" office:value="111830" calcext:value-type="float">
            <text:p>111830</text:p>
          </table:table-cell>
          <table:table-cell office:value-type="float" office:value="290944" calcext:value-type="float">
            <text:p>29094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2395" calcext:value-type="float">
            <text:p>112395</text:p>
          </table:table-cell>
          <table:table-cell office:value-type="float" office:value="292763" calcext:value-type="float">
            <text:p>29276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5083" calcext:value-type="float">
            <text:p>115083</text:p>
          </table:table-cell>
          <table:table-cell office:value-type="float" office:value="288530" calcext:value-type="float">
            <text:p>28853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18027" calcext:value-type="float">
            <text:p>118027</text:p>
          </table:table-cell>
          <table:table-cell office:value-type="float" office:value="340514" calcext:value-type="float">
            <text:p>340514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8068" calcext:value-type="float">
            <text:p>118068</text:p>
          </table:table-cell>
          <table:table-cell office:value-type="float" office:value="286058" calcext:value-type="float">
            <text:p>28605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7743" calcext:value-type="float">
            <text:p>117743</text:p>
          </table:table-cell>
          <table:table-cell office:value-type="float" office:value="313789" calcext:value-type="float">
            <text:p>31378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20358" calcext:value-type="float">
            <text:p>120358</text:p>
          </table:table-cell>
          <table:table-cell office:value-type="float" office:value="317165" calcext:value-type="float">
            <text:p>317165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23633" calcext:value-type="float">
            <text:p>123633</text:p>
          </table:table-cell>
          <table:table-cell office:value-type="float" office:value="289803" calcext:value-type="float">
            <text:p>28980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20335" calcext:value-type="float">
            <text:p>120335</text:p>
          </table:table-cell>
          <table:table-cell office:value-type="float" office:value="305651" calcext:value-type="float">
            <text:p>30565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19909" calcext:value-type="float">
            <text:p>119909</text:p>
          </table:table-cell>
          <table:table-cell office:value-type="float" office:value="264879" calcext:value-type="float">
            <text:p>26487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22757" calcext:value-type="float">
            <text:p>122757</text:p>
          </table:table-cell>
          <table:table-cell office:value-type="float" office:value="308611" calcext:value-type="float">
            <text:p>308611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21337" calcext:value-type="float">
            <text:p>121337</text:p>
          </table:table-cell>
          <table:table-cell office:value-type="float" office:value="313049" calcext:value-type="float">
            <text:p>313049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2496" calcext:value-type="float">
            <text:p>122496</text:p>
          </table:table-cell>
          <table:table-cell office:value-type="float" office:value="265081" calcext:value-type="float">
            <text:p>265081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25415" calcext:value-type="float">
            <text:p>125415</text:p>
          </table:table-cell>
          <table:table-cell office:value-type="float" office:value="292844" calcext:value-type="float">
            <text:p>29284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27193" calcext:value-type="float">
            <text:p>127193</text:p>
          </table:table-cell>
          <table:table-cell office:value-type="float" office:value="303991" calcext:value-type="float">
            <text:p>303991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32485" calcext:value-type="float">
            <text:p>132485</text:p>
          </table:table-cell>
          <table:table-cell office:value-type="float" office:value="327370" calcext:value-type="float">
            <text:p>32737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22607" calcext:value-type="float">
            <text:p>122607</text:p>
          </table:table-cell>
          <table:table-cell office:value-type="float" office:value="320863" calcext:value-type="float">
            <text:p>320863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18425" calcext:value-type="float">
            <text:p>118425</text:p>
          </table:table-cell>
          <table:table-cell office:value-type="float" office:value="253666" calcext:value-type="float">
            <text:p>253666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2213" calcext:value-type="float">
            <text:p>112213</text:p>
          </table:table-cell>
          <table:table-cell office:value-type="float" office:value="177633" calcext:value-type="float">
            <text:p>17763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26709" calcext:value-type="float">
            <text:p>126709</text:p>
          </table:table-cell>
          <table:table-cell office:value-type="float" office:value="254432" calcext:value-type="float">
            <text:p>25443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19255" calcext:value-type="float">
            <text:p>119255</text:p>
          </table:table-cell>
          <table:table-cell office:value-type="float" office:value="327951" calcext:value-type="float">
            <text:p>32795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12368" calcext:value-type="float">
            <text:p>112368</text:p>
          </table:table-cell>
          <table:table-cell office:value-type="float" office:value="283617" calcext:value-type="float">
            <text:p>28361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22995" calcext:value-type="float">
            <text:p>122995</text:p>
          </table:table-cell>
          <table:table-cell office:value-type="float" office:value="356931" calcext:value-type="float">
            <text:p>35693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21775" calcext:value-type="float">
            <text:p>121775</text:p>
          </table:table-cell>
          <table:table-cell office:value-type="float" office:value="312109" calcext:value-type="float">
            <text:p>31210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27373" calcext:value-type="float">
            <text:p>127373</text:p>
          </table:table-cell>
          <table:table-cell office:value-type="float" office:value="332061" calcext:value-type="float">
            <text:p>33206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24360" calcext:value-type="float">
            <text:p>124360</text:p>
          </table:table-cell>
          <table:table-cell office:value-type="float" office:value="314009" calcext:value-type="float">
            <text:p>31400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8. Lalitpur</text:p>
          </table:table-cell>
          <table:table-cell office:value-type="string" calcext:value-type="string">
            <text:p>1997 - 1998</text:p>
          </table:table-cell>
          <table:table-cell office:value-type="float" office:value="6709" calcext:value-type="float">
            <text:p>6709</text:p>
          </table:table-cell>
          <table:table-cell office:value-type="float" office:value="4023" calcext:value-type="float">
            <text:p>402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9983" calcext:value-type="float">
            <text:p>9983</text:p>
          </table:table-cell>
          <table:table-cell office:value-type="float" office:value="7581" calcext:value-type="float">
            <text:p>758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7330" calcext:value-type="float">
            <text:p>7330</text:p>
          </table:table-cell>
          <table:table-cell office:value-type="float" office:value="6002" calcext:value-type="float">
            <text:p>600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7337" calcext:value-type="float">
            <text:p>7337</text:p>
          </table:table-cell>
          <table:table-cell office:value-type="float" office:value="7183" calcext:value-type="float">
            <text:p>718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7435" calcext:value-type="float">
            <text:p>7435</text:p>
          </table:table-cell>
          <table:table-cell office:value-type="float" office:value="5239" calcext:value-type="float">
            <text:p>52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529" calcext:value-type="float">
            <text:p>5529</text:p>
          </table:table-cell>
          <table:table-cell office:value-type="float" office:value="612" calcext:value-type="float">
            <text:p>6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6004" calcext:value-type="float">
            <text:p>6004</text:p>
          </table:table-cell>
          <table:table-cell office:value-type="float" office:value="3870" calcext:value-type="float">
            <text:p>387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5668" calcext:value-type="float">
            <text:p>5668</text:p>
          </table:table-cell>
          <table:table-cell office:value-type="float" office:value="2203" calcext:value-type="float">
            <text:p>220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484" calcext:value-type="float">
            <text:p>3484</text:p>
          </table:table-cell>
          <table:table-cell office:value-type="float" office:value="2146" calcext:value-type="float">
            <text:p>214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996" calcext:value-type="float">
            <text:p>4996</text:p>
          </table:table-cell>
          <table:table-cell office:value-type="float" office:value="3612" calcext:value-type="float">
            <text:p>36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485" calcext:value-type="float">
            <text:p>3485</text:p>
          </table:table-cell>
          <table:table-cell office:value-type="float" office:value="1049" calcext:value-type="float">
            <text:p>104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3207" calcext:value-type="float">
            <text:p>3207</text:p>
          </table:table-cell>
          <table:table-cell office:value-type="float" office:value="2402" calcext:value-type="float">
            <text:p>240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434" calcext:value-type="float">
            <text:p>3434</text:p>
          </table:table-cell>
          <table:table-cell office:value-type="float" office:value="2136" calcext:value-type="float">
            <text:p>213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833" calcext:value-type="float">
            <text:p>2833</text:p>
          </table:table-cell>
          <table:table-cell office:value-type="float" office:value="1856" calcext:value-type="float">
            <text:p>185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31" calcext:value-type="float">
            <text:p>1631</text:p>
          </table:table-cell>
          <table:table-cell office:value-type="float" office:value="1132" calcext:value-type="float">
            <text:p>113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315" calcext:value-type="float">
            <text:p>1315</text:p>
          </table:table-cell>
          <table:table-cell office:value-type="float" office:value="1427" calcext:value-type="float">
            <text:p>142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355" calcext:value-type="float">
            <text:p>1355</text:p>
          </table:table-cell>
          <table:table-cell office:value-type="float" office:value="963" calcext:value-type="float">
            <text:p>96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62" calcext:value-type="float">
            <text:p>962</text:p>
          </table:table-cell>
          <table:table-cell office:value-type="float" office:value="750" calcext:value-type="float">
            <text:p>75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066" calcext:value-type="float">
            <text:p>1066</text:p>
          </table:table-cell>
          <table:table-cell office:value-type="float" office:value="677" calcext:value-type="float">
            <text:p>67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240" calcext:value-type="float">
            <text:p>1240</text:p>
          </table:table-cell>
          <table:table-cell office:value-type="float" office:value="802" calcext:value-type="float">
            <text:p>8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59" calcext:value-type="float">
            <text:p>959</text:p>
          </table:table-cell>
          <table:table-cell office:value-type="float" office:value="440" calcext:value-type="float">
            <text:p>44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255" calcext:value-type="float">
            <text:p>1255</text:p>
          </table:table-cell>
          <table:table-cell office:value-type="float" office:value="934" calcext:value-type="float">
            <text:p>93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503" calcext:value-type="float">
            <text:p>1503</text:p>
          </table:table-cell>
          <table:table-cell office:value-type="float" office:value="822" calcext:value-type="float">
            <text:p>82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400" calcext:value-type="float">
            <text:p>1400</text:p>
          </table:table-cell>
          <table:table-cell office:value-type="float" office:value="1870" calcext:value-type="float">
            <text:p>187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37" calcext:value-type="float">
            <text:p>1537</text:p>
          </table:table-cell>
          <table:table-cell office:value-type="float" office:value="787" calcext:value-type="float">
            <text:p>78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058" calcext:value-type="float">
            <text:p>2058</text:p>
          </table:table-cell>
          <table:table-cell office:value-type="float" office:value="5303" calcext:value-type="float">
            <text:p>530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49. Lucknow</text:p>
          </table:table-cell>
          <table:table-cell office:value-type="string" calcext:value-type="string">
            <text:p>1997 - 1998</text:p>
          </table:table-cell>
          <table:table-cell office:value-type="float" office:value="53897" calcext:value-type="float">
            <text:p>53897</text:p>
          </table:table-cell>
          <table:table-cell office:value-type="float" office:value="91903" calcext:value-type="float">
            <text:p>9190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55254" calcext:value-type="float">
            <text:p>55254</text:p>
          </table:table-cell>
          <table:table-cell office:value-type="float" office:value="91055" calcext:value-type="float">
            <text:p>9105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55483" calcext:value-type="float">
            <text:p>55483</text:p>
          </table:table-cell>
          <table:table-cell office:value-type="float" office:value="94571" calcext:value-type="float">
            <text:p>9457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51533" calcext:value-type="float">
            <text:p>51533</text:p>
          </table:table-cell>
          <table:table-cell office:value-type="float" office:value="65339" calcext:value-type="float">
            <text:p>65339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52458" calcext:value-type="float">
            <text:p>52458</text:p>
          </table:table-cell>
          <table:table-cell office:value-type="float" office:value="90256" calcext:value-type="float">
            <text:p>9025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40753" calcext:value-type="float">
            <text:p>40753</text:p>
          </table:table-cell>
          <table:table-cell office:value-type="float" office:value="74299" calcext:value-type="float">
            <text:p>7429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48397" calcext:value-type="float">
            <text:p>48397</text:p>
          </table:table-cell>
          <table:table-cell office:value-type="float" office:value="102433" calcext:value-type="float">
            <text:p>10243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52825" calcext:value-type="float">
            <text:p>52825</text:p>
          </table:table-cell>
          <table:table-cell office:value-type="float" office:value="99033" calcext:value-type="float">
            <text:p>9903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5499" calcext:value-type="float">
            <text:p>35499</text:p>
          </table:table-cell>
          <table:table-cell office:value-type="float" office:value="68300" calcext:value-type="float">
            <text:p>6830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48107" calcext:value-type="float">
            <text:p>48107</text:p>
          </table:table-cell>
          <table:table-cell office:value-type="float" office:value="93520" calcext:value-type="float">
            <text:p>9352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7542" calcext:value-type="float">
            <text:p>47542</text:p>
          </table:table-cell>
          <table:table-cell office:value-type="float" office:value="87097" calcext:value-type="float">
            <text:p>8709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6308" calcext:value-type="float">
            <text:p>56308</text:p>
          </table:table-cell>
          <table:table-cell office:value-type="float" office:value="118810" calcext:value-type="float">
            <text:p>11881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43549" calcext:value-type="float">
            <text:p>43549</text:p>
          </table:table-cell>
          <table:table-cell office:value-type="float" office:value="95329" calcext:value-type="float">
            <text:p>9532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8833" calcext:value-type="float">
            <text:p>48833</text:p>
          </table:table-cell>
          <table:table-cell office:value-type="float" office:value="93320" calcext:value-type="float">
            <text:p>9332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2978" calcext:value-type="float">
            <text:p>52978</text:p>
          </table:table-cell>
          <table:table-cell office:value-type="float" office:value="106645" calcext:value-type="float">
            <text:p>106645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1138" calcext:value-type="float">
            <text:p>51138</text:p>
          </table:table-cell>
          <table:table-cell office:value-type="float" office:value="104833" calcext:value-type="float">
            <text:p>10483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2159" calcext:value-type="float">
            <text:p>52159</text:p>
          </table:table-cell>
          <table:table-cell office:value-type="float" office:value="105674" calcext:value-type="float">
            <text:p>105674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54126" calcext:value-type="float">
            <text:p>54126</text:p>
          </table:table-cell>
          <table:table-cell office:value-type="float" office:value="125843" calcext:value-type="float">
            <text:p>12584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52944" calcext:value-type="float">
            <text:p>52944</text:p>
          </table:table-cell>
          <table:table-cell office:value-type="float" office:value="107265" calcext:value-type="float">
            <text:p>107265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63802" calcext:value-type="float">
            <text:p>63802</text:p>
          </table:table-cell>
          <table:table-cell office:value-type="float" office:value="124286" calcext:value-type="float">
            <text:p>12428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1617" calcext:value-type="float">
            <text:p>51617</text:p>
          </table:table-cell>
          <table:table-cell office:value-type="float" office:value="139727" calcext:value-type="float">
            <text:p>13972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3876" calcext:value-type="float">
            <text:p>53876</text:p>
          </table:table-cell>
          <table:table-cell office:value-type="float" office:value="146812" calcext:value-type="float">
            <text:p>14681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9610" calcext:value-type="float">
            <text:p>49610</text:p>
          </table:table-cell>
          <table:table-cell office:value-type="float" office:value="121247" calcext:value-type="float">
            <text:p>12124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0993" calcext:value-type="float">
            <text:p>50993</text:p>
          </table:table-cell>
          <table:table-cell office:value-type="float" office:value="120649" calcext:value-type="float">
            <text:p>120649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5083" calcext:value-type="float">
            <text:p>55083</text:p>
          </table:table-cell>
          <table:table-cell office:value-type="float" office:value="137267" calcext:value-type="float">
            <text:p>137267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2020" calcext:value-type="float">
            <text:p>52020</text:p>
          </table:table-cell>
          <table:table-cell office:value-type="float" office:value="136500" calcext:value-type="float">
            <text:p>136500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0. Maharajganj</text:p>
          </table:table-cell>
          <table:table-cell office:value-type="string" calcext:value-type="string">
            <text:p>1997 - 1998</text:p>
          </table:table-cell>
          <table:table-cell office:value-type="float" office:value="164729" calcext:value-type="float">
            <text:p>164729</text:p>
          </table:table-cell>
          <table:table-cell office:value-type="float" office:value="373051" calcext:value-type="float">
            <text:p>37305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63828" calcext:value-type="float">
            <text:p>163828</text:p>
          </table:table-cell>
          <table:table-cell office:value-type="float" office:value="348183" calcext:value-type="float">
            <text:p>34818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62602" calcext:value-type="float">
            <text:p>162602</text:p>
          </table:table-cell>
          <table:table-cell office:value-type="float" office:value="446907" calcext:value-type="float">
            <text:p>44690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66489" calcext:value-type="float">
            <text:p>166489</text:p>
          </table:table-cell>
          <table:table-cell office:value-type="float" office:value="418224" calcext:value-type="float">
            <text:p>418224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65097" calcext:value-type="float">
            <text:p>165097</text:p>
          </table:table-cell>
          <table:table-cell office:value-type="float" office:value="370150" calcext:value-type="float">
            <text:p>37015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62597" calcext:value-type="float">
            <text:p>162597</text:p>
          </table:table-cell>
          <table:table-cell office:value-type="float" office:value="436958" calcext:value-type="float">
            <text:p>43695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63882" calcext:value-type="float">
            <text:p>163882</text:p>
          </table:table-cell>
          <table:table-cell office:value-type="float" office:value="450103" calcext:value-type="float">
            <text:p>45010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71788" calcext:value-type="float">
            <text:p>171788</text:p>
          </table:table-cell>
          <table:table-cell office:value-type="float" office:value="385422" calcext:value-type="float">
            <text:p>3854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8717" calcext:value-type="float">
            <text:p>158717</text:p>
          </table:table-cell>
          <table:table-cell office:value-type="float" office:value="370763" calcext:value-type="float">
            <text:p>37076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68666" calcext:value-type="float">
            <text:p>168666</text:p>
          </table:table-cell>
          <table:table-cell office:value-type="float" office:value="389281" calcext:value-type="float">
            <text:p>38928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1982" calcext:value-type="float">
            <text:p>161982</text:p>
          </table:table-cell>
          <table:table-cell office:value-type="float" office:value="358952" calcext:value-type="float">
            <text:p>35895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65274" calcext:value-type="float">
            <text:p>165274</text:p>
          </table:table-cell>
          <table:table-cell office:value-type="float" office:value="381287" calcext:value-type="float">
            <text:p>38128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7645" calcext:value-type="float">
            <text:p>167645</text:p>
          </table:table-cell>
          <table:table-cell office:value-type="float" office:value="407210" calcext:value-type="float">
            <text:p>40721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67451" calcext:value-type="float">
            <text:p>167451</text:p>
          </table:table-cell>
          <table:table-cell office:value-type="float" office:value="363536" calcext:value-type="float">
            <text:p>36353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6780" calcext:value-type="float">
            <text:p>166780</text:p>
          </table:table-cell>
          <table:table-cell office:value-type="float" office:value="399271" calcext:value-type="float">
            <text:p>399271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64762" calcext:value-type="float">
            <text:p>164762</text:p>
          </table:table-cell>
          <table:table-cell office:value-type="float" office:value="405150" calcext:value-type="float">
            <text:p>4051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61164" calcext:value-type="float">
            <text:p>161164</text:p>
          </table:table-cell>
          <table:table-cell office:value-type="float" office:value="398397" calcext:value-type="float">
            <text:p>39839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65814" calcext:value-type="float">
            <text:p>165814</text:p>
          </table:table-cell>
          <table:table-cell office:value-type="float" office:value="406742" calcext:value-type="float">
            <text:p>40674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69768" calcext:value-type="float">
            <text:p>169768</text:p>
          </table:table-cell>
          <table:table-cell office:value-type="float" office:value="418308" calcext:value-type="float">
            <text:p>418308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65686" calcext:value-type="float">
            <text:p>165686</text:p>
          </table:table-cell>
          <table:table-cell office:value-type="float" office:value="420345" calcext:value-type="float">
            <text:p>42034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66400" calcext:value-type="float">
            <text:p>166400</text:p>
          </table:table-cell>
          <table:table-cell office:value-type="float" office:value="413837" calcext:value-type="float">
            <text:p>413837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60997" calcext:value-type="float">
            <text:p>160997</text:p>
          </table:table-cell>
          <table:table-cell office:value-type="float" office:value="472204" calcext:value-type="float">
            <text:p>47220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63395" calcext:value-type="float">
            <text:p>163395</text:p>
          </table:table-cell>
          <table:table-cell office:value-type="float" office:value="459794" calcext:value-type="float">
            <text:p>459794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66354" calcext:value-type="float">
            <text:p>166354</text:p>
          </table:table-cell>
          <table:table-cell office:value-type="float" office:value="447326" calcext:value-type="float">
            <text:p>44732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81085" calcext:value-type="float">
            <text:p>181085</text:p>
          </table:table-cell>
          <table:table-cell office:value-type="float" office:value="497078" calcext:value-type="float">
            <text:p>49707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66405" calcext:value-type="float">
            <text:p>166405</text:p>
          </table:table-cell>
          <table:table-cell office:value-type="float" office:value="430157" calcext:value-type="float">
            <text:p>43015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1. Mahoba</text:p>
          </table:table-cell>
          <table:table-cell office:value-type="string" calcext:value-type="string">
            <text:p>1997 - 1998</text:p>
          </table:table-cell>
          <table:table-cell office:value-type="float" office:value="1042" calcext:value-type="float">
            <text:p>1042</text:p>
          </table:table-cell>
          <table:table-cell office:value-type="float" office:value="1173" calcext:value-type="float">
            <text:p>117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69" calcext:value-type="float">
            <text:p>869</text:p>
          </table:table-cell>
          <table:table-cell office:value-type="float" office:value="1408" calcext:value-type="float">
            <text:p>140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39" calcext:value-type="float">
            <text:p>1139</text:p>
          </table:table-cell>
          <table:table-cell office:value-type="float" office:value="1238" calcext:value-type="float">
            <text:p>123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206" calcext:value-type="float">
            <text:p>1206</text:p>
          </table:table-cell>
          <table:table-cell office:value-type="float" office:value="1198" calcext:value-type="float">
            <text:p>11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940" calcext:value-type="float">
            <text:p>940</text:p>
          </table:table-cell>
          <table:table-cell office:value-type="float" office:value="1252" calcext:value-type="float">
            <text:p>1252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758" calcext:value-type="float">
            <text:p>758</text:p>
          </table:table-cell>
          <table:table-cell office:value-type="float" office:value="621" calcext:value-type="float">
            <text:p>62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759" calcext:value-type="float">
            <text:p>759</text:p>
          </table:table-cell>
          <table:table-cell office:value-type="float" office:value="884" calcext:value-type="float">
            <text:p>88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724" calcext:value-type="float">
            <text:p>724</text:p>
          </table:table-cell>
          <table:table-cell office:value-type="float" office:value="784" calcext:value-type="float">
            <text:p>78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06" calcext:value-type="float">
            <text:p>406</text:p>
          </table:table-cell>
          <table:table-cell office:value-type="float" office:value="315" calcext:value-type="float">
            <text:p>31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30" calcext:value-type="float">
            <text:p>330</text:p>
          </table:table-cell>
          <table:table-cell office:value-type="float" office:value="163" calcext:value-type="float">
            <text:p>16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93" calcext:value-type="float">
            <text:p>293</text:p>
          </table:table-cell>
          <table:table-cell office:value-type="float" office:value="378" calcext:value-type="float">
            <text:p>37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05" calcext:value-type="float">
            <text:p>105</text:p>
          </table:table-cell>
          <table:table-cell office:value-type="float" office:value="217" calcext:value-type="float">
            <text:p>21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43" calcext:value-type="float">
            <text:p>243</text:p>
          </table:table-cell>
          <table:table-cell office:value-type="float" office:value="614" calcext:value-type="float">
            <text:p>614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43" calcext:value-type="float">
            <text:p>243</text:p>
          </table:table-cell>
          <table:table-cell office:value-type="float" office:value="598" calcext:value-type="float">
            <text:p>598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9" calcext:value-type="float">
            <text:p>139</text:p>
          </table:table-cell>
          <table:table-cell office:value-type="float" office:value="329" calcext:value-type="float">
            <text:p>329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2. Mainpuri</text:p>
          </table:table-cell>
          <table:table-cell office:value-type="string" calcext:value-type="string">
            <text:p>1997 - 1998</text:p>
          </table:table-cell>
          <table:table-cell office:value-type="float" office:value="60647" calcext:value-type="float">
            <text:p>60647</text:p>
          </table:table-cell>
          <table:table-cell office:value-type="float" office:value="137159" calcext:value-type="float">
            <text:p>137159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63872" calcext:value-type="float">
            <text:p>63872</text:p>
          </table:table-cell>
          <table:table-cell office:value-type="float" office:value="136170" calcext:value-type="float">
            <text:p>13617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61188" calcext:value-type="float">
            <text:p>61188</text:p>
          </table:table-cell>
          <table:table-cell office:value-type="float" office:value="124111" calcext:value-type="float">
            <text:p>12411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64729" calcext:value-type="float">
            <text:p>64729</text:p>
          </table:table-cell>
          <table:table-cell office:value-type="float" office:value="130602" calcext:value-type="float">
            <text:p>13060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67429" calcext:value-type="float">
            <text:p>67429</text:p>
          </table:table-cell>
          <table:table-cell office:value-type="float" office:value="141118" calcext:value-type="float">
            <text:p>14111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2388" calcext:value-type="float">
            <text:p>52388</text:p>
          </table:table-cell>
          <table:table-cell office:value-type="float" office:value="100585" calcext:value-type="float">
            <text:p>10058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57993" calcext:value-type="float">
            <text:p>57993</text:p>
          </table:table-cell>
          <table:table-cell office:value-type="float" office:value="93556" calcext:value-type="float">
            <text:p>9355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81474" calcext:value-type="float">
            <text:p>81474</text:p>
          </table:table-cell>
          <table:table-cell office:value-type="float" office:value="179085" calcext:value-type="float">
            <text:p>1790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56735" calcext:value-type="float">
            <text:p>56735</text:p>
          </table:table-cell>
          <table:table-cell office:value-type="float" office:value="133441" calcext:value-type="float">
            <text:p>13344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1474" calcext:value-type="float">
            <text:p>81474</text:p>
          </table:table-cell>
          <table:table-cell office:value-type="float" office:value="204174" calcext:value-type="float">
            <text:p>204174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75962" calcext:value-type="float">
            <text:p>75962</text:p>
          </table:table-cell>
          <table:table-cell office:value-type="float" office:value="185195" calcext:value-type="float">
            <text:p>18519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83634" calcext:value-type="float">
            <text:p>83634</text:p>
          </table:table-cell>
          <table:table-cell office:value-type="float" office:value="209336" calcext:value-type="float">
            <text:p>20933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0622" calcext:value-type="float">
            <text:p>60622</text:p>
          </table:table-cell>
          <table:table-cell office:value-type="float" office:value="137673" calcext:value-type="float">
            <text:p>13767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9602" calcext:value-type="float">
            <text:p>49602</text:p>
          </table:table-cell>
          <table:table-cell office:value-type="float" office:value="120434" calcext:value-type="float">
            <text:p>120434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64437" calcext:value-type="float">
            <text:p>64437</text:p>
          </table:table-cell>
          <table:table-cell office:value-type="float" office:value="168825" calcext:value-type="float">
            <text:p>16882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9963" calcext:value-type="float">
            <text:p>59963</text:p>
          </table:table-cell>
          <table:table-cell office:value-type="float" office:value="157943" calcext:value-type="float">
            <text:p>15794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65174" calcext:value-type="float">
            <text:p>65174</text:p>
          </table:table-cell>
          <table:table-cell office:value-type="float" office:value="172059" calcext:value-type="float">
            <text:p>17205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73176" calcext:value-type="float">
            <text:p>73176</text:p>
          </table:table-cell>
          <table:table-cell office:value-type="float" office:value="190843" calcext:value-type="float">
            <text:p>19084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72856" calcext:value-type="float">
            <text:p>72856</text:p>
          </table:table-cell>
          <table:table-cell office:value-type="float" office:value="192048" calcext:value-type="float">
            <text:p>19204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62335" calcext:value-type="float">
            <text:p>62335</text:p>
          </table:table-cell>
          <table:table-cell office:value-type="float" office:value="157396" calcext:value-type="float">
            <text:p>15739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61658" calcext:value-type="float">
            <text:p>61658</text:p>
          </table:table-cell>
          <table:table-cell office:value-type="float" office:value="185652" calcext:value-type="float">
            <text:p>18565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64324" calcext:value-type="float">
            <text:p>64324</text:p>
          </table:table-cell>
          <table:table-cell office:value-type="float" office:value="210532" calcext:value-type="float">
            <text:p>21053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63053" calcext:value-type="float">
            <text:p>63053</text:p>
          </table:table-cell>
          <table:table-cell office:value-type="float" office:value="168919" calcext:value-type="float">
            <text:p>168919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62058" calcext:value-type="float">
            <text:p>62058</text:p>
          </table:table-cell>
          <table:table-cell office:value-type="float" office:value="180465" calcext:value-type="float">
            <text:p>180465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62512" calcext:value-type="float">
            <text:p>62512</text:p>
          </table:table-cell>
          <table:table-cell office:value-type="float" office:value="168032" calcext:value-type="float">
            <text:p>168032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73801" calcext:value-type="float">
            <text:p>73801</text:p>
          </table:table-cell>
          <table:table-cell office:value-type="float" office:value="185610" calcext:value-type="float">
            <text:p>18561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3. Mathura</text:p>
          </table:table-cell>
          <table:table-cell office:value-type="string" calcext:value-type="string">
            <text:p>1997 - 1998</text:p>
          </table:table-cell>
          <table:table-cell office:value-type="float" office:value="25931" calcext:value-type="float">
            <text:p>25931</text:p>
          </table:table-cell>
          <table:table-cell office:value-type="float" office:value="56690" calcext:value-type="float">
            <text:p>5669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31123" calcext:value-type="float">
            <text:p>31123</text:p>
          </table:table-cell>
          <table:table-cell office:value-type="float" office:value="59471" calcext:value-type="float">
            <text:p>5947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39971" calcext:value-type="float">
            <text:p>39971</text:p>
          </table:table-cell>
          <table:table-cell office:value-type="float" office:value="82441" calcext:value-type="float">
            <text:p>8244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38821" calcext:value-type="float">
            <text:p>38821</text:p>
          </table:table-cell>
          <table:table-cell office:value-type="float" office:value="80997" calcext:value-type="float">
            <text:p>80997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36964" calcext:value-type="float">
            <text:p>36964</text:p>
          </table:table-cell>
          <table:table-cell office:value-type="float" office:value="75917" calcext:value-type="float">
            <text:p>7591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5096" calcext:value-type="float">
            <text:p>25096</text:p>
          </table:table-cell>
          <table:table-cell office:value-type="float" office:value="43496" calcext:value-type="float">
            <text:p>4349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33054" calcext:value-type="float">
            <text:p>33054</text:p>
          </table:table-cell>
          <table:table-cell office:value-type="float" office:value="67858" calcext:value-type="float">
            <text:p>6785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7089" calcext:value-type="float">
            <text:p>37089</text:p>
          </table:table-cell>
          <table:table-cell office:value-type="float" office:value="94625" calcext:value-type="float">
            <text:p>9462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2880" calcext:value-type="float">
            <text:p>32880</text:p>
          </table:table-cell>
          <table:table-cell office:value-type="float" office:value="82858" calcext:value-type="float">
            <text:p>8285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37089" calcext:value-type="float">
            <text:p>37089</text:p>
          </table:table-cell>
          <table:table-cell office:value-type="float" office:value="77442" calcext:value-type="float">
            <text:p>77442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2229" calcext:value-type="float">
            <text:p>42229</text:p>
          </table:table-cell>
          <table:table-cell office:value-type="float" office:value="103377" calcext:value-type="float">
            <text:p>10337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5394" calcext:value-type="float">
            <text:p>45394</text:p>
          </table:table-cell>
          <table:table-cell office:value-type="float" office:value="119522" calcext:value-type="float">
            <text:p>11952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42931" calcext:value-type="float">
            <text:p>42931</text:p>
          </table:table-cell>
          <table:table-cell office:value-type="float" office:value="92817" calcext:value-type="float">
            <text:p>9281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7142" calcext:value-type="float">
            <text:p>47142</text:p>
          </table:table-cell>
          <table:table-cell office:value-type="float" office:value="101167" calcext:value-type="float">
            <text:p>10116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45927" calcext:value-type="float">
            <text:p>45927</text:p>
          </table:table-cell>
          <table:table-cell office:value-type="float" office:value="104300" calcext:value-type="float">
            <text:p>1043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48596" calcext:value-type="float">
            <text:p>48596</text:p>
          </table:table-cell>
          <table:table-cell office:value-type="float" office:value="120081" calcext:value-type="float">
            <text:p>12008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2654" calcext:value-type="float">
            <text:p>52654</text:p>
          </table:table-cell>
          <table:table-cell office:value-type="float" office:value="126580" calcext:value-type="float">
            <text:p>12658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49400" calcext:value-type="float">
            <text:p>49400</text:p>
          </table:table-cell>
          <table:table-cell office:value-type="float" office:value="114756" calcext:value-type="float">
            <text:p>11475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48723" calcext:value-type="float">
            <text:p>48723</text:p>
          </table:table-cell>
          <table:table-cell office:value-type="float" office:value="108360" calcext:value-type="float">
            <text:p>10836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47918" calcext:value-type="float">
            <text:p>47918</text:p>
          </table:table-cell>
          <table:table-cell office:value-type="float" office:value="110882" calcext:value-type="float">
            <text:p>1108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46127" calcext:value-type="float">
            <text:p>46127</text:p>
          </table:table-cell>
          <table:table-cell office:value-type="float" office:value="83536" calcext:value-type="float">
            <text:p>8353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48608" calcext:value-type="float">
            <text:p>48608</text:p>
          </table:table-cell>
          <table:table-cell office:value-type="float" office:value="47636" calcext:value-type="float">
            <text:p>4763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9607" calcext:value-type="float">
            <text:p>49607</text:p>
          </table:table-cell>
          <table:table-cell office:value-type="float" office:value="98420" calcext:value-type="float">
            <text:p>9842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2090" calcext:value-type="float">
            <text:p>52090</text:p>
          </table:table-cell>
          <table:table-cell office:value-type="float" office:value="109910" calcext:value-type="float">
            <text:p>10991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7810" calcext:value-type="float">
            <text:p>47810</text:p>
          </table:table-cell>
          <table:table-cell office:value-type="float" office:value="89118" calcext:value-type="float">
            <text:p>89118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68748" calcext:value-type="float">
            <text:p>68748</text:p>
          </table:table-cell>
          <table:table-cell office:value-type="float" office:value="126565" calcext:value-type="float">
            <text:p>126565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4. Mau</text:p>
          </table:table-cell>
          <table:table-cell office:value-type="string" calcext:value-type="string">
            <text:p>1997 - 1998</text:p>
          </table:table-cell>
          <table:table-cell office:value-type="float" office:value="87189" calcext:value-type="float">
            <text:p>87189</text:p>
          </table:table-cell>
          <table:table-cell office:value-type="float" office:value="151667" calcext:value-type="float">
            <text:p>151667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8317" calcext:value-type="float">
            <text:p>88317</text:p>
          </table:table-cell>
          <table:table-cell office:value-type="float" office:value="155987" calcext:value-type="float">
            <text:p>15598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89139" calcext:value-type="float">
            <text:p>89139</text:p>
          </table:table-cell>
          <table:table-cell office:value-type="float" office:value="186084" calcext:value-type="float">
            <text:p>18608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90471" calcext:value-type="float">
            <text:p>90471</text:p>
          </table:table-cell>
          <table:table-cell office:value-type="float" office:value="169071" calcext:value-type="float">
            <text:p>16907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91166" calcext:value-type="float">
            <text:p>91166</text:p>
          </table:table-cell>
          <table:table-cell office:value-type="float" office:value="174232" calcext:value-type="float">
            <text:p>174232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90346" calcext:value-type="float">
            <text:p>90346</text:p>
          </table:table-cell>
          <table:table-cell office:value-type="float" office:value="195837" calcext:value-type="float">
            <text:p>195837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91170" calcext:value-type="float">
            <text:p>91170</text:p>
          </table:table-cell>
          <table:table-cell office:value-type="float" office:value="192364" calcext:value-type="float">
            <text:p>19236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0051" calcext:value-type="float">
            <text:p>90051</text:p>
          </table:table-cell>
          <table:table-cell office:value-type="float" office:value="116405" calcext:value-type="float">
            <text:p>11640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90387" calcext:value-type="float">
            <text:p>90387</text:p>
          </table:table-cell>
          <table:table-cell office:value-type="float" office:value="158629" calcext:value-type="float">
            <text:p>15862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5278" calcext:value-type="float">
            <text:p>85278</text:p>
          </table:table-cell>
          <table:table-cell office:value-type="float" office:value="88433" calcext:value-type="float">
            <text:p>8843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74202" calcext:value-type="float">
            <text:p>74202</text:p>
          </table:table-cell>
          <table:table-cell office:value-type="float" office:value="133489" calcext:value-type="float">
            <text:p>13348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91102" calcext:value-type="float">
            <text:p>91102</text:p>
          </table:table-cell>
          <table:table-cell office:value-type="float" office:value="182022" calcext:value-type="float">
            <text:p>18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76241" calcext:value-type="float">
            <text:p>76241</text:p>
          </table:table-cell>
          <table:table-cell office:value-type="float" office:value="111464" calcext:value-type="float">
            <text:p>111464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84040" calcext:value-type="float">
            <text:p>8404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1733" calcext:value-type="float">
            <text:p>91733</text:p>
          </table:table-cell>
          <table:table-cell office:value-type="float" office:value="218691" calcext:value-type="float">
            <text:p>21869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4412" calcext:value-type="float">
            <text:p>84412</text:p>
          </table:table-cell>
          <table:table-cell office:value-type="float" office:value="180557" calcext:value-type="float">
            <text:p>18055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8001" calcext:value-type="float">
            <text:p>88001</text:p>
          </table:table-cell>
          <table:table-cell office:value-type="float" office:value="184626" calcext:value-type="float">
            <text:p>18462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1396" calcext:value-type="float">
            <text:p>91396</text:p>
          </table:table-cell>
          <table:table-cell office:value-type="float" office:value="160583" calcext:value-type="float">
            <text:p>16058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85683" calcext:value-type="float">
            <text:p>85683</text:p>
          </table:table-cell>
          <table:table-cell office:value-type="float" office:value="124754" calcext:value-type="float">
            <text:p>124754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88319" calcext:value-type="float">
            <text:p>88319</text:p>
          </table:table-cell>
          <table:table-cell office:value-type="float" office:value="202162" calcext:value-type="float">
            <text:p>20216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1322" calcext:value-type="float">
            <text:p>91322</text:p>
          </table:table-cell>
          <table:table-cell office:value-type="float" office:value="217894" calcext:value-type="float">
            <text:p>21789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83345" calcext:value-type="float">
            <text:p>83345</text:p>
          </table:table-cell>
          <table:table-cell office:value-type="float" office:value="203695" calcext:value-type="float">
            <text:p>20369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88817" calcext:value-type="float">
            <text:p>88817</text:p>
          </table:table-cell>
          <table:table-cell office:value-type="float" office:value="237319" calcext:value-type="float">
            <text:p>23731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8527" calcext:value-type="float">
            <text:p>88527</text:p>
          </table:table-cell>
          <table:table-cell office:value-type="float" office:value="227337" calcext:value-type="float">
            <text:p>227337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0496" calcext:value-type="float">
            <text:p>90496</text:p>
          </table:table-cell>
          <table:table-cell office:value-type="float" office:value="214928" calcext:value-type="float">
            <text:p>214928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1210" calcext:value-type="float">
            <text:p>91210</text:p>
          </table:table-cell>
          <table:table-cell office:value-type="float" office:value="233315" calcext:value-type="float">
            <text:p>233315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5. Meerut</text:p>
          </table:table-cell>
          <table:table-cell office:value-type="string" calcext:value-type="string">
            <text:p>1997 - 1998</text:p>
          </table:table-cell>
          <table:table-cell office:value-type="float" office:value="17696" calcext:value-type="float">
            <text:p>17696</text:p>
          </table:table-cell>
          <table:table-cell office:value-type="float" office:value="44758" calcext:value-type="float">
            <text:p>44758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8878" calcext:value-type="float">
            <text:p>18878</text:p>
          </table:table-cell>
          <table:table-cell office:value-type="float" office:value="41048" calcext:value-type="float">
            <text:p>4104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0624" calcext:value-type="float">
            <text:p>20624</text:p>
          </table:table-cell>
          <table:table-cell office:value-type="float" office:value="51208" calcext:value-type="float">
            <text:p>51208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1226" calcext:value-type="float">
            <text:p>21226</text:p>
          </table:table-cell>
          <table:table-cell office:value-type="float" office:value="48008" calcext:value-type="float">
            <text:p>4800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9823" calcext:value-type="float">
            <text:p>19823</text:p>
          </table:table-cell>
          <table:table-cell office:value-type="float" office:value="42559" calcext:value-type="float">
            <text:p>4255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3220" calcext:value-type="float">
            <text:p>13220</text:p>
          </table:table-cell>
          <table:table-cell office:value-type="float" office:value="30021" calcext:value-type="float">
            <text:p>3002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4320" calcext:value-type="float">
            <text:p>14320</text:p>
          </table:table-cell>
          <table:table-cell office:value-type="float" office:value="33423" calcext:value-type="float">
            <text:p>3342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186" calcext:value-type="float">
            <text:p>15186</text:p>
          </table:table-cell>
          <table:table-cell office:value-type="float" office:value="38020" calcext:value-type="float">
            <text:p>3802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2110" calcext:value-type="float">
            <text:p>12110</text:p>
          </table:table-cell>
          <table:table-cell office:value-type="float" office:value="27199" calcext:value-type="float">
            <text:p>2719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5848" calcext:value-type="float">
            <text:p>15848</text:p>
          </table:table-cell>
          <table:table-cell office:value-type="float" office:value="39921" calcext:value-type="float">
            <text:p>39921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707" calcext:value-type="float">
            <text:p>13707</text:p>
          </table:table-cell>
          <table:table-cell office:value-type="float" office:value="32335" calcext:value-type="float">
            <text:p>3233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7372" calcext:value-type="float">
            <text:p>17372</text:p>
          </table:table-cell>
          <table:table-cell office:value-type="float" office:value="39938" calcext:value-type="float">
            <text:p>3993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7629" calcext:value-type="float">
            <text:p>17629</text:p>
          </table:table-cell>
          <table:table-cell office:value-type="float" office:value="45113" calcext:value-type="float">
            <text:p>4511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7605" calcext:value-type="float">
            <text:p>17605</text:p>
          </table:table-cell>
          <table:table-cell office:value-type="float" office:value="38608" calcext:value-type="float">
            <text:p>3860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159" calcext:value-type="float">
            <text:p>16159</text:p>
          </table:table-cell>
          <table:table-cell office:value-type="float" office:value="42143" calcext:value-type="float">
            <text:p>4214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6117" calcext:value-type="float">
            <text:p>16117</text:p>
          </table:table-cell>
          <table:table-cell office:value-type="float" office:value="44273" calcext:value-type="float">
            <text:p>4427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4493" calcext:value-type="float">
            <text:p>14493</text:p>
          </table:table-cell>
          <table:table-cell office:value-type="float" office:value="39305" calcext:value-type="float">
            <text:p>39305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4466" calcext:value-type="float">
            <text:p>14466</text:p>
          </table:table-cell>
          <table:table-cell office:value-type="float" office:value="42892" calcext:value-type="float">
            <text:p>4289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7165" calcext:value-type="float">
            <text:p>17165</text:p>
          </table:table-cell>
          <table:table-cell office:value-type="float" office:value="49950" calcext:value-type="float">
            <text:p>4995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850" calcext:value-type="float">
            <text:p>14850</text:p>
          </table:table-cell>
          <table:table-cell office:value-type="float" office:value="39293" calcext:value-type="float">
            <text:p>3929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4397" calcext:value-type="float">
            <text:p>14397</text:p>
          </table:table-cell>
          <table:table-cell office:value-type="float" office:value="42198" calcext:value-type="float">
            <text:p>4219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43229" calcext:value-type="float">
            <text:p>4322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7162" calcext:value-type="float">
            <text:p>17162</text:p>
          </table:table-cell>
          <table:table-cell office:value-type="float" office:value="50165" calcext:value-type="float">
            <text:p>50165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5135" calcext:value-type="float">
            <text:p>15135</text:p>
          </table:table-cell>
          <table:table-cell office:value-type="float" office:value="44497" calcext:value-type="float">
            <text:p>44497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5143" calcext:value-type="float">
            <text:p>15143</text:p>
          </table:table-cell>
          <table:table-cell office:value-type="float" office:value="43990" calcext:value-type="float">
            <text:p>439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5358" calcext:value-type="float">
            <text:p>15358</text:p>
          </table:table-cell>
          <table:table-cell office:value-type="float" office:value="37888" calcext:value-type="float">
            <text:p>37888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6. Mirzapur</text:p>
          </table:table-cell>
          <table:table-cell office:value-type="string" calcext:value-type="string">
            <text:p>1997 - 1998</text:p>
          </table:table-cell>
          <table:table-cell office:value-type="float" office:value="100385" calcext:value-type="float">
            <text:p>100385</text:p>
          </table:table-cell>
          <table:table-cell office:value-type="float" office:value="187366" calcext:value-type="float">
            <text:p>187366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05655" calcext:value-type="float">
            <text:p>105655</text:p>
          </table:table-cell>
          <table:table-cell office:value-type="float" office:value="230950" calcext:value-type="float">
            <text:p>23095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07865" calcext:value-type="float">
            <text:p>107865</text:p>
          </table:table-cell>
          <table:table-cell office:value-type="float" office:value="261050" calcext:value-type="float">
            <text:p>26105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06923" calcext:value-type="float">
            <text:p>106923</text:p>
          </table:table-cell>
          <table:table-cell office:value-type="float" office:value="207490" calcext:value-type="float">
            <text:p>20749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0842" calcext:value-type="float">
            <text:p>110842</text:p>
          </table:table-cell>
          <table:table-cell office:value-type="float" office:value="246817" calcext:value-type="float">
            <text:p>24681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89277" calcext:value-type="float">
            <text:p>89277</text:p>
          </table:table-cell>
          <table:table-cell office:value-type="float" office:value="167705" calcext:value-type="float">
            <text:p>16770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03594" calcext:value-type="float">
            <text:p>103594</text:p>
          </table:table-cell>
          <table:table-cell office:value-type="float" office:value="215028" calcext:value-type="float">
            <text:p>21502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0318" calcext:value-type="float">
            <text:p>90318</text:p>
          </table:table-cell>
          <table:table-cell office:value-type="float" office:value="99621" calcext:value-type="float">
            <text:p>996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03594" calcext:value-type="float">
            <text:p>103594</text:p>
          </table:table-cell>
          <table:table-cell office:value-type="float" office:value="151765" calcext:value-type="float">
            <text:p>15176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99740" calcext:value-type="float">
            <text:p>99740</text:p>
          </table:table-cell>
          <table:table-cell office:value-type="float" office:value="194094" calcext:value-type="float">
            <text:p>194094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78848" calcext:value-type="float">
            <text:p>78848</text:p>
          </table:table-cell>
          <table:table-cell office:value-type="float" office:value="111806" calcext:value-type="float">
            <text:p>111806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08567" calcext:value-type="float">
            <text:p>108567</text:p>
          </table:table-cell>
          <table:table-cell office:value-type="float" office:value="221368" calcext:value-type="float">
            <text:p>22136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1987" calcext:value-type="float">
            <text:p>61987</text:p>
          </table:table-cell>
          <table:table-cell office:value-type="float" office:value="96080" calcext:value-type="float">
            <text:p>9608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64224" calcext:value-type="float">
            <text:p>64224</text:p>
          </table:table-cell>
          <table:table-cell office:value-type="float" office:value="132879" calcext:value-type="float">
            <text:p>13287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1949" calcext:value-type="float">
            <text:p>91949</text:p>
          </table:table-cell>
          <table:table-cell office:value-type="float" office:value="199897" calcext:value-type="float">
            <text:p>199897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9158" calcext:value-type="float">
            <text:p>89158</text:p>
          </table:table-cell>
          <table:table-cell office:value-type="float" office:value="208630" calcext:value-type="float">
            <text:p>20863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1099" calcext:value-type="float">
            <text:p>81099</text:p>
          </table:table-cell>
          <table:table-cell office:value-type="float" office:value="186771" calcext:value-type="float">
            <text:p>18677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1132" calcext:value-type="float">
            <text:p>81132</text:p>
          </table:table-cell>
          <table:table-cell office:value-type="float" office:value="187821" calcext:value-type="float">
            <text:p>18782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83955" calcext:value-type="float">
            <text:p>83955</text:p>
          </table:table-cell>
          <table:table-cell office:value-type="float" office:value="145830" calcext:value-type="float">
            <text:p>14583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1189" calcext:value-type="float">
            <text:p>91189</text:p>
          </table:table-cell>
          <table:table-cell office:value-type="float" office:value="240739" calcext:value-type="float">
            <text:p>24073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84710" calcext:value-type="float">
            <text:p>84710</text:p>
          </table:table-cell>
          <table:table-cell office:value-type="float" office:value="215756" calcext:value-type="float">
            <text:p>21575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4610" calcext:value-type="float">
            <text:p>94610</text:p>
          </table:table-cell>
          <table:table-cell office:value-type="float" office:value="270206" calcext:value-type="float">
            <text:p>27020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82961" calcext:value-type="float">
            <text:p>82961</text:p>
          </table:table-cell>
          <table:table-cell office:value-type="float" office:value="251455" calcext:value-type="float">
            <text:p>25145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86266" calcext:value-type="float">
            <text:p>86266</text:p>
          </table:table-cell>
          <table:table-cell office:value-type="float" office:value="281400" calcext:value-type="float">
            <text:p>281400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87568" calcext:value-type="float">
            <text:p>87568</text:p>
          </table:table-cell>
          <table:table-cell office:value-type="float" office:value="273650" calcext:value-type="float">
            <text:p>27365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5151" calcext:value-type="float">
            <text:p>85151</text:p>
          </table:table-cell>
          <table:table-cell office:value-type="float" office:value="278103" calcext:value-type="float">
            <text:p>27810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7. Moradabad</text:p>
          </table:table-cell>
          <table:table-cell office:value-type="string" calcext:value-type="string">
            <text:p>1997 - 1998</text:p>
          </table:table-cell>
          <table:table-cell office:value-type="float" office:value="108473" calcext:value-type="float">
            <text:p>108473</text:p>
          </table:table-cell>
          <table:table-cell office:value-type="float" office:value="266267" calcext:value-type="float">
            <text:p>26626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3283" calcext:value-type="float">
            <text:p>113283</text:p>
          </table:table-cell>
          <table:table-cell office:value-type="float" office:value="242782" calcext:value-type="float">
            <text:p>24278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28647" calcext:value-type="float">
            <text:p>128647</text:p>
          </table:table-cell>
          <table:table-cell office:value-type="float" office:value="279097" calcext:value-type="float">
            <text:p>279097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4465" calcext:value-type="float">
            <text:p>134465</text:p>
          </table:table-cell>
          <table:table-cell office:value-type="float" office:value="308851" calcext:value-type="float">
            <text:p>30885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36399" calcext:value-type="float">
            <text:p>136399</text:p>
          </table:table-cell>
          <table:table-cell office:value-type="float" office:value="314024" calcext:value-type="float">
            <text:p>31402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96795" calcext:value-type="float">
            <text:p>96795</text:p>
          </table:table-cell>
          <table:table-cell office:value-type="float" office:value="215401" calcext:value-type="float">
            <text:p>21540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22354" calcext:value-type="float">
            <text:p>122354</text:p>
          </table:table-cell>
          <table:table-cell office:value-type="float" office:value="291505" calcext:value-type="float">
            <text:p>29150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38207" calcext:value-type="float">
            <text:p>138207</text:p>
          </table:table-cell>
          <table:table-cell office:value-type="float" office:value="326147" calcext:value-type="float">
            <text:p>32614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14978" calcext:value-type="float">
            <text:p>114978</text:p>
          </table:table-cell>
          <table:table-cell office:value-type="float" office:value="233865" calcext:value-type="float">
            <text:p>233865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38207" calcext:value-type="float">
            <text:p>138207</text:p>
          </table:table-cell>
          <table:table-cell office:value-type="float" office:value="289405" calcext:value-type="float">
            <text:p>28940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9065" calcext:value-type="float">
            <text:p>139065</text:p>
          </table:table-cell>
          <table:table-cell office:value-type="float" office:value="325690" calcext:value-type="float">
            <text:p>32569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36178" calcext:value-type="float">
            <text:p>136178</text:p>
          </table:table-cell>
          <table:table-cell office:value-type="float" office:value="302043" calcext:value-type="float">
            <text:p>30204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0321" calcext:value-type="float">
            <text:p>120321</text:p>
          </table:table-cell>
          <table:table-cell office:value-type="float" office:value="279506" calcext:value-type="float">
            <text:p>27950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25006" calcext:value-type="float">
            <text:p>125006</text:p>
          </table:table-cell>
          <table:table-cell office:value-type="float" office:value="224136" calcext:value-type="float">
            <text:p>22413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28889" calcext:value-type="float">
            <text:p>128889</text:p>
          </table:table-cell>
          <table:table-cell office:value-type="float" office:value="277111" calcext:value-type="float">
            <text:p>27711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0672" calcext:value-type="float">
            <text:p>90672</text:p>
          </table:table-cell>
          <table:table-cell office:value-type="float" office:value="215799" calcext:value-type="float">
            <text:p>215799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95250" calcext:value-type="float">
            <text:p>95250</text:p>
          </table:table-cell>
          <table:table-cell office:value-type="float" office:value="207931" calcext:value-type="float">
            <text:p>207931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7934" calcext:value-type="float">
            <text:p>87934</text:p>
          </table:table-cell>
          <table:table-cell office:value-type="float" office:value="205941" calcext:value-type="float">
            <text:p>20594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4261" calcext:value-type="float">
            <text:p>94261</text:p>
          </table:table-cell>
          <table:table-cell office:value-type="float" office:value="220194" calcext:value-type="float">
            <text:p>22019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2849" calcext:value-type="float">
            <text:p>92849</text:p>
          </table:table-cell>
          <table:table-cell office:value-type="float" office:value="213181" calcext:value-type="float">
            <text:p>21318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4533" calcext:value-type="float">
            <text:p>94533</text:p>
          </table:table-cell>
          <table:table-cell office:value-type="float" office:value="218182" calcext:value-type="float">
            <text:p>218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89451" calcext:value-type="float">
            <text:p>89451</text:p>
          </table:table-cell>
          <table:table-cell office:value-type="float" office:value="223985" calcext:value-type="float">
            <text:p>22398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3573" calcext:value-type="float">
            <text:p>93573</text:p>
          </table:table-cell>
          <table:table-cell office:value-type="float" office:value="258261" calcext:value-type="float">
            <text:p>25826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8140" calcext:value-type="float">
            <text:p>98140</text:p>
          </table:table-cell>
          <table:table-cell office:value-type="float" office:value="316011" calcext:value-type="float">
            <text:p>316011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4070" calcext:value-type="float">
            <text:p>94070</text:p>
          </table:table-cell>
          <table:table-cell office:value-type="float" office:value="271862" calcext:value-type="float">
            <text:p>27186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4533" calcext:value-type="float">
            <text:p>94533</text:p>
          </table:table-cell>
          <table:table-cell office:value-type="float" office:value="265921" calcext:value-type="float">
            <text:p>265921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8. Muzaffarnagar</text:p>
          </table:table-cell>
          <table:table-cell office:value-type="string" calcext:value-type="string">
            <text:p>1997 - 1998</text:p>
          </table:table-cell>
          <table:table-cell office:value-type="float" office:value="39413" calcext:value-type="float">
            <text:p>39413</text:p>
          </table:table-cell>
          <table:table-cell office:value-type="float" office:value="117226" calcext:value-type="float">
            <text:p>11722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1593" calcext:value-type="float">
            <text:p>41593</text:p>
          </table:table-cell>
          <table:table-cell office:value-type="float" office:value="105401" calcext:value-type="float">
            <text:p>10540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41988" calcext:value-type="float">
            <text:p>41988</text:p>
          </table:table-cell>
          <table:table-cell office:value-type="float" office:value="105345" calcext:value-type="float">
            <text:p>105345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41836" calcext:value-type="float">
            <text:p>41836</text:p>
          </table:table-cell>
          <table:table-cell office:value-type="float" office:value="93538" calcext:value-type="float">
            <text:p>9353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38253" calcext:value-type="float">
            <text:p>38253</text:p>
          </table:table-cell>
          <table:table-cell office:value-type="float" office:value="101853" calcext:value-type="float">
            <text:p>101853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9082" calcext:value-type="float">
            <text:p>19082</text:p>
          </table:table-cell>
          <table:table-cell office:value-type="float" office:value="44682" calcext:value-type="float">
            <text:p>4468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26432" calcext:value-type="float">
            <text:p>26432</text:p>
          </table:table-cell>
          <table:table-cell office:value-type="float" office:value="66673" calcext:value-type="float">
            <text:p>66673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31015" calcext:value-type="float">
            <text:p>31015</text:p>
          </table:table-cell>
          <table:table-cell office:value-type="float" office:value="80429" calcext:value-type="float">
            <text:p>8042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22442" calcext:value-type="float">
            <text:p>22442</text:p>
          </table:table-cell>
          <table:table-cell office:value-type="float" office:value="50876" calcext:value-type="float">
            <text:p>50876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5690" calcext:value-type="float">
            <text:p>25690</text:p>
          </table:table-cell>
          <table:table-cell office:value-type="float" office:value="57854" calcext:value-type="float">
            <text:p>5785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2302" calcext:value-type="float">
            <text:p>22302</text:p>
          </table:table-cell>
          <table:table-cell office:value-type="float" office:value="55911" calcext:value-type="float">
            <text:p>55911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9373" calcext:value-type="float">
            <text:p>29373</text:p>
          </table:table-cell>
          <table:table-cell office:value-type="float" office:value="68938" calcext:value-type="float">
            <text:p>6893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5635" calcext:value-type="float">
            <text:p>35635</text:p>
          </table:table-cell>
          <table:table-cell office:value-type="float" office:value="92794" calcext:value-type="float">
            <text:p>9279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37128" calcext:value-type="float">
            <text:p>37128</text:p>
          </table:table-cell>
          <table:table-cell office:value-type="float" office:value="82944" calcext:value-type="float">
            <text:p>8294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37144" calcext:value-type="float">
            <text:p>37144</text:p>
          </table:table-cell>
          <table:table-cell office:value-type="float" office:value="86880" calcext:value-type="float">
            <text:p>8688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4646" calcext:value-type="float">
            <text:p>14646</text:p>
          </table:table-cell>
          <table:table-cell office:value-type="float" office:value="36644" calcext:value-type="float">
            <text:p>3664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1064" calcext:value-type="float">
            <text:p>11064</text:p>
          </table:table-cell>
          <table:table-cell office:value-type="float" office:value="25857" calcext:value-type="float">
            <text:p>25857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667" calcext:value-type="float">
            <text:p>10667</text:p>
          </table:table-cell>
          <table:table-cell office:value-type="float" office:value="25729" calcext:value-type="float">
            <text:p>2572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4419" calcext:value-type="float">
            <text:p>14419</text:p>
          </table:table-cell>
          <table:table-cell office:value-type="float" office:value="37432" calcext:value-type="float">
            <text:p>3743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1580" calcext:value-type="float">
            <text:p>11580</text:p>
          </table:table-cell>
          <table:table-cell office:value-type="float" office:value="25777" calcext:value-type="float">
            <text:p>2577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2764" calcext:value-type="float">
            <text:p>12764</text:p>
          </table:table-cell>
          <table:table-cell office:value-type="float" office:value="32842" calcext:value-type="float">
            <text:p>32842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1286" calcext:value-type="float">
            <text:p>11286</text:p>
          </table:table-cell>
          <table:table-cell office:value-type="float" office:value="24321" calcext:value-type="float">
            <text:p>2432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1760" calcext:value-type="float">
            <text:p>11760</text:p>
          </table:table-cell>
          <table:table-cell office:value-type="float" office:value="32105" calcext:value-type="float">
            <text:p>32105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3151" calcext:value-type="float">
            <text:p>13151</text:p>
          </table:table-cell>
          <table:table-cell office:value-type="float" office:value="35836" calcext:value-type="float">
            <text:p>358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2952" calcext:value-type="float">
            <text:p>12952</text:p>
          </table:table-cell>
          <table:table-cell office:value-type="float" office:value="35152" calcext:value-type="float">
            <text:p>35152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430" calcext:value-type="float">
            <text:p>13430</text:p>
          </table:table-cell>
          <table:table-cell office:value-type="float" office:value="34743" calcext:value-type="float">
            <text:p>3474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59. Pilibhit</text:p>
          </table:table-cell>
          <table:table-cell office:value-type="string" calcext:value-type="string">
            <text:p>1997 - 1998</text:p>
          </table:table-cell>
          <table:table-cell office:value-type="float" office:value="144926" calcext:value-type="float">
            <text:p>144926</text:p>
          </table:table-cell>
          <table:table-cell office:value-type="float" office:value="434147" calcext:value-type="float">
            <text:p>434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48002" calcext:value-type="float">
            <text:p>148002</text:p>
          </table:table-cell>
          <table:table-cell office:value-type="float" office:value="385748" calcext:value-type="float">
            <text:p>385748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49592" calcext:value-type="float">
            <text:p>149592</text:p>
          </table:table-cell>
          <table:table-cell office:value-type="float" office:value="397044" calcext:value-type="float">
            <text:p>39704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50878" calcext:value-type="float">
            <text:p>150878</text:p>
          </table:table-cell>
          <table:table-cell office:value-type="float" office:value="404330" calcext:value-type="float">
            <text:p>40433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40480" calcext:value-type="float">
            <text:p>140480</text:p>
          </table:table-cell>
          <table:table-cell office:value-type="float" office:value="426304" calcext:value-type="float">
            <text:p>426304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44387" calcext:value-type="float">
            <text:p>144387</text:p>
          </table:table-cell>
          <table:table-cell office:value-type="float" office:value="405772" calcext:value-type="float">
            <text:p>40577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7680" calcext:value-type="float">
            <text:p>157680</text:p>
          </table:table-cell>
          <table:table-cell office:value-type="float" office:value="428098" calcext:value-type="float">
            <text:p>42809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65534" calcext:value-type="float">
            <text:p>165534</text:p>
          </table:table-cell>
          <table:table-cell office:value-type="float" office:value="418292" calcext:value-type="float">
            <text:p>41829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1953" calcext:value-type="float">
            <text:p>151953</text:p>
          </table:table-cell>
          <table:table-cell office:value-type="float" office:value="380642" calcext:value-type="float">
            <text:p>38064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65534" calcext:value-type="float">
            <text:p>165534</text:p>
          </table:table-cell>
          <table:table-cell office:value-type="float" office:value="397116" calcext:value-type="float">
            <text:p>39711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60112" calcext:value-type="float">
            <text:p>160112</text:p>
          </table:table-cell>
          <table:table-cell office:value-type="float" office:value="455198" calcext:value-type="float">
            <text:p>45519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54385" calcext:value-type="float">
            <text:p>154385</text:p>
          </table:table-cell>
          <table:table-cell office:value-type="float" office:value="345822" calcext:value-type="float">
            <text:p>3458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54810" calcext:value-type="float">
            <text:p>154810</text:p>
          </table:table-cell>
          <table:table-cell office:value-type="float" office:value="403280" calcext:value-type="float">
            <text:p>40328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49172" calcext:value-type="float">
            <text:p>149172</text:p>
          </table:table-cell>
          <table:table-cell office:value-type="float" office:value="370692" calcext:value-type="float">
            <text:p>37069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2550" calcext:value-type="float">
            <text:p>152550</text:p>
          </table:table-cell>
          <table:table-cell office:value-type="float" office:value="427750" calcext:value-type="float">
            <text:p>42775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52957" calcext:value-type="float">
            <text:p>152957</text:p>
          </table:table-cell>
          <table:table-cell office:value-type="float" office:value="423844" calcext:value-type="float">
            <text:p>423844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35908" calcext:value-type="float">
            <text:p>135908</text:p>
          </table:table-cell>
          <table:table-cell office:value-type="float" office:value="380135" calcext:value-type="float">
            <text:p>38013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18036" calcext:value-type="float">
            <text:p>118036</text:p>
          </table:table-cell>
          <table:table-cell office:value-type="float" office:value="309963" calcext:value-type="float">
            <text:p>30996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37940" calcext:value-type="float">
            <text:p>137940</text:p>
          </table:table-cell>
          <table:table-cell office:value-type="float" office:value="415199" calcext:value-type="float">
            <text:p>415199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3003" calcext:value-type="float">
            <text:p>143003</text:p>
          </table:table-cell>
          <table:table-cell office:value-type="float" office:value="447885" calcext:value-type="float">
            <text:p>44788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31263" calcext:value-type="float">
            <text:p>131263</text:p>
          </table:table-cell>
          <table:table-cell office:value-type="float" office:value="430018" calcext:value-type="float">
            <text:p>430018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35548" calcext:value-type="float">
            <text:p>135548</text:p>
          </table:table-cell>
          <table:table-cell office:value-type="float" office:value="418708" calcext:value-type="float">
            <text:p>418708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39065" calcext:value-type="float">
            <text:p>139065</text:p>
          </table:table-cell>
          <table:table-cell office:value-type="float" office:value="471569" calcext:value-type="float">
            <text:p>471569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39872" calcext:value-type="float">
            <text:p>139872</text:p>
          </table:table-cell>
          <table:table-cell office:value-type="float" office:value="509274" calcext:value-type="float">
            <text:p>50927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39230" calcext:value-type="float">
            <text:p>139230</text:p>
          </table:table-cell>
          <table:table-cell office:value-type="float" office:value="469623" calcext:value-type="float">
            <text:p>46962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39022" calcext:value-type="float">
            <text:p>139022</text:p>
          </table:table-cell>
          <table:table-cell office:value-type="float" office:value="449319" calcext:value-type="float">
            <text:p>449319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0. Pratapgarh</text:p>
          </table:table-cell>
          <table:table-cell office:value-type="string" calcext:value-type="string">
            <text:p>1997 - 1998</text:p>
          </table:table-cell>
          <table:table-cell office:value-type="float" office:value="109370" calcext:value-type="float">
            <text:p>109370</text:p>
          </table:table-cell>
          <table:table-cell office:value-type="float" office:value="228671" calcext:value-type="float">
            <text:p>22867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11838" calcext:value-type="float">
            <text:p>111838</text:p>
          </table:table-cell>
          <table:table-cell office:value-type="float" office:value="174882" calcext:value-type="float">
            <text:p>17488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12157" calcext:value-type="float">
            <text:p>112157</text:p>
          </table:table-cell>
          <table:table-cell office:value-type="float" office:value="228834" calcext:value-type="float">
            <text:p>22883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09804" calcext:value-type="float">
            <text:p>109804</text:p>
          </table:table-cell>
          <table:table-cell office:value-type="float" office:value="172170" calcext:value-type="float">
            <text:p>17217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16257" calcext:value-type="float">
            <text:p>116257</text:p>
          </table:table-cell>
          <table:table-cell office:value-type="float" office:value="231694" calcext:value-type="float">
            <text:p>23169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99302" calcext:value-type="float">
            <text:p>99302</text:p>
          </table:table-cell>
          <table:table-cell office:value-type="float" office:value="179042" calcext:value-type="float">
            <text:p>1790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07856" calcext:value-type="float">
            <text:p>107856</text:p>
          </table:table-cell>
          <table:table-cell office:value-type="float" office:value="239818" calcext:value-type="float">
            <text:p>23981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6432" calcext:value-type="float">
            <text:p>96432</text:p>
          </table:table-cell>
          <table:table-cell office:value-type="float" office:value="157306" calcext:value-type="float">
            <text:p>15730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06016" calcext:value-type="float">
            <text:p>106016</text:p>
          </table:table-cell>
          <table:table-cell office:value-type="float" office:value="198038" calcext:value-type="float">
            <text:p>198038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98612" calcext:value-type="float">
            <text:p>98612</text:p>
          </table:table-cell>
          <table:table-cell office:value-type="float" office:value="184503" calcext:value-type="float">
            <text:p>18450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02207" calcext:value-type="float">
            <text:p>102207</text:p>
          </table:table-cell>
          <table:table-cell office:value-type="float" office:value="196340" calcext:value-type="float">
            <text:p>19634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95782" calcext:value-type="float">
            <text:p>95782</text:p>
          </table:table-cell>
          <table:table-cell office:value-type="float" office:value="209092" calcext:value-type="float">
            <text:p>20909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97382" calcext:value-type="float">
            <text:p>97382</text:p>
          </table:table-cell>
          <table:table-cell office:value-type="float" office:value="207132" calcext:value-type="float">
            <text:p>207132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96664" calcext:value-type="float">
            <text:p>96664</text:p>
          </table:table-cell>
          <table:table-cell office:value-type="float" office:value="193811" calcext:value-type="float">
            <text:p>193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7289" calcext:value-type="float">
            <text:p>97289</text:p>
          </table:table-cell>
          <table:table-cell office:value-type="float" office:value="225516" calcext:value-type="float">
            <text:p>22551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9174" calcext:value-type="float">
            <text:p>99174</text:p>
          </table:table-cell>
          <table:table-cell office:value-type="float" office:value="240993" calcext:value-type="float">
            <text:p>24099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99245" calcext:value-type="float">
            <text:p>99245</text:p>
          </table:table-cell>
          <table:table-cell office:value-type="float" office:value="237791" calcext:value-type="float">
            <text:p>23779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4143" calcext:value-type="float">
            <text:p>104143</text:p>
          </table:table-cell>
          <table:table-cell office:value-type="float" office:value="235676" calcext:value-type="float">
            <text:p>23567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24700" calcext:value-type="float">
            <text:p>124700</text:p>
          </table:table-cell>
          <table:table-cell office:value-type="float" office:value="224335" calcext:value-type="float">
            <text:p>2243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9010" calcext:value-type="float">
            <text:p>99010</text:p>
          </table:table-cell>
          <table:table-cell office:value-type="float" office:value="217030" calcext:value-type="float">
            <text:p>21703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6357" calcext:value-type="float">
            <text:p>96357</text:p>
          </table:table-cell>
          <table:table-cell office:value-type="float" office:value="227788" calcext:value-type="float">
            <text:p>22778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7832" calcext:value-type="float">
            <text:p>97832</text:p>
          </table:table-cell>
          <table:table-cell office:value-type="float" office:value="251624" calcext:value-type="float">
            <text:p>251624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4501" calcext:value-type="float">
            <text:p>94501</text:p>
          </table:table-cell>
          <table:table-cell office:value-type="float" office:value="241734" calcext:value-type="float">
            <text:p>24173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7504" calcext:value-type="float">
            <text:p>97504</text:p>
          </table:table-cell>
          <table:table-cell office:value-type="float" office:value="256046" calcext:value-type="float">
            <text:p>256046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8615" calcext:value-type="float">
            <text:p>98615</text:p>
          </table:table-cell>
          <table:table-cell office:value-type="float" office:value="249101" calcext:value-type="float">
            <text:p>24910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1505" calcext:value-type="float">
            <text:p>91505</text:p>
          </table:table-cell>
          <table:table-cell office:value-type="float" office:value="257953" calcext:value-type="float">
            <text:p>25795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1. Rae bareli</text:p>
          </table:table-cell>
          <table:table-cell office:value-type="string" calcext:value-type="string">
            <text:p>1997 - 1998</text:p>
          </table:table-cell>
          <table:table-cell office:value-type="float" office:value="139896" calcext:value-type="float">
            <text:p>139896</text:p>
          </table:table-cell>
          <table:table-cell office:value-type="float" office:value="240099" calcext:value-type="float">
            <text:p>240099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40703" calcext:value-type="float">
            <text:p>140703</text:p>
          </table:table-cell>
          <table:table-cell office:value-type="float" office:value="240025" calcext:value-type="float">
            <text:p>24002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36174" calcext:value-type="float">
            <text:p>136174</text:p>
          </table:table-cell>
          <table:table-cell office:value-type="float" office:value="252465" calcext:value-type="float">
            <text:p>25246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6455" calcext:value-type="float">
            <text:p>136455</text:p>
          </table:table-cell>
          <table:table-cell office:value-type="float" office:value="209971" calcext:value-type="float">
            <text:p>20997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42774" calcext:value-type="float">
            <text:p>142774</text:p>
          </table:table-cell>
          <table:table-cell office:value-type="float" office:value="299278" calcext:value-type="float">
            <text:p>29927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4773" calcext:value-type="float">
            <text:p>114773</text:p>
          </table:table-cell>
          <table:table-cell office:value-type="float" office:value="223545" calcext:value-type="float">
            <text:p>22354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7691" calcext:value-type="float">
            <text:p>137691</text:p>
          </table:table-cell>
          <table:table-cell office:value-type="float" office:value="274443" calcext:value-type="float">
            <text:p>27444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36369" calcext:value-type="float">
            <text:p>136369</text:p>
          </table:table-cell>
          <table:table-cell office:value-type="float" office:value="279701" calcext:value-type="float">
            <text:p>27970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36732" calcext:value-type="float">
            <text:p>136732</text:p>
          </table:table-cell>
          <table:table-cell office:value-type="float" office:value="281121" calcext:value-type="float">
            <text:p>28112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36669" calcext:value-type="float">
            <text:p>136669</text:p>
          </table:table-cell>
          <table:table-cell office:value-type="float" office:value="248738" calcext:value-type="float">
            <text:p>24873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5591" calcext:value-type="float">
            <text:p>135591</text:p>
          </table:table-cell>
          <table:table-cell office:value-type="float" office:value="287182" calcext:value-type="float">
            <text:p>28718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42503" calcext:value-type="float">
            <text:p>142503</text:p>
          </table:table-cell>
          <table:table-cell office:value-type="float" office:value="318922" calcext:value-type="float">
            <text:p>3189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23177" calcext:value-type="float">
            <text:p>123177</text:p>
          </table:table-cell>
          <table:table-cell office:value-type="float" office:value="269388" calcext:value-type="float">
            <text:p>26938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80776" calcext:value-type="float">
            <text:p>80776</text:p>
          </table:table-cell>
          <table:table-cell office:value-type="float" office:value="172941" calcext:value-type="float">
            <text:p>17294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83159" calcext:value-type="float">
            <text:p>83159</text:p>
          </table:table-cell>
          <table:table-cell office:value-type="float" office:value="188438" calcext:value-type="float">
            <text:p>18843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4448" calcext:value-type="float">
            <text:p>84448</text:p>
          </table:table-cell>
          <table:table-cell office:value-type="float" office:value="204618" calcext:value-type="float">
            <text:p>20461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9513" calcext:value-type="float">
            <text:p>89513</text:p>
          </table:table-cell>
          <table:table-cell office:value-type="float" office:value="219665" calcext:value-type="float">
            <text:p>21966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04251" calcext:value-type="float">
            <text:p>104251</text:p>
          </table:table-cell>
          <table:table-cell office:value-type="float" office:value="246449" calcext:value-type="float">
            <text:p>24644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16435" calcext:value-type="float">
            <text:p>116435</text:p>
          </table:table-cell>
          <table:table-cell office:value-type="float" office:value="247541" calcext:value-type="float">
            <text:p>24754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0544" calcext:value-type="float">
            <text:p>90544</text:p>
          </table:table-cell>
          <table:table-cell office:value-type="float" office:value="217939" calcext:value-type="float">
            <text:p>21793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0875" calcext:value-type="float">
            <text:p>90875</text:p>
          </table:table-cell>
          <table:table-cell office:value-type="float" office:value="222462" calcext:value-type="float">
            <text:p>22246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1803" calcext:value-type="float">
            <text:p>91803</text:p>
          </table:table-cell>
          <table:table-cell office:value-type="float" office:value="226570" calcext:value-type="float">
            <text:p>22657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88738" calcext:value-type="float">
            <text:p>88738</text:p>
          </table:table-cell>
          <table:table-cell office:value-type="float" office:value="230186" calcext:value-type="float">
            <text:p>23018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0022" calcext:value-type="float">
            <text:p>90022</text:p>
          </table:table-cell>
          <table:table-cell office:value-type="float" office:value="267365" calcext:value-type="float">
            <text:p>267365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89968" calcext:value-type="float">
            <text:p>89968</text:p>
          </table:table-cell>
          <table:table-cell office:value-type="float" office:value="247412" calcext:value-type="float">
            <text:p>24741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7695" calcext:value-type="float">
            <text:p>87695</text:p>
          </table:table-cell>
          <table:table-cell office:value-type="float" office:value="247388" calcext:value-type="float">
            <text:p>247388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2. Rampur</text:p>
          </table:table-cell>
          <table:table-cell office:value-type="string" calcext:value-type="string">
            <text:p>1997 - 1998</text:p>
          </table:table-cell>
          <table:table-cell office:value-type="float" office:value="129699" calcext:value-type="float">
            <text:p>129699</text:p>
          </table:table-cell>
          <table:table-cell office:value-type="float" office:value="328252" calcext:value-type="float">
            <text:p>32825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33421" calcext:value-type="float">
            <text:p>133421</text:p>
          </table:table-cell>
          <table:table-cell office:value-type="float" office:value="245914" calcext:value-type="float">
            <text:p>24591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33293" calcext:value-type="float">
            <text:p>133293</text:p>
          </table:table-cell>
          <table:table-cell office:value-type="float" office:value="306205" calcext:value-type="float">
            <text:p>30620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36636" calcext:value-type="float">
            <text:p>136636</text:p>
          </table:table-cell>
          <table:table-cell office:value-type="float" office:value="307990" calcext:value-type="float">
            <text:p>30799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38520" calcext:value-type="float">
            <text:p>138520</text:p>
          </table:table-cell>
          <table:table-cell office:value-type="float" office:value="332478" calcext:value-type="float">
            <text:p>33247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33921" calcext:value-type="float">
            <text:p>133921</text:p>
          </table:table-cell>
          <table:table-cell office:value-type="float" office:value="301776" calcext:value-type="float">
            <text:p>30177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37198" calcext:value-type="float">
            <text:p>137198</text:p>
          </table:table-cell>
          <table:table-cell office:value-type="float" office:value="290515" calcext:value-type="float">
            <text:p>29051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44038" calcext:value-type="float">
            <text:p>144038</text:p>
          </table:table-cell>
          <table:table-cell office:value-type="float" office:value="319405" calcext:value-type="float">
            <text:p>319405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29443" calcext:value-type="float">
            <text:p>129443</text:p>
          </table:table-cell>
          <table:table-cell office:value-type="float" office:value="257333" calcext:value-type="float">
            <text:p>25733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44038" calcext:value-type="float">
            <text:p>144038</text:p>
          </table:table-cell>
          <table:table-cell office:value-type="float" office:value="303776" calcext:value-type="float">
            <text:p>303776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34046" calcext:value-type="float">
            <text:p>134046</text:p>
          </table:table-cell>
          <table:table-cell office:value-type="float" office:value="301335" calcext:value-type="float">
            <text:p>30133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39590" calcext:value-type="float">
            <text:p>139590</text:p>
          </table:table-cell>
          <table:table-cell office:value-type="float" office:value="274294" calcext:value-type="float">
            <text:p>27429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16154" calcext:value-type="float">
            <text:p>116154</text:p>
          </table:table-cell>
          <table:table-cell office:value-type="float" office:value="260766" calcext:value-type="float">
            <text:p>26076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40906" calcext:value-type="float">
            <text:p>140906</text:p>
          </table:table-cell>
          <table:table-cell office:value-type="float" office:value="267580" calcext:value-type="float">
            <text:p>26758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40595" calcext:value-type="float">
            <text:p>140595</text:p>
          </table:table-cell>
          <table:table-cell office:value-type="float" office:value="306075" calcext:value-type="float">
            <text:p>306075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33026" calcext:value-type="float">
            <text:p>133026</text:p>
          </table:table-cell>
          <table:table-cell office:value-type="float" office:value="302368" calcext:value-type="float">
            <text:p>30236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36970" calcext:value-type="float">
            <text:p>136970</text:p>
          </table:table-cell>
          <table:table-cell office:value-type="float" office:value="306950" calcext:value-type="float">
            <text:p>30695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24076" calcext:value-type="float">
            <text:p>124076</text:p>
          </table:table-cell>
          <table:table-cell office:value-type="float" office:value="280412" calcext:value-type="float">
            <text:p>28041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22711" calcext:value-type="float">
            <text:p>122711</text:p>
          </table:table-cell>
          <table:table-cell office:value-type="float" office:value="277327" calcext:value-type="float">
            <text:p>27732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42788" calcext:value-type="float">
            <text:p>142788</text:p>
          </table:table-cell>
          <table:table-cell office:value-type="float" office:value="348403" calcext:value-type="float">
            <text:p>34840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32738" calcext:value-type="float">
            <text:p>132738</text:p>
          </table:table-cell>
          <table:table-cell office:value-type="float" office:value="314456" calcext:value-type="float">
            <text:p>314456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32764" calcext:value-type="float">
            <text:p>132764</text:p>
          </table:table-cell>
          <table:table-cell office:value-type="float" office:value="363906" calcext:value-type="float">
            <text:p>36390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42284" calcext:value-type="float">
            <text:p>142284</text:p>
          </table:table-cell>
          <table:table-cell office:value-type="float" office:value="409067" calcext:value-type="float">
            <text:p>40906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40933" calcext:value-type="float">
            <text:p>140933</text:p>
          </table:table-cell>
          <table:table-cell office:value-type="float" office:value="448731" calcext:value-type="float">
            <text:p>44873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45243" calcext:value-type="float">
            <text:p>145243</text:p>
          </table:table-cell>
          <table:table-cell office:value-type="float" office:value="408859" calcext:value-type="float">
            <text:p>40885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42022" calcext:value-type="float">
            <text:p>142022</text:p>
          </table:table-cell>
          <table:table-cell office:value-type="float" office:value="386016" calcext:value-type="float">
            <text:p>38601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3. Saharanpur</text:p>
          </table:table-cell>
          <table:table-cell office:value-type="string" calcext:value-type="string">
            <text:p>1997 - 1998</text:p>
          </table:table-cell>
          <table:table-cell office:value-type="float" office:value="74098" calcext:value-type="float">
            <text:p>74098</text:p>
          </table:table-cell>
          <table:table-cell office:value-type="float" office:value="197286" calcext:value-type="float">
            <text:p>197286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76479" calcext:value-type="float">
            <text:p>76479</text:p>
          </table:table-cell>
          <table:table-cell office:value-type="float" office:value="185236" calcext:value-type="float">
            <text:p>185236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73505" calcext:value-type="float">
            <text:p>73505</text:p>
          </table:table-cell>
          <table:table-cell office:value-type="float" office:value="174750" calcext:value-type="float">
            <text:p>17475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71743" calcext:value-type="float">
            <text:p>71743</text:p>
          </table:table-cell>
          <table:table-cell office:value-type="float" office:value="170555" calcext:value-type="float">
            <text:p>17055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64769" calcext:value-type="float">
            <text:p>64769</text:p>
          </table:table-cell>
          <table:table-cell office:value-type="float" office:value="146049" calcext:value-type="float">
            <text:p>14604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7907" calcext:value-type="float">
            <text:p>57907</text:p>
          </table:table-cell>
          <table:table-cell office:value-type="float" office:value="134817" calcext:value-type="float">
            <text:p>13481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57924" calcext:value-type="float">
            <text:p>57924</text:p>
          </table:table-cell>
          <table:table-cell office:value-type="float" office:value="119053" calcext:value-type="float">
            <text:p>11905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59988" calcext:value-type="float">
            <text:p>59988</text:p>
          </table:table-cell>
          <table:table-cell office:value-type="float" office:value="134030" calcext:value-type="float">
            <text:p>13403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50264" calcext:value-type="float">
            <text:p>50264</text:p>
          </table:table-cell>
          <table:table-cell office:value-type="float" office:value="115205" calcext:value-type="float">
            <text:p>11520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56475" calcext:value-type="float">
            <text:p>56475</text:p>
          </table:table-cell>
          <table:table-cell office:value-type="float" office:value="127803" calcext:value-type="float">
            <text:p>127803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49206" calcext:value-type="float">
            <text:p>49206</text:p>
          </table:table-cell>
          <table:table-cell office:value-type="float" office:value="112879" calcext:value-type="float">
            <text:p>11287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47858" calcext:value-type="float">
            <text:p>47858</text:p>
          </table:table-cell>
          <table:table-cell office:value-type="float" office:value="106580" calcext:value-type="float">
            <text:p>10658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51884" calcext:value-type="float">
            <text:p>51884</text:p>
          </table:table-cell>
          <table:table-cell office:value-type="float" office:value="118140" calcext:value-type="float">
            <text:p>11814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54830" calcext:value-type="float">
            <text:p>54830</text:p>
          </table:table-cell>
          <table:table-cell office:value-type="float" office:value="120023" calcext:value-type="float">
            <text:p>12002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2344" calcext:value-type="float">
            <text:p>52344</text:p>
          </table:table-cell>
          <table:table-cell office:value-type="float" office:value="119920" calcext:value-type="float">
            <text:p>11992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54042" calcext:value-type="float">
            <text:p>54042</text:p>
          </table:table-cell>
          <table:table-cell office:value-type="float" office:value="141428" calcext:value-type="float">
            <text:p>14142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57786" calcext:value-type="float">
            <text:p>57786</text:p>
          </table:table-cell>
          <table:table-cell office:value-type="float" office:value="141345" calcext:value-type="float">
            <text:p>14134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62552" calcext:value-type="float">
            <text:p>62552</text:p>
          </table:table-cell>
          <table:table-cell office:value-type="float" office:value="155629" calcext:value-type="float">
            <text:p>155629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72546" calcext:value-type="float">
            <text:p>72546</text:p>
          </table:table-cell>
          <table:table-cell office:value-type="float" office:value="165623" calcext:value-type="float">
            <text:p>16562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7538" calcext:value-type="float">
            <text:p>57538</text:p>
          </table:table-cell>
          <table:table-cell office:value-type="float" office:value="142176" calcext:value-type="float">
            <text:p>14217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7090" calcext:value-type="float">
            <text:p>57090</text:p>
          </table:table-cell>
          <table:table-cell office:value-type="float" office:value="152659" calcext:value-type="float">
            <text:p>15265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58734" calcext:value-type="float">
            <text:p>58734</text:p>
          </table:table-cell>
          <table:table-cell office:value-type="float" office:value="148068" calcext:value-type="float">
            <text:p>14806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59700" calcext:value-type="float">
            <text:p>59700</text:p>
          </table:table-cell>
          <table:table-cell office:value-type="float" office:value="161369" calcext:value-type="float">
            <text:p>16136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8334" calcext:value-type="float">
            <text:p>58334</text:p>
          </table:table-cell>
          <table:table-cell office:value-type="float" office:value="165785" calcext:value-type="float">
            <text:p>16578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58256" calcext:value-type="float">
            <text:p>58256</text:p>
          </table:table-cell>
          <table:table-cell office:value-type="float" office:value="161486" calcext:value-type="float">
            <text:p>161486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57811" calcext:value-type="float">
            <text:p>57811</text:p>
          </table:table-cell>
          <table:table-cell office:value-type="float" office:value="142273" calcext:value-type="float">
            <text:p>142273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1">
            <text:p>64. Sambhal</text:p>
          </table:table-cell>
          <table:table-cell office:value-type="string" calcext:value-type="string">
            <text:p>2012 - 2013</text:p>
          </table:table-cell>
          <table:table-cell office:value-type="float" office:value="35823" calcext:value-type="float">
            <text:p>35823</text:p>
          </table:table-cell>
          <table:table-cell office:value-type="float" office:value="86262" calcext:value-type="float">
            <text:p>8626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40134" calcext:value-type="float">
            <text:p>40134</text:p>
          </table:table-cell>
          <table:table-cell office:value-type="float" office:value="92388" calcext:value-type="float">
            <text:p>9238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35060" calcext:value-type="float">
            <text:p>35060</text:p>
          </table:table-cell>
          <table:table-cell office:value-type="float" office:value="76746" calcext:value-type="float">
            <text:p>7674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34112" calcext:value-type="float">
            <text:p>34112</text:p>
          </table:table-cell>
          <table:table-cell office:value-type="float" office:value="78492" calcext:value-type="float">
            <text:p>7849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37130" calcext:value-type="float">
            <text:p>37130</text:p>
          </table:table-cell>
          <table:table-cell office:value-type="float" office:value="83283" calcext:value-type="float">
            <text:p>8328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37703" calcext:value-type="float">
            <text:p>37703</text:p>
          </table:table-cell>
          <table:table-cell office:value-type="float" office:value="97462" calcext:value-type="float">
            <text:p>9746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38227" calcext:value-type="float">
            <text:p>38227</text:p>
          </table:table-cell>
          <table:table-cell office:value-type="float" office:value="98052" calcext:value-type="float">
            <text:p>9805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39632" calcext:value-type="float">
            <text:p>39632</text:p>
          </table:table-cell>
          <table:table-cell office:value-type="float" office:value="107759" calcext:value-type="float">
            <text:p>10775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43628" calcext:value-type="float">
            <text:p>43628</text:p>
          </table:table-cell>
          <table:table-cell office:value-type="float" office:value="129183" calcext:value-type="float">
            <text:p>12918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1211" calcext:value-type="float">
            <text:p>41211</text:p>
          </table:table-cell>
          <table:table-cell office:value-type="float" office:value="111888" calcext:value-type="float">
            <text:p>11188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48838" calcext:value-type="float">
            <text:p>48838</text:p>
          </table:table-cell>
          <table:table-cell office:value-type="float" office:value="135525" calcext:value-type="float">
            <text:p>13552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5. Sant kabeer nagar</text:p>
          </table:table-cell>
          <table:table-cell office:value-type="string" calcext:value-type="string">
            <text:p>1997 - 1998</text:p>
          </table:table-cell>
          <table:table-cell office:value-type="float" office:value="82567" calcext:value-type="float">
            <text:p>82567</text:p>
          </table:table-cell>
          <table:table-cell office:value-type="float" office:value="151002" calcext:value-type="float">
            <text:p>15100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1670" calcext:value-type="float">
            <text:p>81670</text:p>
          </table:table-cell>
          <table:table-cell office:value-type="float" office:value="110377" calcext:value-type="float">
            <text:p>11037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89701" calcext:value-type="float">
            <text:p>89701</text:p>
          </table:table-cell>
          <table:table-cell office:value-type="float" office:value="201454" calcext:value-type="float">
            <text:p>20145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85220" calcext:value-type="float">
            <text:p>85220</text:p>
          </table:table-cell>
          <table:table-cell office:value-type="float" office:value="174596" calcext:value-type="float">
            <text:p>17459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89102" calcext:value-type="float">
            <text:p>89102</text:p>
          </table:table-cell>
          <table:table-cell office:value-type="float" office:value="196191" calcext:value-type="float">
            <text:p>19619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89895" calcext:value-type="float">
            <text:p>89895</text:p>
          </table:table-cell>
          <table:table-cell office:value-type="float" office:value="89921" calcext:value-type="float">
            <text:p>89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89836" calcext:value-type="float">
            <text:p>89836</text:p>
          </table:table-cell>
          <table:table-cell office:value-type="float" office:value="205872" calcext:value-type="float">
            <text:p>20587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1204" calcext:value-type="float">
            <text:p>91204</text:p>
          </table:table-cell>
          <table:table-cell office:value-type="float" office:value="128752" calcext:value-type="float">
            <text:p>12875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86338" calcext:value-type="float">
            <text:p>86338</text:p>
          </table:table-cell>
          <table:table-cell office:value-type="float" office:value="158258" calcext:value-type="float">
            <text:p>15825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5996" calcext:value-type="float">
            <text:p>85996</text:p>
          </table:table-cell>
          <table:table-cell office:value-type="float" office:value="121168" calcext:value-type="float">
            <text:p>12116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92217" calcext:value-type="float">
            <text:p>92217</text:p>
          </table:table-cell>
          <table:table-cell office:value-type="float" office:value="172907" calcext:value-type="float">
            <text:p>17290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08544" calcext:value-type="float">
            <text:p>108544</text:p>
          </table:table-cell>
          <table:table-cell office:value-type="float" office:value="210033" calcext:value-type="float">
            <text:p>210033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86158" calcext:value-type="float">
            <text:p>86158</text:p>
          </table:table-cell>
          <table:table-cell office:value-type="float" office:value="166113" calcext:value-type="float">
            <text:p>166113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90035" calcext:value-type="float">
            <text:p>90035</text:p>
          </table:table-cell>
          <table:table-cell office:value-type="float" office:value="173768" calcext:value-type="float">
            <text:p>17376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0665" calcext:value-type="float">
            <text:p>90665</text:p>
          </table:table-cell>
          <table:table-cell office:value-type="float" office:value="190578" calcext:value-type="float">
            <text:p>19057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87731" calcext:value-type="float">
            <text:p>87731</text:p>
          </table:table-cell>
          <table:table-cell office:value-type="float" office:value="200202" calcext:value-type="float">
            <text:p>200202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89987" calcext:value-type="float">
            <text:p>89987</text:p>
          </table:table-cell>
          <table:table-cell office:value-type="float" office:value="208230" calcext:value-type="float">
            <text:p>20823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0918" calcext:value-type="float">
            <text:p>90918</text:p>
          </table:table-cell>
          <table:table-cell office:value-type="float" office:value="162561" calcext:value-type="float">
            <text:p>16256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79542" calcext:value-type="float">
            <text:p>79542</text:p>
          </table:table-cell>
          <table:table-cell office:value-type="float" office:value="139596" calcext:value-type="float">
            <text:p>13959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7780" calcext:value-type="float">
            <text:p>97780</text:p>
          </table:table-cell>
          <table:table-cell office:value-type="float" office:value="202405" calcext:value-type="float">
            <text:p>202405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1911" calcext:value-type="float">
            <text:p>91911</text:p>
          </table:table-cell>
          <table:table-cell office:value-type="float" office:value="193565" calcext:value-type="float">
            <text:p>193565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2487" calcext:value-type="float">
            <text:p>92487</text:p>
          </table:table-cell>
          <table:table-cell office:value-type="float" office:value="204581" calcext:value-type="float">
            <text:p>20458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0619" calcext:value-type="float">
            <text:p>90619</text:p>
          </table:table-cell>
          <table:table-cell office:value-type="float" office:value="284816" calcext:value-type="float">
            <text:p>28481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1435" calcext:value-type="float">
            <text:p>91435</text:p>
          </table:table-cell>
          <table:table-cell office:value-type="float" office:value="273848" calcext:value-type="float">
            <text:p>273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1781" calcext:value-type="float">
            <text:p>91781</text:p>
          </table:table-cell>
          <table:table-cell office:value-type="float" office:value="272590" calcext:value-type="float">
            <text:p>27259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1435" calcext:value-type="float">
            <text:p>9143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6. Sant ravidas nagar</text:p>
          </table:table-cell>
          <table:table-cell office:value-type="string" calcext:value-type="string">
            <text:p>1997 - 1998</text:p>
          </table:table-cell>
          <table:table-cell office:value-type="float" office:value="25492" calcext:value-type="float">
            <text:p>25492</text:p>
          </table:table-cell>
          <table:table-cell office:value-type="float" office:value="58265" calcext:value-type="float">
            <text:p>5826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25915" calcext:value-type="float">
            <text:p>25915</text:p>
          </table:table-cell>
          <table:table-cell office:value-type="float" office:value="54970" calcext:value-type="float">
            <text:p>5497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28176" calcext:value-type="float">
            <text:p>28176</text:p>
          </table:table-cell>
          <table:table-cell office:value-type="float" office:value="71301" calcext:value-type="float">
            <text:p>7130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27806" calcext:value-type="float">
            <text:p>27806</text:p>
          </table:table-cell>
          <table:table-cell office:value-type="float" office:value="56897" calcext:value-type="float">
            <text:p>5689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8129" calcext:value-type="float">
            <text:p>28129</text:p>
          </table:table-cell>
          <table:table-cell office:value-type="float" office:value="58604" calcext:value-type="float">
            <text:p>5860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28652" calcext:value-type="float">
            <text:p>28652</text:p>
          </table:table-cell>
          <table:table-cell office:value-type="float" office:value="65832" calcext:value-type="float">
            <text:p>6583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29014" calcext:value-type="float">
            <text:p>29014</text:p>
          </table:table-cell>
          <table:table-cell office:value-type="float" office:value="78633" calcext:value-type="float">
            <text:p>7863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6519" calcext:value-type="float">
            <text:p>26519</text:p>
          </table:table-cell>
          <table:table-cell office:value-type="float" office:value="16851" calcext:value-type="float">
            <text:p>1685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30057" calcext:value-type="float">
            <text:p>30057</text:p>
          </table:table-cell>
          <table:table-cell office:value-type="float" office:value="49895" calcext:value-type="float">
            <text:p>49895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33388" calcext:value-type="float">
            <text:p>33388</text:p>
          </table:table-cell>
          <table:table-cell office:value-type="float" office:value="52553" calcext:value-type="float">
            <text:p>5255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25758" calcext:value-type="float">
            <text:p>25758</text:p>
          </table:table-cell>
          <table:table-cell office:value-type="float" office:value="43016" calcext:value-type="float">
            <text:p>43016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7762" calcext:value-type="float">
            <text:p>27762</text:p>
          </table:table-cell>
          <table:table-cell office:value-type="float" office:value="55274" calcext:value-type="float">
            <text:p>5527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22857" calcext:value-type="float">
            <text:p>22857</text:p>
          </table:table-cell>
          <table:table-cell office:value-type="float" office:value="44320" calcext:value-type="float">
            <text:p>4432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2116" calcext:value-type="float">
            <text:p>22116</text:p>
          </table:table-cell>
          <table:table-cell office:value-type="float" office:value="44918" calcext:value-type="float">
            <text:p>4491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27635" calcext:value-type="float">
            <text:p>27635</text:p>
          </table:table-cell>
          <table:table-cell office:value-type="float" office:value="67098" calcext:value-type="float">
            <text:p>6709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3422" calcext:value-type="float">
            <text:p>23422</text:p>
          </table:table-cell>
          <table:table-cell office:value-type="float" office:value="59750" calcext:value-type="float">
            <text:p>5975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27721" calcext:value-type="float">
            <text:p>27721</text:p>
          </table:table-cell>
          <table:table-cell office:value-type="float" office:value="70938" calcext:value-type="float">
            <text:p>7093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7981" calcext:value-type="float">
            <text:p>27981</text:p>
          </table:table-cell>
          <table:table-cell office:value-type="float" office:value="61950" calcext:value-type="float">
            <text:p>6195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28180" calcext:value-type="float">
            <text:p>28180</text:p>
          </table:table-cell>
          <table:table-cell office:value-type="float" office:value="58502" calcext:value-type="float">
            <text:p>5850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30104" calcext:value-type="float">
            <text:p>30104</text:p>
          </table:table-cell>
          <table:table-cell office:value-type="float" office:value="83960" calcext:value-type="float">
            <text:p>83960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8105" calcext:value-type="float">
            <text:p>28105</text:p>
          </table:table-cell>
          <table:table-cell office:value-type="float" office:value="89430" calcext:value-type="float">
            <text:p>89430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8888" calcext:value-type="float">
            <text:p>28888</text:p>
          </table:table-cell>
          <table:table-cell office:value-type="float" office:value="90188" calcext:value-type="float">
            <text:p>9018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7050" calcext:value-type="float">
            <text:p>27050</text:p>
          </table:table-cell>
          <table:table-cell office:value-type="float" office:value="83179" calcext:value-type="float">
            <text:p>8317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7549" calcext:value-type="float">
            <text:p>27549</text:p>
          </table:table-cell>
          <table:table-cell office:value-type="float" office:value="83942" calcext:value-type="float">
            <text:p>8394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7768" calcext:value-type="float">
            <text:p>27768</text:p>
          </table:table-cell>
          <table:table-cell office:value-type="float" office:value="85220" calcext:value-type="float">
            <text:p>8522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8305" calcext:value-type="float">
            <text:p>28305</text:p>
          </table:table-cell>
          <table:table-cell office:value-type="float" office:value="89189" calcext:value-type="float">
            <text:p>89189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7. Shahjahanpur</text:p>
          </table:table-cell>
          <table:table-cell office:value-type="string" calcext:value-type="string">
            <text:p>1997 - 1998</text:p>
          </table:table-cell>
          <table:table-cell office:value-type="float" office:value="161820" calcext:value-type="float">
            <text:p>161820</text:p>
          </table:table-cell>
          <table:table-cell office:value-type="float" office:value="424904" calcext:value-type="float">
            <text:p>42490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71346" calcext:value-type="float">
            <text:p>171346</text:p>
          </table:table-cell>
          <table:table-cell office:value-type="float" office:value="379215" calcext:value-type="float">
            <text:p>37921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90128" calcext:value-type="float">
            <text:p>190128</text:p>
          </table:table-cell>
          <table:table-cell office:value-type="float" office:value="467747" calcext:value-type="float">
            <text:p>467747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95853" calcext:value-type="float">
            <text:p>195853</text:p>
          </table:table-cell>
          <table:table-cell office:value-type="float" office:value="443656" calcext:value-type="float">
            <text:p>443656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213911" calcext:value-type="float">
            <text:p>213911</text:p>
          </table:table-cell>
          <table:table-cell office:value-type="float" office:value="509203" calcext:value-type="float">
            <text:p>509203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41350" calcext:value-type="float">
            <text:p>141350</text:p>
          </table:table-cell>
          <table:table-cell office:value-type="float" office:value="293162" calcext:value-type="float">
            <text:p>293162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86774" calcext:value-type="float">
            <text:p>186774</text:p>
          </table:table-cell>
          <table:table-cell office:value-type="float" office:value="421045" calcext:value-type="float">
            <text:p>42104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204915" calcext:value-type="float">
            <text:p>204915</text:p>
          </table:table-cell>
          <table:table-cell office:value-type="float" office:value="483179" calcext:value-type="float">
            <text:p>48317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91956" calcext:value-type="float">
            <text:p>191956</text:p>
          </table:table-cell>
          <table:table-cell office:value-type="float" office:value="408482" calcext:value-type="float">
            <text:p>408482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204915" calcext:value-type="float">
            <text:p>204915</text:p>
          </table:table-cell>
          <table:table-cell office:value-type="float" office:value="459829" calcext:value-type="float">
            <text:p>459829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83655" calcext:value-type="float">
            <text:p>183655</text:p>
          </table:table-cell>
          <table:table-cell office:value-type="float" office:value="442792" calcext:value-type="float">
            <text:p>44279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17806" calcext:value-type="float">
            <text:p>217806</text:p>
          </table:table-cell>
          <table:table-cell office:value-type="float" office:value="490281" calcext:value-type="float">
            <text:p>49028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62992" calcext:value-type="float">
            <text:p>162992</text:p>
          </table:table-cell>
          <table:table-cell office:value-type="float" office:value="425246" calcext:value-type="float">
            <text:p>42524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11075" calcext:value-type="float">
            <text:p>211075</text:p>
          </table:table-cell>
          <table:table-cell office:value-type="float" office:value="430171" calcext:value-type="float">
            <text:p>43017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91093" calcext:value-type="float">
            <text:p>191093</text:p>
          </table:table-cell>
          <table:table-cell office:value-type="float" office:value="500281" calcext:value-type="float">
            <text:p>50028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215646" calcext:value-type="float">
            <text:p>215646</text:p>
          </table:table-cell>
          <table:table-cell office:value-type="float" office:value="579441" calcext:value-type="float">
            <text:p>57944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98105" calcext:value-type="float">
            <text:p>198105</text:p>
          </table:table-cell>
          <table:table-cell office:value-type="float" office:value="531714" calcext:value-type="float">
            <text:p>531714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03946" calcext:value-type="float">
            <text:p>203946</text:p>
          </table:table-cell>
          <table:table-cell office:value-type="float" office:value="572069" calcext:value-type="float">
            <text:p>57206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50292" calcext:value-type="float">
            <text:p>150292</text:p>
          </table:table-cell>
          <table:table-cell office:value-type="float" office:value="473270" calcext:value-type="float">
            <text:p>473270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05666" calcext:value-type="float">
            <text:p>205666</text:p>
          </table:table-cell>
          <table:table-cell office:value-type="float" office:value="611651" calcext:value-type="float">
            <text:p>61165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04931" calcext:value-type="float">
            <text:p>204931</text:p>
          </table:table-cell>
          <table:table-cell office:value-type="float" office:value="667870" calcext:value-type="float">
            <text:p>667870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84441" calcext:value-type="float">
            <text:p>184441</text:p>
          </table:table-cell>
          <table:table-cell office:value-type="float" office:value="573427" calcext:value-type="float">
            <text:p>57342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09521" calcext:value-type="float">
            <text:p>209521</text:p>
          </table:table-cell>
          <table:table-cell office:value-type="float" office:value="740657" calcext:value-type="float">
            <text:p>740657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04346" calcext:value-type="float">
            <text:p>204346</text:p>
          </table:table-cell>
          <table:table-cell office:value-type="float" office:value="782441" calcext:value-type="float">
            <text:p>78244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17333" calcext:value-type="float">
            <text:p>217333</text:p>
          </table:table-cell>
          <table:table-cell office:value-type="float" office:value="717851" calcext:value-type="float">
            <text:p>71785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06540" calcext:value-type="float">
            <text:p>206540</text:p>
          </table:table-cell>
          <table:table-cell office:value-type="float" office:value="687572" calcext:value-type="float">
            <text:p>687572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1">
            <text:p>68. Shamli</text:p>
          </table:table-cell>
          <table:table-cell office:value-type="string" calcext:value-type="string">
            <text:p>2012 - 2013</text:p>
          </table:table-cell>
          <table:table-cell office:value-type="float" office:value="20766" calcext:value-type="float">
            <text:p>20766</text:p>
          </table:table-cell>
          <table:table-cell office:value-type="float" office:value="53639" calcext:value-type="float">
            <text:p>53639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9778" calcext:value-type="float">
            <text:p>19778</text:p>
          </table:table-cell>
          <table:table-cell office:value-type="float" office:value="52234" calcext:value-type="float">
            <text:p>5223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2666" calcext:value-type="float">
            <text:p>22666</text:p>
          </table:table-cell>
          <table:table-cell office:value-type="float" office:value="59952" calcext:value-type="float">
            <text:p>5995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9078" calcext:value-type="float">
            <text:p>19078</text:p>
          </table:table-cell>
          <table:table-cell office:value-type="float" office:value="47657" calcext:value-type="float">
            <text:p>4765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20441" calcext:value-type="float">
            <text:p>20441</text:p>
          </table:table-cell>
          <table:table-cell office:value-type="float" office:value="57623" calcext:value-type="float">
            <text:p>5762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20105" calcext:value-type="float">
            <text:p>20105</text:p>
          </table:table-cell>
          <table:table-cell office:value-type="float" office:value="60295" calcext:value-type="float">
            <text:p>60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20271" calcext:value-type="float">
            <text:p>20271</text:p>
          </table:table-cell>
          <table:table-cell office:value-type="float" office:value="53860" calcext:value-type="float">
            <text:p>5386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0815" calcext:value-type="float">
            <text:p>20815</text:p>
          </table:table-cell>
          <table:table-cell office:value-type="float" office:value="71062" calcext:value-type="float">
            <text:p>7106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21015" calcext:value-type="float">
            <text:p>21015</text:p>
          </table:table-cell>
          <table:table-cell office:value-type="float" office:value="64831" calcext:value-type="float">
            <text:p>64831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20941" calcext:value-type="float">
            <text:p>20941</text:p>
          </table:table-cell>
          <table:table-cell office:value-type="float" office:value="60938" calcext:value-type="float">
            <text:p>60938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20648" calcext:value-type="float">
            <text:p>20648</text:p>
          </table:table-cell>
          <table:table-cell office:value-type="float" office:value="53499" calcext:value-type="float">
            <text:p>5349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69. Shravasti</text:p>
          </table:table-cell>
          <table:table-cell office:value-type="string" calcext:value-type="string">
            <text:p>1997 - 1998</text:p>
          </table:table-cell>
          <table:table-cell office:value-type="float" office:value="69338" calcext:value-type="float">
            <text:p>69338</text:p>
          </table:table-cell>
          <table:table-cell office:value-type="float" office:value="102960" calcext:value-type="float">
            <text:p>10296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70718" calcext:value-type="float">
            <text:p>70718</text:p>
          </table:table-cell>
          <table:table-cell office:value-type="float" office:value="115290" calcext:value-type="float">
            <text:p>115290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73377" calcext:value-type="float">
            <text:p>73377</text:p>
          </table:table-cell>
          <table:table-cell office:value-type="float" office:value="124666" calcext:value-type="float">
            <text:p>12466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77496" calcext:value-type="float">
            <text:p>77496</text:p>
          </table:table-cell>
          <table:table-cell office:value-type="float" office:value="138415" calcext:value-type="float">
            <text:p>13841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73835" calcext:value-type="float">
            <text:p>73835</text:p>
          </table:table-cell>
          <table:table-cell office:value-type="float" office:value="142250" calcext:value-type="float">
            <text:p>142250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68489" calcext:value-type="float">
            <text:p>68489</text:p>
          </table:table-cell>
          <table:table-cell office:value-type="float" office:value="62505" calcext:value-type="float">
            <text:p>6250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66303" calcext:value-type="float">
            <text:p>66303</text:p>
          </table:table-cell>
          <table:table-cell office:value-type="float" office:value="125715" calcext:value-type="float">
            <text:p>12571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69819" calcext:value-type="float">
            <text:p>69819</text:p>
          </table:table-cell>
          <table:table-cell office:value-type="float" office:value="112400" calcext:value-type="float">
            <text:p>11240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72030" calcext:value-type="float">
            <text:p>72030</text:p>
          </table:table-cell>
          <table:table-cell office:value-type="float" office:value="129294" calcext:value-type="float">
            <text:p>12929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66170" calcext:value-type="float">
            <text:p>66170</text:p>
          </table:table-cell>
          <table:table-cell office:value-type="float" office:value="95152" calcext:value-type="float">
            <text:p>951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69358" calcext:value-type="float">
            <text:p>69358</text:p>
          </table:table-cell>
          <table:table-cell office:value-type="float" office:value="129561" calcext:value-type="float">
            <text:p>12956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71092" calcext:value-type="float">
            <text:p>71092</text:p>
          </table:table-cell>
          <table:table-cell office:value-type="float" office:value="162801" calcext:value-type="float">
            <text:p>16280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68558" calcext:value-type="float">
            <text:p>68558</text:p>
          </table:table-cell>
          <table:table-cell office:value-type="float" office:value="147125" calcext:value-type="float">
            <text:p>14712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71137" calcext:value-type="float">
            <text:p>71137</text:p>
          </table:table-cell>
          <table:table-cell office:value-type="float" office:value="135658" calcext:value-type="float">
            <text:p>135658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74974" calcext:value-type="float">
            <text:p>74974</text:p>
          </table:table-cell>
          <table:table-cell office:value-type="float" office:value="139452" calcext:value-type="float">
            <text:p>13945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73500" calcext:value-type="float">
            <text:p>73500</text:p>
          </table:table-cell>
          <table:table-cell office:value-type="float" office:value="163832" calcext:value-type="float">
            <text:p>16383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75337" calcext:value-type="float">
            <text:p>75337</text:p>
          </table:table-cell>
          <table:table-cell office:value-type="float" office:value="155119" calcext:value-type="float">
            <text:p>15511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79949" calcext:value-type="float">
            <text:p>79949</text:p>
          </table:table-cell>
          <table:table-cell office:value-type="float" office:value="173889" calcext:value-type="float">
            <text:p>17388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72532" calcext:value-type="float">
            <text:p>72532</text:p>
          </table:table-cell>
          <table:table-cell office:value-type="float" office:value="141437" calcext:value-type="float">
            <text:p>14143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72247" calcext:value-type="float">
            <text:p>72247</text:p>
          </table:table-cell>
          <table:table-cell office:value-type="float" office:value="188854" calcext:value-type="float">
            <text:p>188854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75183" calcext:value-type="float">
            <text:p>75183</text:p>
          </table:table-cell>
          <table:table-cell office:value-type="float" office:value="193596" calcext:value-type="float">
            <text:p>193596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78797" calcext:value-type="float">
            <text:p>78797</text:p>
          </table:table-cell>
          <table:table-cell office:value-type="float" office:value="199908" calcext:value-type="float">
            <text:p>19990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77399" calcext:value-type="float">
            <text:p>77399</text:p>
          </table:table-cell>
          <table:table-cell office:value-type="float" office:value="188080" calcext:value-type="float">
            <text:p>18808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74772" calcext:value-type="float">
            <text:p>74772</text:p>
          </table:table-cell>
          <table:table-cell office:value-type="float" office:value="196277" calcext:value-type="float">
            <text:p>19627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84628" calcext:value-type="float">
            <text:p>84628</text:p>
          </table:table-cell>
          <table:table-cell office:value-type="float" office:value="164771" calcext:value-type="float">
            <text:p>16477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84628" calcext:value-type="float">
            <text:p>84628</text:p>
          </table:table-cell>
          <table:table-cell office:value-type="float" office:value="183135" calcext:value-type="float">
            <text:p>18313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0. Siddharth nagar</text:p>
          </table:table-cell>
          <table:table-cell office:value-type="string" calcext:value-type="string">
            <text:p>1997 - 1998</text:p>
          </table:table-cell>
          <table:table-cell office:value-type="float" office:value="180716" calcext:value-type="float">
            <text:p>180716</text:p>
          </table:table-cell>
          <table:table-cell office:value-type="float" office:value="325255" calcext:value-type="float">
            <text:p>32525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49112" calcext:value-type="float">
            <text:p>149112</text:p>
          </table:table-cell>
          <table:table-cell office:value-type="float" office:value="156394" calcext:value-type="float">
            <text:p>15639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65261" calcext:value-type="float">
            <text:p>165261</text:p>
          </table:table-cell>
          <table:table-cell office:value-type="float" office:value="339177" calcext:value-type="float">
            <text:p>33917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65059" calcext:value-type="float">
            <text:p>165059</text:p>
          </table:table-cell>
          <table:table-cell office:value-type="float" office:value="273971" calcext:value-type="float">
            <text:p>27397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52097" calcext:value-type="float">
            <text:p>152097</text:p>
          </table:table-cell>
          <table:table-cell office:value-type="float" office:value="280586" calcext:value-type="float">
            <text:p>28058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69559" calcext:value-type="float">
            <text:p>169559</text:p>
          </table:table-cell>
          <table:table-cell office:value-type="float" office:value="137859" calcext:value-type="float">
            <text:p>13785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73147" calcext:value-type="float">
            <text:p>173147</text:p>
          </table:table-cell>
          <table:table-cell office:value-type="float" office:value="362578" calcext:value-type="float">
            <text:p>36257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69257" calcext:value-type="float">
            <text:p>169257</text:p>
          </table:table-cell>
          <table:table-cell office:value-type="float" office:value="149191" calcext:value-type="float">
            <text:p>14919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73147" calcext:value-type="float">
            <text:p>173147</text:p>
          </table:table-cell>
          <table:table-cell office:value-type="float" office:value="288290" calcext:value-type="float">
            <text:p>28829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70011" calcext:value-type="float">
            <text:p>170011</text:p>
          </table:table-cell>
          <table:table-cell office:value-type="float" office:value="236995" calcext:value-type="float">
            <text:p>23699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87537" calcext:value-type="float">
            <text:p>187537</text:p>
          </table:table-cell>
          <table:table-cell office:value-type="float" office:value="391390" calcext:value-type="float">
            <text:p>39139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71877" calcext:value-type="float">
            <text:p>171877</text:p>
          </table:table-cell>
          <table:table-cell office:value-type="float" office:value="405973" calcext:value-type="float">
            <text:p>40597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72893" calcext:value-type="float">
            <text:p>172893</text:p>
          </table:table-cell>
          <table:table-cell office:value-type="float" office:value="363940" calcext:value-type="float">
            <text:p>36394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75157" calcext:value-type="float">
            <text:p>175157</text:p>
          </table:table-cell>
          <table:table-cell office:value-type="float" office:value="415297" calcext:value-type="float">
            <text:p>41529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69824" calcext:value-type="float">
            <text:p>169824</text:p>
          </table:table-cell>
          <table:table-cell office:value-type="float" office:value="435429" calcext:value-type="float">
            <text:p>43542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60991" calcext:value-type="float">
            <text:p>160991</text:p>
          </table:table-cell>
          <table:table-cell office:value-type="float" office:value="411332" calcext:value-type="float">
            <text:p>41133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73903" calcext:value-type="float">
            <text:p>173903</text:p>
          </table:table-cell>
          <table:table-cell office:value-type="float" office:value="477016" calcext:value-type="float">
            <text:p>47701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70404" calcext:value-type="float">
            <text:p>170404</text:p>
          </table:table-cell>
          <table:table-cell office:value-type="float" office:value="414082" calcext:value-type="float">
            <text:p>41408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84234" calcext:value-type="float">
            <text:p>184234</text:p>
          </table:table-cell>
          <table:table-cell office:value-type="float" office:value="416737" calcext:value-type="float">
            <text:p>41673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73507" calcext:value-type="float">
            <text:p>173507</text:p>
          </table:table-cell>
          <table:table-cell office:value-type="float" office:value="403751" calcext:value-type="float">
            <text:p>40375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73507" calcext:value-type="float">
            <text:p>173507</text:p>
          </table:table-cell>
          <table:table-cell office:value-type="float" office:value="449210" calcext:value-type="float">
            <text:p>44921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74713" calcext:value-type="float">
            <text:p>174713</text:p>
          </table:table-cell>
          <table:table-cell office:value-type="float" office:value="551045" calcext:value-type="float">
            <text:p>55104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72254" calcext:value-type="float">
            <text:p>172254</text:p>
          </table:table-cell>
          <table:table-cell office:value-type="float" office:value="492302" calcext:value-type="float">
            <text:p>492302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73507" calcext:value-type="float">
            <text:p>173507</text:p>
          </table:table-cell>
          <table:table-cell office:value-type="float" office:value="495015" calcext:value-type="float">
            <text:p>49501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74300" calcext:value-type="float">
            <text:p>174300</text:p>
          </table:table-cell>
          <table:table-cell office:value-type="float" office:value="458060" calcext:value-type="float">
            <text:p>45806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74025" calcext:value-type="float">
            <text:p>174025</text:p>
          </table:table-cell>
          <table:table-cell office:value-type="float" office:value="404434" calcext:value-type="float">
            <text:p>40443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1. Sitapur</text:p>
          </table:table-cell>
          <table:table-cell office:value-type="string" calcext:value-type="string">
            <text:p>1997 - 1998</text:p>
          </table:table-cell>
          <table:table-cell office:value-type="float" office:value="141093" calcext:value-type="float">
            <text:p>141093</text:p>
          </table:table-cell>
          <table:table-cell office:value-type="float" office:value="313355" calcext:value-type="float">
            <text:p>313355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41182" calcext:value-type="float">
            <text:p>141182</text:p>
          </table:table-cell>
          <table:table-cell office:value-type="float" office:value="250568" calcext:value-type="float">
            <text:p>25056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6206" calcext:value-type="float">
            <text:p>156206</text:p>
          </table:table-cell>
          <table:table-cell office:value-type="float" office:value="320394" calcext:value-type="float">
            <text:p>32039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63309" calcext:value-type="float">
            <text:p>163309</text:p>
          </table:table-cell>
          <table:table-cell office:value-type="float" office:value="232696" calcext:value-type="float">
            <text:p>232696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60975" calcext:value-type="float">
            <text:p>160975</text:p>
          </table:table-cell>
          <table:table-cell office:value-type="float" office:value="276372" calcext:value-type="float">
            <text:p>276372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8830" calcext:value-type="float">
            <text:p>18883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40773" calcext:value-type="float">
            <text:p>140773</text:p>
          </table:table-cell>
          <table:table-cell office:value-type="float" office:value="262915" calcext:value-type="float">
            <text:p>262915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8642" calcext:value-type="float">
            <text:p>158642</text:p>
          </table:table-cell>
          <table:table-cell office:value-type="float" office:value="241358" calcext:value-type="float">
            <text:p>2413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33490" calcext:value-type="float">
            <text:p>133490</text:p>
          </table:table-cell>
          <table:table-cell office:value-type="float" office:value="221860" calcext:value-type="float">
            <text:p>22186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58642" calcext:value-type="float">
            <text:p>158642</text:p>
          </table:table-cell>
          <table:table-cell office:value-type="float" office:value="257317" calcext:value-type="float">
            <text:p>257317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49280" calcext:value-type="float">
            <text:p>149280</text:p>
          </table:table-cell>
          <table:table-cell office:value-type="float" office:value="260494" calcext:value-type="float">
            <text:p>26049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48440" calcext:value-type="float">
            <text:p>148440</text:p>
          </table:table-cell>
          <table:table-cell office:value-type="float" office:value="257098" calcext:value-type="float">
            <text:p>25709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48649" calcext:value-type="float">
            <text:p>148649</text:p>
          </table:table-cell>
          <table:table-cell office:value-type="float" office:value="275595" calcext:value-type="float">
            <text:p>27559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156947" calcext:value-type="float">
            <text:p>156947</text:p>
          </table:table-cell>
          <table:table-cell office:value-type="float" office:value="310441" calcext:value-type="float">
            <text:p>31044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155655" calcext:value-type="float">
            <text:p>155655</text:p>
          </table:table-cell>
          <table:table-cell office:value-type="float" office:value="346177" calcext:value-type="float">
            <text:p>346177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162205" calcext:value-type="float">
            <text:p>162205</text:p>
          </table:table-cell>
          <table:table-cell office:value-type="float" office:value="388481" calcext:value-type="float">
            <text:p>38848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69741" calcext:value-type="float">
            <text:p>169741</text:p>
          </table:table-cell>
          <table:table-cell office:value-type="float" office:value="413998" calcext:value-type="float">
            <text:p>41399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164128" calcext:value-type="float">
            <text:p>164128</text:p>
          </table:table-cell>
          <table:table-cell office:value-type="float" office:value="382911" calcext:value-type="float">
            <text:p>38291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160459" calcext:value-type="float">
            <text:p>160459</text:p>
          </table:table-cell>
          <table:table-cell office:value-type="float" office:value="346271" calcext:value-type="float">
            <text:p>346271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167913" calcext:value-type="float">
            <text:p>167913</text:p>
          </table:table-cell>
          <table:table-cell office:value-type="float" office:value="391237" calcext:value-type="float">
            <text:p>39123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163813" calcext:value-type="float">
            <text:p>163813</text:p>
          </table:table-cell>
          <table:table-cell office:value-type="float" office:value="383978" calcext:value-type="float">
            <text:p>383978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58977" calcext:value-type="float">
            <text:p>158977</text:p>
          </table:table-cell>
          <table:table-cell office:value-type="float" office:value="392832" calcext:value-type="float">
            <text:p>39283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159960" calcext:value-type="float">
            <text:p>159960</text:p>
          </table:table-cell>
          <table:table-cell office:value-type="float" office:value="468043" calcext:value-type="float">
            <text:p>46804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166882" calcext:value-type="float">
            <text:p>166882</text:p>
          </table:table-cell>
          <table:table-cell office:value-type="float" office:value="474279" calcext:value-type="float">
            <text:p>47427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167121" calcext:value-type="float">
            <text:p>167121</text:p>
          </table:table-cell>
          <table:table-cell office:value-type="float" office:value="460418" calcext:value-type="float">
            <text:p>460418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164645" calcext:value-type="float">
            <text:p>164645</text:p>
          </table:table-cell>
          <table:table-cell office:value-type="float" office:value="348718" calcext:value-type="float">
            <text:p>348718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2. Sonbhadra</text:p>
          </table:table-cell>
          <table:table-cell office:value-type="string" calcext:value-type="string">
            <text:p>1997 - 1998</text:p>
          </table:table-cell>
          <table:table-cell office:value-type="float" office:value="80194" calcext:value-type="float">
            <text:p>80194</text:p>
          </table:table-cell>
          <table:table-cell office:value-type="float" office:value="126656" calcext:value-type="float">
            <text:p>12665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80496" calcext:value-type="float">
            <text:p>80496</text:p>
          </table:table-cell>
          <table:table-cell office:value-type="float" office:value="147115" calcext:value-type="float">
            <text:p>1471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85193" calcext:value-type="float">
            <text:p>85193</text:p>
          </table:table-cell>
          <table:table-cell office:value-type="float" office:value="174875" calcext:value-type="float">
            <text:p>17487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86337" calcext:value-type="float">
            <text:p>86337</text:p>
          </table:table-cell>
          <table:table-cell office:value-type="float" office:value="125793" calcext:value-type="float">
            <text:p>12579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89244" calcext:value-type="float">
            <text:p>89244</text:p>
          </table:table-cell>
          <table:table-cell office:value-type="float" office:value="181172" calcext:value-type="float">
            <text:p>18117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79557" calcext:value-type="float">
            <text:p>79557</text:p>
          </table:table-cell>
          <table:table-cell office:value-type="float" office:value="113616" calcext:value-type="float">
            <text:p>11361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96168" calcext:value-type="float">
            <text:p>96168</text:p>
          </table:table-cell>
          <table:table-cell office:value-type="float" office:value="182495" calcext:value-type="float">
            <text:p>18249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68909" calcext:value-type="float">
            <text:p>68909</text:p>
          </table:table-cell>
          <table:table-cell office:value-type="float" office:value="34420" calcext:value-type="float">
            <text:p>344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82683" calcext:value-type="float">
            <text:p>82683</text:p>
          </table:table-cell>
          <table:table-cell office:value-type="float" office:value="83841" calcext:value-type="float">
            <text:p>8384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2060" calcext:value-type="float">
            <text:p>82060</text:p>
          </table:table-cell>
          <table:table-cell office:value-type="float" office:value="120218" calcext:value-type="float">
            <text:p>12021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30582" calcext:value-type="float">
            <text:p>30582</text:p>
          </table:table-cell>
          <table:table-cell office:value-type="float" office:value="31408" calcext:value-type="float">
            <text:p>3140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27301" calcext:value-type="float">
            <text:p>27301</text:p>
          </table:table-cell>
          <table:table-cell office:value-type="float" office:value="37703" calcext:value-type="float">
            <text:p>3770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7327" calcext:value-type="float">
            <text:p>17327</text:p>
          </table:table-cell>
          <table:table-cell office:value-type="float" office:value="21399" calcext:value-type="float">
            <text:p>2139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27442" calcext:value-type="float">
            <text:p>27442</text:p>
          </table:table-cell>
          <table:table-cell office:value-type="float" office:value="42014" calcext:value-type="float">
            <text:p>42014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32987" calcext:value-type="float">
            <text:p>32987</text:p>
          </table:table-cell>
          <table:table-cell office:value-type="float" office:value="67260" calcext:value-type="float">
            <text:p>6726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35344" calcext:value-type="float">
            <text:p>35344</text:p>
          </table:table-cell>
          <table:table-cell office:value-type="float" office:value="73586" calcext:value-type="float">
            <text:p>7358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30842" calcext:value-type="float">
            <text:p>30842</text:p>
          </table:table-cell>
          <table:table-cell office:value-type="float" office:value="66680" calcext:value-type="float">
            <text:p>6668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29426" calcext:value-type="float">
            <text:p>29426</text:p>
          </table:table-cell>
          <table:table-cell office:value-type="float" office:value="52290" calcext:value-type="float">
            <text:p>5229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42653" calcext:value-type="float">
            <text:p>42653</text:p>
          </table:table-cell>
          <table:table-cell office:value-type="float" office:value="63425" calcext:value-type="float">
            <text:p>6342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32582" calcext:value-type="float">
            <text:p>32582</text:p>
          </table:table-cell>
          <table:table-cell office:value-type="float" office:value="84583" calcext:value-type="float">
            <text:p>8458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38874" calcext:value-type="float">
            <text:p>38874</text:p>
          </table:table-cell>
          <table:table-cell office:value-type="float" office:value="105698" calcext:value-type="float">
            <text:p>10569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32700" calcext:value-type="float">
            <text:p>32700</text:p>
          </table:table-cell>
          <table:table-cell office:value-type="float" office:value="94307" calcext:value-type="float">
            <text:p>9430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29917" calcext:value-type="float">
            <text:p>29917</text:p>
          </table:table-cell>
          <table:table-cell office:value-type="float" office:value="87178" calcext:value-type="float">
            <text:p>87178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33788" calcext:value-type="float">
            <text:p>33788</text:p>
          </table:table-cell>
          <table:table-cell office:value-type="float" office:value="99472" calcext:value-type="float">
            <text:p>9947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31948" calcext:value-type="float">
            <text:p>31948</text:p>
          </table:table-cell>
          <table:table-cell office:value-type="float" office:value="99838" calcext:value-type="float">
            <text:p>9983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31627" calcext:value-type="float">
            <text:p>31627</text:p>
          </table:table-cell>
          <table:table-cell office:value-type="float" office:value="86595" calcext:value-type="float">
            <text:p>8659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3. Sultanpur</text:p>
          </table:table-cell>
          <table:table-cell office:value-type="string" calcext:value-type="string">
            <text:p>1997 - 1998</text:p>
          </table:table-cell>
          <table:table-cell office:value-type="float" office:value="158244" calcext:value-type="float">
            <text:p>158244</text:p>
          </table:table-cell>
          <table:table-cell office:value-type="float" office:value="334187" calcext:value-type="float">
            <text:p>33418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159948" calcext:value-type="float">
            <text:p>159948</text:p>
          </table:table-cell>
          <table:table-cell office:value-type="float" office:value="317796" calcext:value-type="float">
            <text:p>31779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159882" calcext:value-type="float">
            <text:p>159882</text:p>
          </table:table-cell>
          <table:table-cell office:value-type="float" office:value="340777" calcext:value-type="float">
            <text:p>34077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160083" calcext:value-type="float">
            <text:p>160083</text:p>
          </table:table-cell>
          <table:table-cell office:value-type="float" office:value="329111" calcext:value-type="float">
            <text:p>32911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160521" calcext:value-type="float">
            <text:p>160521</text:p>
          </table:table-cell>
          <table:table-cell office:value-type="float" office:value="358439" calcext:value-type="float">
            <text:p>358439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127534" calcext:value-type="float">
            <text:p>127534</text:p>
          </table:table-cell>
          <table:table-cell office:value-type="float" office:value="263269" calcext:value-type="float">
            <text:p>26326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157553" calcext:value-type="float">
            <text:p>157553</text:p>
          </table:table-cell>
          <table:table-cell office:value-type="float" office:value="358923" calcext:value-type="float">
            <text:p>35892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155041" calcext:value-type="float">
            <text:p>155041</text:p>
          </table:table-cell>
          <table:table-cell office:value-type="float" office:value="315565" calcext:value-type="float">
            <text:p>31556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156578" calcext:value-type="float">
            <text:p>156578</text:p>
          </table:table-cell>
          <table:table-cell office:value-type="float" office:value="333041" calcext:value-type="float">
            <text:p>33304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157713" calcext:value-type="float">
            <text:p>157713</text:p>
          </table:table-cell>
          <table:table-cell office:value-type="float" office:value="281833" calcext:value-type="float">
            <text:p>28183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156243" calcext:value-type="float">
            <text:p>156243</text:p>
          </table:table-cell>
          <table:table-cell office:value-type="float" office:value="320923" calcext:value-type="float">
            <text:p>32092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173487" calcext:value-type="float">
            <text:p>173487</text:p>
          </table:table-cell>
          <table:table-cell office:value-type="float" office:value="380110" calcext:value-type="float">
            <text:p>38011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133285" calcext:value-type="float">
            <text:p>133285</text:p>
          </table:table-cell>
          <table:table-cell office:value-type="float" office:value="303223" calcext:value-type="float">
            <text:p>30322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90048" calcext:value-type="float">
            <text:p>90048</text:p>
          </table:table-cell>
          <table:table-cell office:value-type="float" office:value="216836" calcext:value-type="float">
            <text:p>216836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3636" calcext:value-type="float">
            <text:p>93636</text:p>
          </table:table-cell>
          <table:table-cell office:value-type="float" office:value="227161" calcext:value-type="float">
            <text:p>22716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3861" calcext:value-type="float">
            <text:p>93861</text:p>
          </table:table-cell>
          <table:table-cell office:value-type="float" office:value="236060" calcext:value-type="float">
            <text:p>23606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93449" calcext:value-type="float">
            <text:p>93449</text:p>
          </table:table-cell>
          <table:table-cell office:value-type="float" office:value="227735" calcext:value-type="float">
            <text:p>22773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85103" calcext:value-type="float">
            <text:p>85103</text:p>
          </table:table-cell>
          <table:table-cell office:value-type="float" office:value="151568" calcext:value-type="float">
            <text:p>15156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99552" calcext:value-type="float">
            <text:p>99552</text:p>
          </table:table-cell>
          <table:table-cell office:value-type="float" office:value="206770" calcext:value-type="float">
            <text:p>20677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6002" calcext:value-type="float">
            <text:p>96002</text:p>
          </table:table-cell>
          <table:table-cell office:value-type="float" office:value="222629" calcext:value-type="float">
            <text:p>222629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5969" calcext:value-type="float">
            <text:p>95969</text:p>
          </table:table-cell>
          <table:table-cell office:value-type="float" office:value="306621" calcext:value-type="float">
            <text:p>30662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94804" calcext:value-type="float">
            <text:p>94804</text:p>
          </table:table-cell>
          <table:table-cell office:value-type="float" office:value="334753" calcext:value-type="float">
            <text:p>334753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1730" calcext:value-type="float">
            <text:p>91730</text:p>
          </table:table-cell>
          <table:table-cell office:value-type="float" office:value="286198" calcext:value-type="float">
            <text:p>28619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2290" calcext:value-type="float">
            <text:p>92290</text:p>
          </table:table-cell>
          <table:table-cell office:value-type="float" office:value="275763" calcext:value-type="float">
            <text:p>275763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4627" calcext:value-type="float">
            <text:p>94627</text:p>
          </table:table-cell>
          <table:table-cell office:value-type="float" office:value="276784" calcext:value-type="float">
            <text:p>27678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4627" calcext:value-type="float">
            <text:p>94627</text:p>
          </table:table-cell>
          <table:table-cell office:value-type="float" office:value="262874" calcext:value-type="float">
            <text:p>26287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4. Unnao</text:p>
          </table:table-cell>
          <table:table-cell office:value-type="string" calcext:value-type="string">
            <text:p>1997 - 1998</text:p>
          </table:table-cell>
          <table:table-cell office:value-type="float" office:value="93169" calcext:value-type="float">
            <text:p>93169</text:p>
          </table:table-cell>
          <table:table-cell office:value-type="float" office:value="158595" calcext:value-type="float">
            <text:p>15859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96125" calcext:value-type="float">
            <text:p>96125</text:p>
          </table:table-cell>
          <table:table-cell office:value-type="float" office:value="141883" calcext:value-type="float">
            <text:p>141883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97663" calcext:value-type="float">
            <text:p>97663</text:p>
          </table:table-cell>
          <table:table-cell office:value-type="float" office:value="146633" calcext:value-type="float">
            <text:p>14663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93204" calcext:value-type="float">
            <text:p>93204</text:p>
          </table:table-cell>
          <table:table-cell office:value-type="float" office:value="105622" calcext:value-type="float">
            <text:p>10562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99276" calcext:value-type="float">
            <text:p>99276</text:p>
          </table:table-cell>
          <table:table-cell office:value-type="float" office:value="155812" calcext:value-type="float">
            <text:p>15581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59042" calcext:value-type="float">
            <text:p>59042</text:p>
          </table:table-cell>
          <table:table-cell office:value-type="float" office:value="84666" calcext:value-type="float">
            <text:p>8466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87407" calcext:value-type="float">
            <text:p>87407</text:p>
          </table:table-cell>
          <table:table-cell office:value-type="float" office:value="169705" calcext:value-type="float">
            <text:p>16970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94154" calcext:value-type="float">
            <text:p>94154</text:p>
          </table:table-cell>
          <table:table-cell office:value-type="float" office:value="164546" calcext:value-type="float">
            <text:p>16454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87407" calcext:value-type="float">
            <text:p>87407</text:p>
          </table:table-cell>
          <table:table-cell office:value-type="float" office:value="150078" calcext:value-type="float">
            <text:p>15007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89698" calcext:value-type="float">
            <text:p>89698</text:p>
          </table:table-cell>
          <table:table-cell office:value-type="float" office:value="129883" calcext:value-type="float">
            <text:p>12988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90658" calcext:value-type="float">
            <text:p>90658</text:p>
          </table:table-cell>
          <table:table-cell office:value-type="float" office:value="171525" calcext:value-type="float">
            <text:p>171525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91689" calcext:value-type="float">
            <text:p>91689</text:p>
          </table:table-cell>
          <table:table-cell office:value-type="float" office:value="193922" calcext:value-type="float">
            <text:p>19392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56056" calcext:value-type="float">
            <text:p>56056</text:p>
          </table:table-cell>
          <table:table-cell office:value-type="float" office:value="100452" calcext:value-type="float">
            <text:p>10045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81000" calcext:value-type="float">
            <text:p>81000</text:p>
          </table:table-cell>
          <table:table-cell office:value-type="float" office:value="138186" calcext:value-type="float">
            <text:p>138186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96881" calcext:value-type="float">
            <text:p>96881</text:p>
          </table:table-cell>
          <table:table-cell office:value-type="float" office:value="173708" calcext:value-type="float">
            <text:p>17370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98269" calcext:value-type="float">
            <text:p>98269</text:p>
          </table:table-cell>
          <table:table-cell office:value-type="float" office:value="192804" calcext:value-type="float">
            <text:p>19280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102455" calcext:value-type="float">
            <text:p>102455</text:p>
          </table:table-cell>
          <table:table-cell office:value-type="float" office:value="218229" calcext:value-type="float">
            <text:p>218229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96435" calcext:value-type="float">
            <text:p>96435</text:p>
          </table:table-cell>
          <table:table-cell office:value-type="float" office:value="161818" calcext:value-type="float">
            <text:p>16181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87261" calcext:value-type="float">
            <text:p>87261</text:p>
          </table:table-cell>
          <table:table-cell office:value-type="float" office:value="138221" calcext:value-type="float">
            <text:p>13822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99887" calcext:value-type="float">
            <text:p>99887</text:p>
          </table:table-cell>
          <table:table-cell office:value-type="float" office:value="193981" calcext:value-type="float">
            <text:p>193981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94990" calcext:value-type="float">
            <text:p>94990</text:p>
          </table:table-cell>
          <table:table-cell office:value-type="float" office:value="199194" calcext:value-type="float">
            <text:p>19919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102500" calcext:value-type="float">
            <text:p>102500</text:p>
          </table:table-cell>
          <table:table-cell office:value-type="float" office:value="187473" calcext:value-type="float">
            <text:p>18747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96540" calcext:value-type="float">
            <text:p>96540</text:p>
          </table:table-cell>
          <table:table-cell office:value-type="float" office:value="254286" calcext:value-type="float">
            <text:p>254286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99011" calcext:value-type="float">
            <text:p>99011</text:p>
          </table:table-cell>
          <table:table-cell office:value-type="float" office:value="231686" calcext:value-type="float">
            <text:p>23168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98060" calcext:value-type="float">
            <text:p>98060</text:p>
          </table:table-cell>
          <table:table-cell office:value-type="float" office:value="221125" calcext:value-type="float">
            <text:p>22112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96337" calcext:value-type="float">
            <text:p>96337</text:p>
          </table:table-cell>
          <table:table-cell office:value-type="float" office:value="227644" calcext:value-type="float">
            <text:p>22764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6">
            <text:p>75. Varanasi</text:p>
          </table:table-cell>
          <table:table-cell office:value-type="string" calcext:value-type="string">
            <text:p>1997 - 1998</text:p>
          </table:table-cell>
          <table:table-cell office:value-type="float" office:value="43189" calcext:value-type="float">
            <text:p>43189</text:p>
          </table:table-cell>
          <table:table-cell office:value-type="float" office:value="115352" calcext:value-type="float">
            <text:p>11535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8 - 1999</text:p>
          </table:table-cell>
          <table:table-cell office:value-type="float" office:value="49869" calcext:value-type="float">
            <text:p>49869</text:p>
          </table:table-cell>
          <table:table-cell office:value-type="float" office:value="121321" calcext:value-type="float">
            <text:p>12132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99 - 2000</text:p>
          </table:table-cell>
          <table:table-cell office:value-type="float" office:value="50073" calcext:value-type="float">
            <text:p>50073</text:p>
          </table:table-cell>
          <table:table-cell office:value-type="float" office:value="136151" calcext:value-type="float">
            <text:p>13615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0 - 2001</text:p>
          </table:table-cell>
          <table:table-cell office:value-type="float" office:value="50174" calcext:value-type="float">
            <text:p>50174</text:p>
          </table:table-cell>
          <table:table-cell office:value-type="float" office:value="120656" calcext:value-type="float">
            <text:p>12065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 - 2002</text:p>
          </table:table-cell>
          <table:table-cell office:value-type="float" office:value="50666" calcext:value-type="float">
            <text:p>50666</text:p>
          </table:table-cell>
          <table:table-cell office:value-type="float" office:value="126909" calcext:value-type="float">
            <text:p>1269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2 - 2003</text:p>
          </table:table-cell>
          <table:table-cell office:value-type="float" office:value="49582" calcext:value-type="float">
            <text:p>49582</text:p>
          </table:table-cell>
          <table:table-cell office:value-type="float" office:value="89166" calcext:value-type="float">
            <text:p>8916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3 - 2004</text:p>
          </table:table-cell>
          <table:table-cell office:value-type="float" office:value="50096" calcext:value-type="float">
            <text:p>50096</text:p>
          </table:table-cell>
          <table:table-cell office:value-type="float" office:value="133775" calcext:value-type="float">
            <text:p>13377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4 - 2005</text:p>
          </table:table-cell>
          <table:table-cell office:value-type="float" office:value="48948" calcext:value-type="float">
            <text:p>48948</text:p>
          </table:table-cell>
          <table:table-cell office:value-type="float" office:value="28319" calcext:value-type="float">
            <text:p>2831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5 - 2006</text:p>
          </table:table-cell>
          <table:table-cell office:value-type="float" office:value="47369" calcext:value-type="float">
            <text:p>47369</text:p>
          </table:table-cell>
          <table:table-cell office:value-type="float" office:value="72048" calcext:value-type="float">
            <text:p>72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6 - 2007</text:p>
          </table:table-cell>
          <table:table-cell office:value-type="float" office:value="60959" calcext:value-type="float">
            <text:p>60959</text:p>
          </table:table-cell>
          <table:table-cell office:value-type="float" office:value="95645" calcext:value-type="float">
            <text:p>9564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7 - 2008</text:p>
          </table:table-cell>
          <table:table-cell office:value-type="float" office:value="50910" calcext:value-type="float">
            <text:p>50910</text:p>
          </table:table-cell>
          <table:table-cell office:value-type="float" office:value="86343" calcext:value-type="float">
            <text:p>8634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8 - 2009</text:p>
          </table:table-cell>
          <table:table-cell office:value-type="float" office:value="51740" calcext:value-type="float">
            <text:p>51740</text:p>
          </table:table-cell>
          <table:table-cell office:value-type="float" office:value="111034" calcext:value-type="float">
            <text:p>11103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9 - 2010</text:p>
          </table:table-cell>
          <table:table-cell office:value-type="float" office:value="39295" calcext:value-type="float">
            <text:p>39295</text:p>
          </table:table-cell>
          <table:table-cell office:value-type="float" office:value="58274" calcext:value-type="float">
            <text:p>58274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0 - 2011</text:p>
          </table:table-cell>
          <table:table-cell office:value-type="float" office:value="42021" calcext:value-type="float">
            <text:p>42021</text:p>
          </table:table-cell>
          <table:table-cell office:value-type="float" office:value="84882" calcext:value-type="float">
            <text:p>8488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1 - 2012</text:p>
          </table:table-cell>
          <table:table-cell office:value-type="float" office:value="50950" calcext:value-type="float">
            <text:p>50950</text:p>
          </table:table-cell>
          <table:table-cell office:value-type="float" office:value="112854" calcext:value-type="float">
            <text:p>112854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2 - 2013</text:p>
          </table:table-cell>
          <table:table-cell office:value-type="float" office:value="42757" calcext:value-type="float">
            <text:p>42757</text:p>
          </table:table-cell>
          <table:table-cell office:value-type="float" office:value="103814" calcext:value-type="float">
            <text:p>103814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3 - 2014</text:p>
          </table:table-cell>
          <table:table-cell office:value-type="float" office:value="46938" calcext:value-type="float">
            <text:p>46938</text:p>
          </table:table-cell>
          <table:table-cell office:value-type="float" office:value="100964" calcext:value-type="float">
            <text:p>10096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4 - 2015</text:p>
          </table:table-cell>
          <table:table-cell office:value-type="float" office:value="43862" calcext:value-type="float">
            <text:p>43862</text:p>
          </table:table-cell>
          <table:table-cell office:value-type="float" office:value="101848" calcext:value-type="float">
            <text:p>101848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5 - 2016</text:p>
          </table:table-cell>
          <table:table-cell office:value-type="float" office:value="45770" calcext:value-type="float">
            <text:p>45770</text:p>
          </table:table-cell>
          <table:table-cell office:value-type="float" office:value="94240" calcext:value-type="float">
            <text:p>9424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6 - 2017</text:p>
          </table:table-cell>
          <table:table-cell office:value-type="float" office:value="50288" calcext:value-type="float">
            <text:p>50288</text:p>
          </table:table-cell>
          <table:table-cell office:value-type="float" office:value="123457" calcext:value-type="float">
            <text:p>12345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7 - 2018</text:p>
          </table:table-cell>
          <table:table-cell office:value-type="float" office:value="51719" calcext:value-type="float">
            <text:p>51719</text:p>
          </table:table-cell>
          <table:table-cell office:value-type="float" office:value="131832" calcext:value-type="float">
            <text:p>13183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8 - 2019</text:p>
          </table:table-cell>
          <table:table-cell office:value-type="float" office:value="48013" calcext:value-type="float">
            <text:p>48013</text:p>
          </table:table-cell>
          <table:table-cell office:value-type="float" office:value="121425" calcext:value-type="float">
            <text:p>12142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19 - 2020</text:p>
          </table:table-cell>
          <table:table-cell office:value-type="float" office:value="47540" calcext:value-type="float">
            <text:p>47540</text:p>
          </table:table-cell>
          <table:table-cell office:value-type="float" office:value="126266" calcext:value-type="float">
            <text:p>126266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0 - 2021</text:p>
          </table:table-cell>
          <table:table-cell office:value-type="float" office:value="50974" calcext:value-type="float">
            <text:p>50974</text:p>
          </table:table-cell>
          <table:table-cell office:value-type="float" office:value="134011" calcext:value-type="float">
            <text:p>13401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1 - 2022</text:p>
          </table:table-cell>
          <table:table-cell office:value-type="float" office:value="48057" calcext:value-type="float">
            <text:p>48057</text:p>
          </table:table-cell>
          <table:table-cell office:value-type="float" office:value="131724" calcext:value-type="float">
            <text:p>13172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22 - 2023</text:p>
          </table:table-cell>
          <table:table-cell office:value-type="float" office:value="48019" calcext:value-type="float">
            <text:p>48019</text:p>
          </table:table-cell>
          <table:table-cell office:value-type="float" office:value="135558" calcext:value-type="float">
            <text:p>135558</text:p>
          </table:table-cell>
          <table:table-cell office:value-type="float" office:value="2.82" calcext:value-type="float">
            <text:p>2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00:38:57.586276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0:28:32.251352882</meta:creation-date>
    <dc:date>2026-04-04T01:04:57.905109157</dc:date>
    <meta:editing-duration>PT19M23S</meta:editing-duration>
    <meta:editing-cycles>3</meta:editing-cycles>
    <meta:generator>LibreOffice/24.2.7.2$Linux_X86_64 LibreOffice_project/420$Build-2</meta:generator>
    <meta:document-statistic meta:table-count="1" meta:cell-count="7586" meta:object-count="0"/>
  </office:meta>
</office:document-meta>
</file>